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2.909cm"/>
    </style:style>
    <style:style style:name="co9" style:family="table-column">
      <style:table-column-properties fo:break-before="auto" style:column-width="2.184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2.10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0"/>
    <style:style style:name="ce2" style:family="table-cell" style:parent-style-name="Default">
      <style:text-properties style:font-name="Liberation Sans" style:font-name-asian="WenQuanYi Zen Hei" style:font-name-complex="Lohit Devanagari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ce1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>
            <text:p>Station ID.</text:p>
          </table:table-cell>
          <table:table-cell office:value-type="string">
            <text:p>Latitude</text:p>
          </table:table-cell>
          <table:table-cell office:value-type="string">
            <text:p>LatitudeMM</text:p>
          </table:table-cell>
          <table:table-cell office:value-type="string">
            <text:p>n/s</text:p>
          </table:table-cell>
          <table:table-cell office:value-type="string">
            <text:p>minutes</text:p>
          </table:table-cell>
          <table:table-cell office:value-type="string">
            <text:p>latDD</text:p>
          </table:table-cell>
          <table:table-cell office:value-type="string">
            <text:p>Longitude</text:p>
          </table:table-cell>
          <table:table-cell office:value-type="string">
            <text:p>LongitudeMM</text:p>
          </table:table-cell>
          <table:table-cell office:value-type="string">
            <text:p>w/e</text:p>
          </table:table-cell>
          <table:table-cell office:value-type="string">
            <text:p>minutes</text:p>
          </table:table-cell>
          <table:table-cell office:value-type="string">
            <text:p>lonDD</text:p>
          </table:table-cell>
          <table:table-cell office:value-type="string">
            <text:p><text:s/>Sea floor depth</text:p>
          </table:table-cell>
          <table:table-cell office:value-type="string">
            <text:p><text:s/>Start date</text:p>
          </table:table-cell>
          <table:table-cell office:value-type="string">
            <text:p><text:s/>Record length</text:p>
          </table:table-cell>
          <table:table-cell office:value-type="string">
            <text:p><text:s/>IAPSO no.</text:p>
          </table:table-cell>
        </table:table-row>
        <table:table-row table:style-name="ro4">
          <table:table-cell office:value-type="string">
            <text:p>RC1,M1,M2</text:p>
          </table:table-cell>
          <table:table-cell office:value-type="float" office:value="47">
            <text:p>47</text:p>
          </table:table-cell>
          <table:table-cell office:value-type="string">
            <text:p>40.1N</text:p>
          </table:table-cell>
          <table:table-cell table:formula="of:=IF(SEARCH(&quot;N&quot;;[.C2])&gt;0;1;-1)" office:value-type="float" office:value="1">
            <text:p>1</text:p>
          </table:table-cell>
          <table:table-cell table:formula="of:=REPLACE([.C2];5;1;&quot;&quot;)" office:value-type="string" office:string-value="40.1">
            <text:p>40.1</text:p>
          </table:table-cell>
          <table:table-cell table:formula="of:=([.B2]+([.E2]/60))*[.D2]" office:value-type="float" office:value="47.6683333333333">
            <text:p>47.6683</text:p>
          </table:table-cell>
          <table:table-cell office:value-type="float" office:value="7">
            <text:p>7</text:p>
          </table:table-cell>
          <table:table-cell office:value-type="string">
            <text:p>14.8W</text:p>
          </table:table-cell>
          <table:table-cell table:style-name="ce2" table:formula="of:=IF(SEARCH(&quot;W&quot;;[.H2])&gt;0;-1;1)" office:value-type="float" office:value="-1">
            <text:p>-1</text:p>
          </table:table-cell>
          <table:table-cell table:formula="of:=REPLACE([.H2];5;1;&quot;&quot;)" office:value-type="string" office:string-value="14.8">
            <text:p>14.8</text:p>
          </table:table-cell>
          <table:table-cell table:formula="of:=([.G2]+([.J2]/60))*[.I2]" office:value-type="float" office:value="-7.24666666666667">
            <text:p>-7.2467</text:p>
          </table:table-cell>
          <table:table-cell office:value-type="float" office:value="165">
            <text:p>165</text:p>
          </table:table-cell>
          <table:table-cell table:style-name="ce3" office:value-type="string">
            <text:p><text:s/>1969-10-03</text:p>
          </table:table-cell>
          <table:table-cell office:value-type="float" office:value="35">
            <text:p>35</text:p>
          </table:table-cell>
          <table:table-cell/>
        </table:table-row>
        <table:table-row table:style-name="ro4">
          <table:table-cell office:value-type="string">
            <text:p>R8(14)</text:p>
          </table:table-cell>
          <table:table-cell office:value-type="float" office:value="56">
            <text:p>56</text:p>
          </table:table-cell>
          <table:table-cell office:value-type="string">
            <text:p>00.4N</text:p>
          </table:table-cell>
          <table:table-cell table:formula="of:=IF(SEARCH(&quot;N&quot;;[.C3])&gt;0;1;-1)" office:value-type="float" office:value="1">
            <text:p>1</text:p>
          </table:table-cell>
          <table:table-cell table:formula="of:=REPLACE([.C3];5;1;&quot;&quot;)" office:value-type="string" office:string-value="00.4">
            <text:p>00.4</text:p>
          </table:table-cell>
          <table:table-cell table:formula="of:=([.B3]+([.E3]/60))*[.D3]" office:value-type="float" office:value="56.0066666666667">
            <text:p>56.0067</text:p>
          </table:table-cell>
          <table:table-cell office:value-type="float" office:value="8">
            <text:p>8</text:p>
          </table:table-cell>
          <table:table-cell office:value-type="string">
            <text:p>35.1W</text:p>
          </table:table-cell>
          <table:table-cell table:style-name="ce2" table:formula="of:=IF(SEARCH(&quot;W&quot;;[.H3])&gt;0;-1;1)" office:value-type="float" office:value="-1">
            <text:p>-1</text:p>
          </table:table-cell>
          <table:table-cell table:formula="of:=REPLACE([.H3];5;1;&quot;&quot;)" office:value-type="string" office:string-value="35.1">
            <text:p>35.1</text:p>
          </table:table-cell>
          <table:table-cell table:formula="of:=([.G3]+([.J3]/60))*[.I3]" office:value-type="float" office:value="-8.585">
            <text:p>-8.5850</text:p>
          </table:table-cell>
          <table:table-cell office:value-type="float" office:value="138">
            <text:p>138</text:p>
          </table:table-cell>
          <table:table-cell table:style-name="ce3" office:value-type="string">
            <text:p><text:s/>1970-07-19</text:p>
          </table:table-cell>
          <table:table-cell office:value-type="float" office:value="22">
            <text:p>22</text:p>
          </table:table-cell>
          <table:table-cell table:style-name="ce3" office:value-type="string">
            <text:p><text:s/>1.1.15</text:p>
          </table:table-cell>
        </table:table-row>
        <table:table-row table:style-name="ro4">
          <table:table-cell office:value-type="string">
            <text:p>R7(13)</text:p>
          </table:table-cell>
          <table:table-cell office:value-type="float" office:value="56">
            <text:p>56</text:p>
          </table:table-cell>
          <table:table-cell office:value-type="string">
            <text:p>55.2N</text:p>
          </table:table-cell>
          <table:table-cell table:formula="of:=IF(SEARCH(&quot;N&quot;;[.C4])&gt;0;1;-1)" office:value-type="float" office:value="1">
            <text:p>1</text:p>
          </table:table-cell>
          <table:table-cell table:formula="of:=REPLACE([.C4];5;1;&quot;&quot;)" office:value-type="string" office:string-value="55.2">
            <text:p>55.2</text:p>
          </table:table-cell>
          <table:table-cell table:formula="of:=([.B4]+([.E4]/60))*[.D4]" office:value-type="float" office:value="56.92">
            <text:p>56.9200</text:p>
          </table:table-cell>
          <table:table-cell office:value-type="float" office:value="8">
            <text:p>8</text:p>
          </table:table-cell>
          <table:table-cell office:value-type="string">
            <text:p>35.2W</text:p>
          </table:table-cell>
          <table:table-cell table:style-name="ce2" table:formula="of:=IF(SEARCH(&quot;W&quot;;[.H4])&gt;0;-1;1)" office:value-type="float" office:value="-1">
            <text:p>-1</text:p>
          </table:table-cell>
          <table:table-cell table:formula="of:=REPLACE([.H4];5;1;&quot;&quot;)" office:value-type="string" office:string-value="35.2">
            <text:p>35.2</text:p>
          </table:table-cell>
          <table:table-cell table:formula="of:=([.G4]+([.J4]/60))*[.I4]" office:value-type="float" office:value="-8.58666666666667">
            <text:p>-8.5867</text:p>
          </table:table-cell>
          <table:table-cell office:value-type="float" office:value="100">
            <text:p>100</text:p>
          </table:table-cell>
          <table:table-cell table:style-name="ce3" office:value-type="string">
            <text:p><text:s/>1970-07-21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1</text:p>
          </table:table-cell>
          <table:table-cell office:value-type="float" office:value="58">
            <text:p>58</text:p>
          </table:table-cell>
          <table:table-cell office:value-type="string">
            <text:p>02.0N</text:p>
          </table:table-cell>
          <table:table-cell table:formula="of:=IF(SEARCH(&quot;N&quot;;[.C5])&gt;0;1;-1)" office:value-type="float" office:value="1">
            <text:p>1</text:p>
          </table:table-cell>
          <table:table-cell table:formula="of:=REPLACE([.C5];5;1;&quot;&quot;)" office:value-type="string" office:string-value="02.0">
            <text:p>02.0</text:p>
          </table:table-cell>
          <table:table-cell table:formula="of:=([.B5]+([.E5]/60))*[.D5]" office:value-type="float" office:value="58.0333333333333">
            <text:p>58.0333</text:p>
          </table:table-cell>
          <table:table-cell office:value-type="float" office:value="8">
            <text:p>8</text:p>
          </table:table-cell>
          <table:table-cell office:value-type="string">
            <text:p>35.0W</text:p>
          </table:table-cell>
          <table:table-cell table:style-name="ce2" table:formula="of:=IF(SEARCH(&quot;W&quot;;[.H5])&gt;0;-1;1)" office:value-type="float" office:value="-1">
            <text:p>-1</text:p>
          </table:table-cell>
          <table:table-cell table:formula="of:=REPLACE([.H5];5;1;&quot;&quot;)" office:value-type="string" office:string-value="35.0">
            <text:p>35.0</text:p>
          </table:table-cell>
          <table:table-cell table:formula="of:=([.G5]+([.J5]/60))*[.I5]" office:value-type="float" office:value="-8.58333333333333">
            <text:p>-8.5833</text:p>
          </table:table-cell>
          <table:table-cell office:value-type="float" office:value="130">
            <text:p>130</text:p>
          </table:table-cell>
          <table:table-cell table:style-name="ce3" office:value-type="string">
            <text:p><text:s/>1971-03-01</text:p>
          </table:table-cell>
          <table:table-cell office:value-type="float" office:value="30">
            <text:p>30</text:p>
          </table:table-cell>
          <table:table-cell table:style-name="ce3" office:value-type="string">
            <text:p><text:s/>1.1.17</text:p>
          </table:table-cell>
        </table:table-row>
        <table:table-row table:style-name="ro4">
          <table:table-cell office:value-type="string">
            <text:p>R2</text:p>
          </table:table-cell>
          <table:table-cell office:value-type="float" office:value="58">
            <text:p>58</text:p>
          </table:table-cell>
          <table:table-cell office:value-type="string">
            <text:p>47.0N</text:p>
          </table:table-cell>
          <table:table-cell table:formula="of:=IF(SEARCH(&quot;N&quot;;[.C6])&gt;0;1;-1)" office:value-type="float" office:value="1">
            <text:p>1</text:p>
          </table:table-cell>
          <table:table-cell table:formula="of:=REPLACE([.C6];5;1;&quot;&quot;)" office:value-type="string" office:string-value="47.0">
            <text:p>47.0</text:p>
          </table:table-cell>
          <table:table-cell table:formula="of:=([.B6]+([.E6]/60))*[.D6]" office:value-type="float" office:value="58.7833333333333">
            <text:p>58.7833</text:p>
          </table:table-cell>
          <table:table-cell office:value-type="float" office:value="7">
            <text:p>7</text:p>
          </table:table-cell>
          <table:table-cell office:value-type="string">
            <text:p>30.0W</text:p>
          </table:table-cell>
          <table:table-cell table:style-name="ce2" table:formula="of:=IF(SEARCH(&quot;W&quot;;[.H6])&gt;0;-1;1)" office:value-type="float" office:value="-1">
            <text:p>-1</text:p>
          </table:table-cell>
          <table:table-cell table:formula="of:=REPLACE([.H6];5;1;&quot;&quot;)" office:value-type="string" office:string-value="30.0">
            <text:p>30.0</text:p>
          </table:table-cell>
          <table:table-cell table:formula="of:=([.G6]+([.J6]/60))*[.I6]" office:value-type="float" office:value="-7.5">
            <text:p>-7.5000</text:p>
          </table:table-cell>
          <table:table-cell office:value-type="float" office:value="110">
            <text:p>110</text:p>
          </table:table-cell>
          <table:table-cell table:style-name="ce3" office:value-type="string">
            <text:p><text:s/>1971-03-02</text:p>
          </table:table-cell>
          <table:table-cell office:value-type="float" office:value="22">
            <text:p>22</text:p>
          </table:table-cell>
          <table:table-cell table:style-name="ce3" office:value-type="string">
            <text:p><text:s/>1.1.18</text:p>
          </table:table-cell>
        </table:table-row>
        <table:table-row table:style-name="ro4">
          <table:table-cell office:value-type="string">
            <text:p>R2</text:p>
          </table:table-cell>
          <table:table-cell office:value-type="float" office:value="58">
            <text:p>58</text:p>
          </table:table-cell>
          <table:table-cell office:value-type="string">
            <text:p>47.0N</text:p>
          </table:table-cell>
          <table:table-cell table:formula="of:=IF(SEARCH(&quot;N&quot;;[.C7])&gt;0;1;-1)" office:value-type="float" office:value="1">
            <text:p>1</text:p>
          </table:table-cell>
          <table:table-cell table:formula="of:=REPLACE([.C7];5;1;&quot;&quot;)" office:value-type="string" office:string-value="47.0">
            <text:p>47.0</text:p>
          </table:table-cell>
          <table:table-cell table:formula="of:=([.B7]+([.E7]/60))*[.D7]" office:value-type="float" office:value="58.7833333333333">
            <text:p>58.7833</text:p>
          </table:table-cell>
          <table:table-cell office:value-type="float" office:value="7">
            <text:p>7</text:p>
          </table:table-cell>
          <table:table-cell office:value-type="string">
            <text:p>30.0W</text:p>
          </table:table-cell>
          <table:table-cell table:style-name="ce2" table:formula="of:=IF(SEARCH(&quot;W&quot;;[.H7])&gt;0;-1;1)" office:value-type="float" office:value="-1">
            <text:p>-1</text:p>
          </table:table-cell>
          <table:table-cell table:formula="of:=REPLACE([.H7];5;1;&quot;&quot;)" office:value-type="string" office:string-value="30.0">
            <text:p>30.0</text:p>
          </table:table-cell>
          <table:table-cell table:formula="of:=([.G7]+([.J7]/60))*[.I7]" office:value-type="float" office:value="-7.5">
            <text:p>-7.5000</text:p>
          </table:table-cell>
          <table:table-cell office:value-type="float" office:value="110">
            <text:p>110</text:p>
          </table:table-cell>
          <table:table-cell table:style-name="ce3" office:value-type="string">
            <text:p><text:s/>1971-08-12</text:p>
          </table:table-cell>
          <table:table-cell office:value-type="float" office:value="23">
            <text:p>23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3</text:p>
          </table:table-cell>
          <table:table-cell office:value-type="float" office:value="59">
            <text:p>59</text:p>
          </table:table-cell>
          <table:table-cell office:value-type="string">
            <text:p>20.0N</text:p>
          </table:table-cell>
          <table:table-cell table:formula="of:=IF(SEARCH(&quot;N&quot;;[.C8])&gt;0;1;-1)" office:value-type="float" office:value="1">
            <text:p>1</text:p>
          </table:table-cell>
          <table:table-cell table:formula="of:=REPLACE([.C8];5;1;&quot;&quot;)" office:value-type="string" office:string-value="20.0">
            <text:p>20.0</text:p>
          </table:table-cell>
          <table:table-cell table:formula="of:=([.B8]+([.E8]/60))*[.D8]" office:value-type="float" office:value="59.3333333333333">
            <text:p>59.3333</text:p>
          </table:table-cell>
          <table:table-cell office:value-type="float" office:value="6">
            <text:p>6</text:p>
          </table:table-cell>
          <table:table-cell office:value-type="string">
            <text:p>21.0W</text:p>
          </table:table-cell>
          <table:table-cell table:style-name="ce2" table:formula="of:=IF(SEARCH(&quot;W&quot;;[.H8])&gt;0;-1;1)" office:value-type="float" office:value="-1">
            <text:p>-1</text:p>
          </table:table-cell>
          <table:table-cell table:formula="of:=REPLACE([.H8];5;1;&quot;&quot;)" office:value-type="string" office:string-value="21.0">
            <text:p>21.0</text:p>
          </table:table-cell>
          <table:table-cell table:formula="of:=([.G8]+([.J8]/60))*[.I8]" office:value-type="float" office:value="-6.35">
            <text:p>-6.3500</text:p>
          </table:table-cell>
          <table:table-cell office:value-type="float" office:value="188">
            <text:p>188</text:p>
          </table:table-cell>
          <table:table-cell table:style-name="ce3" office:value-type="string">
            <text:p><text:s/>1971-08-13</text:p>
          </table:table-cell>
          <table:table-cell office:value-type="float" office:value="30">
            <text:p>30</text:p>
          </table:table-cell>
          <table:table-cell table:style-name="ce3" office:value-type="string">
            <text:p><text:s/>1.1.19</text:p>
          </table:table-cell>
        </table:table-row>
        <table:table-row table:style-name="ro4">
          <table:table-cell office:value-type="string">
            <text:p>R4</text:p>
          </table:table-cell>
          <table:table-cell office:value-type="float" office:value="59">
            <text:p>59</text:p>
          </table:table-cell>
          <table:table-cell office:value-type="string">
            <text:p>46.0N</text:p>
          </table:table-cell>
          <table:table-cell table:formula="of:=IF(SEARCH(&quot;N&quot;;[.C9])&gt;0;1;-1)" office:value-type="float" office:value="1">
            <text:p>1</text:p>
          </table:table-cell>
          <table:table-cell table:formula="of:=REPLACE([.C9];5;1;&quot;&quot;)" office:value-type="string" office:string-value="46.0">
            <text:p>46.0</text:p>
          </table:table-cell>
          <table:table-cell table:formula="of:=([.B9]+([.E9]/60))*[.D9]" office:value-type="float" office:value="59.7666666666667">
            <text:p>59.7667</text:p>
          </table:table-cell>
          <table:table-cell office:value-type="float" office:value="4">
            <text:p>4</text:p>
          </table:table-cell>
          <table:table-cell office:value-type="string">
            <text:p>39.0W</text:p>
          </table:table-cell>
          <table:table-cell table:style-name="ce2" table:formula="of:=IF(SEARCH(&quot;W&quot;;[.H9])&gt;0;-1;1)" office:value-type="float" office:value="-1">
            <text:p>-1</text:p>
          </table:table-cell>
          <table:table-cell table:formula="of:=REPLACE([.H9];5;1;&quot;&quot;)" office:value-type="string" office:string-value="39.0">
            <text:p>39.0</text:p>
          </table:table-cell>
          <table:table-cell table:formula="of:=([.G9]+([.J9]/60))*[.I9]" office:value-type="float" office:value="-4.65">
            <text:p>-4.6500</text:p>
          </table:table-cell>
          <table:table-cell office:value-type="float" office:value="104">
            <text:p>104</text:p>
          </table:table-cell>
          <table:table-cell table:style-name="ce3" office:value-type="string">
            <text:p><text:s/>1971-08-14</text:p>
          </table:table-cell>
          <table:table-cell office:value-type="float" office:value="10">
            <text:p>10</text:p>
          </table:table-cell>
          <table:table-cell table:style-name="ce3" office:value-type="string">
            <text:p><text:s/>1.1.20</text:p>
          </table:table-cell>
        </table:table-row>
        <table:table-row table:style-name="ro4">
          <table:table-cell office:value-type="string">
            <text:p>R5</text:p>
          </table:table-cell>
          <table:table-cell office:value-type="float" office:value="60">
            <text:p>60</text:p>
          </table:table-cell>
          <table:table-cell office:value-type="string">
            <text:p>00.0N</text:p>
          </table:table-cell>
          <table:table-cell table:formula="of:=IF(SEARCH(&quot;N&quot;;[.C10])&gt;0;1;-1)" office:value-type="float" office:value="1">
            <text:p>1</text:p>
          </table:table-cell>
          <table:table-cell table:formula="of:=REPLACE([.C10];5;1;&quot;&quot;)" office:value-type="string" office:string-value="00.0">
            <text:p>00.0</text:p>
          </table:table-cell>
          <table:table-cell table:formula="of:=([.B10]+([.E10]/60))*[.D10]" office:value-type="float" office:value="60">
            <text:p>60.0000</text:p>
          </table:table-cell>
          <table:table-cell office:value-type="float" office:value="2">
            <text:p>2</text:p>
          </table:table-cell>
          <table:table-cell office:value-type="string">
            <text:p>58.0W</text:p>
          </table:table-cell>
          <table:table-cell table:style-name="ce2" table:formula="of:=IF(SEARCH(&quot;W&quot;;[.H10])&gt;0;-1;1)" office:value-type="float" office:value="-1">
            <text:p>-1</text:p>
          </table:table-cell>
          <table:table-cell table:formula="of:=REPLACE([.H10];5;1;&quot;&quot;)" office:value-type="string" office:string-value="58.0">
            <text:p>58.0</text:p>
          </table:table-cell>
          <table:table-cell table:formula="of:=([.G10]+([.J10]/60))*[.I10]" office:value-type="float" office:value="-2.96666666666667">
            <text:p>-2.9667</text:p>
          </table:table-cell>
          <table:table-cell office:value-type="float" office:value="90">
            <text:p>90</text:p>
          </table:table-cell>
          <table:table-cell table:style-name="ce3" office:value-type="string">
            <text:p><text:s/>1971-08-14</text:p>
          </table:table-cell>
          <table:table-cell office:value-type="float" office:value="30">
            <text:p>30</text:p>
          </table:table-cell>
          <table:table-cell table:style-name="ce3" office:value-type="string">
            <text:p><text:s/>1.1.21</text:p>
          </table:table-cell>
        </table:table-row>
        <table:table-row table:style-name="ro4">
          <table:table-cell office:value-type="string">
            <text:p>RM2,MC</text:p>
          </table:table-cell>
          <table:table-cell office:value-type="float" office:value="36">
            <text:p>36</text:p>
          </table:table-cell>
          <table:table-cell office:value-type="string">
            <text:p>40.6N</text:p>
          </table:table-cell>
          <table:table-cell table:formula="of:=IF(SEARCH(&quot;N&quot;;[.C11])&gt;0;1;-1)" office:value-type="float" office:value="1">
            <text:p>1</text:p>
          </table:table-cell>
          <table:table-cell table:formula="of:=REPLACE([.C11];5;1;&quot;&quot;)" office:value-type="string" office:string-value="40.6">
            <text:p>40.6</text:p>
          </table:table-cell>
          <table:table-cell table:formula="of:=([.B11]+([.E11]/60))*[.D11]" office:value-type="float" office:value="36.6766666666667">
            <text:p>36.6767</text:p>
          </table:table-cell>
          <table:table-cell office:value-type="float" office:value="14">
            <text:p>14</text:p>
          </table:table-cell>
          <table:table-cell office:value-type="string">
            <text:p>14.7W</text:p>
          </table:table-cell>
          <table:table-cell table:style-name="ce2" table:formula="of:=IF(SEARCH(&quot;W&quot;;[.H11])&gt;0;-1;1)" office:value-type="float" office:value="-1">
            <text:p>-1</text:p>
          </table:table-cell>
          <table:table-cell table:formula="of:=REPLACE([.H11];5;1;&quot;&quot;)" office:value-type="string" office:string-value="14.7">
            <text:p>14.7</text:p>
          </table:table-cell>
          <table:table-cell table:formula="of:=([.G11]+([.J11]/60))*[.I11]" office:value-type="float" office:value="-14.245">
            <text:p>-14.2450</text:p>
          </table:table-cell>
          <table:table-cell office:value-type="float" office:value="212">
            <text:p>212</text:p>
          </table:table-cell>
          <table:table-cell table:style-name="ce3" office:value-type="string">
            <text:p><text:s/>1972-07-16</text:p>
          </table:table-cell>
          <table:table-cell office:value-type="float" office:value="32">
            <text:p>32</text:p>
          </table:table-cell>
          <table:table-cell table:style-name="ce3" office:value-type="string">
            <text:p><text:s/>1.1.42</text:p>
          </table:table-cell>
        </table:table-row>
        <table:table-row table:style-name="ro4">
          <table:table-cell office:value-type="string">
            <text:p>RGE</text:p>
          </table:table-cell>
          <table:table-cell office:value-type="float" office:value="53">
            <text:p>53</text:p>
          </table:table-cell>
          <table:table-cell office:value-type="string">
            <text:p>26.5N</text:p>
          </table:table-cell>
          <table:table-cell table:formula="of:=IF(SEARCH(&quot;N&quot;;[.C12])&gt;0;1;-1)" office:value-type="float" office:value="1">
            <text:p>1</text:p>
          </table:table-cell>
          <table:table-cell table:formula="of:=REPLACE([.C12];5;1;&quot;&quot;)" office:value-type="string" office:string-value="26.5">
            <text:p>26.5</text:p>
          </table:table-cell>
          <table:table-cell table:formula="of:=([.B12]+([.E12]/60))*[.D12]" office:value-type="float" office:value="53.4416666666667">
            <text:p>53.4417</text:p>
          </table:table-cell>
          <table:table-cell office:value-type="float" office:value="5">
            <text:p>5</text:p>
          </table:table-cell>
          <table:table-cell office:value-type="string">
            <text:p>22.0W</text:p>
          </table:table-cell>
          <table:table-cell table:style-name="ce2" table:formula="of:=IF(SEARCH(&quot;W&quot;;[.H12])&gt;0;-1;1)" office:value-type="float" office:value="-1">
            <text:p>-1</text:p>
          </table:table-cell>
          <table:table-cell table:formula="of:=REPLACE([.H12];5;1;&quot;&quot;)" office:value-type="string" office:string-value="22.0">
            <text:p>22.0</text:p>
          </table:table-cell>
          <table:table-cell table:formula="of:=([.G12]+([.J12]/60))*[.I12]" office:value-type="float" office:value="-5.36666666666667">
            <text:p>-5.3667</text:p>
          </table:table-cell>
          <table:table-cell office:value-type="float" office:value="85">
            <text:p>85</text:p>
          </table:table-cell>
          <table:table-cell table:style-name="ce3" office:value-type="string">
            <text:p><text:s/>1972-09-07</text:p>
          </table:table-cell>
          <table:table-cell office:value-type="float" office:value="32">
            <text:p>32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LCB1</text:p>
          </table:table-cell>
          <table:table-cell office:value-type="float" office:value="47">
            <text:p>47</text:p>
          </table:table-cell>
          <table:table-cell office:value-type="string">
            <text:p>45.0N</text:p>
          </table:table-cell>
          <table:table-cell table:formula="of:=IF(SEARCH(&quot;N&quot;;[.C13])&gt;0;1;-1)" office:value-type="float" office:value="1">
            <text:p>1</text:p>
          </table:table-cell>
          <table:table-cell table:formula="of:=REPLACE([.C13];5;1;&quot;&quot;)" office:value-type="string" office:string-value="45.0">
            <text:p>45.0</text:p>
          </table:table-cell>
          <table:table-cell table:formula="of:=([.B13]+([.E13]/60))*[.D13]" office:value-type="float" office:value="47.75">
            <text:p>47.7500</text:p>
          </table:table-cell>
          <table:table-cell office:value-type="float" office:value="7">
            <text:p>7</text:p>
          </table:table-cell>
          <table:table-cell office:value-type="string">
            <text:p>12.0W</text:p>
          </table:table-cell>
          <table:table-cell table:style-name="ce2" table:formula="of:=IF(SEARCH(&quot;W&quot;;[.H13])&gt;0;-1;1)" office:value-type="float" office:value="-1">
            <text:p>-1</text:p>
          </table:table-cell>
          <table:table-cell table:formula="of:=REPLACE([.H13];5;1;&quot;&quot;)" office:value-type="string" office:string-value="12.0">
            <text:p>12.0</text:p>
          </table:table-cell>
          <table:table-cell table:formula="of:=([.G13]+([.J13]/60))*[.I13]" office:value-type="float" office:value="-7.2">
            <text:p>-7.2000</text:p>
          </table:table-cell>
          <table:table-cell office:value-type="float" office:value="174">
            <text:p>174</text:p>
          </table:table-cell>
          <table:table-cell table:style-name="ce3" office:value-type="string">
            <text:p><text:s/>1973-06-01</text:p>
          </table:table-cell>
          <table:table-cell office:value-type="float" office:value="33">
            <text:p>33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C</text:p>
          </table:table-cell>
          <table:table-cell office:value-type="float" office:value="51">
            <text:p>51</text:p>
          </table:table-cell>
          <table:table-cell office:value-type="string">
            <text:p>02.9N</text:p>
          </table:table-cell>
          <table:table-cell table:formula="of:=IF(SEARCH(&quot;N&quot;;[.C14])&gt;0;1;-1)" office:value-type="float" office:value="1">
            <text:p>1</text:p>
          </table:table-cell>
          <table:table-cell table:formula="of:=REPLACE([.C14];5;1;&quot;&quot;)" office:value-type="string" office:string-value="02.9">
            <text:p>02.9</text:p>
          </table:table-cell>
          <table:table-cell table:formula="of:=([.B14]+([.E14]/60))*[.D14]" office:value-type="float" office:value="51.0483333333333">
            <text:p>51.0483</text:p>
          </table:table-cell>
          <table:table-cell office:value-type="float" office:value="6">
            <text:p>6</text:p>
          </table:table-cell>
          <table:table-cell office:value-type="string">
            <text:p>56.6W</text:p>
          </table:table-cell>
          <table:table-cell table:style-name="ce2" table:formula="of:=IF(SEARCH(&quot;W&quot;;[.H14])&gt;0;-1;1)" office:value-type="float" office:value="-1">
            <text:p>-1</text:p>
          </table:table-cell>
          <table:table-cell table:formula="of:=REPLACE([.H14];5;1;&quot;&quot;)" office:value-type="string" office:string-value="56.6">
            <text:p>56.6</text:p>
          </table:table-cell>
          <table:table-cell table:formula="of:=([.G14]+([.J14]/60))*[.I14]" office:value-type="float" office:value="-6.94333333333333">
            <text:p>-6.9433</text:p>
          </table:table-cell>
          <table:table-cell office:value-type="float" office:value="95">
            <text:p>95</text:p>
          </table:table-cell>
          <table:table-cell table:style-name="ce3" office:value-type="string">
            <text:p><text:s/>1973-06-03</text:p>
          </table:table-cell>
          <table:table-cell office:value-type="float" office:value="33">
            <text:p>33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LB</text:p>
          </table:table-cell>
          <table:table-cell office:value-type="float" office:value="53">
            <text:p>53</text:p>
          </table:table-cell>
          <table:table-cell office:value-type="string">
            <text:p>30.0N</text:p>
          </table:table-cell>
          <table:table-cell table:formula="of:=IF(SEARCH(&quot;N&quot;;[.C15])&gt;0;1;-1)" office:value-type="float" office:value="1">
            <text:p>1</text:p>
          </table:table-cell>
          <table:table-cell table:formula="of:=REPLACE([.C15];5;1;&quot;&quot;)" office:value-type="string" office:string-value="30.0">
            <text:p>30.0</text:p>
          </table:table-cell>
          <table:table-cell table:formula="of:=([.B15]+([.E15]/60))*[.D15]" office:value-type="float" office:value="53.5">
            <text:p>53.5000</text:p>
          </table:table-cell>
          <table:table-cell office:value-type="float" office:value="3">
            <text:p>3</text:p>
          </table:table-cell>
          <table:table-cell office:value-type="string">
            <text:p>13.0W</text:p>
          </table:table-cell>
          <table:table-cell table:style-name="ce2" table:formula="of:=IF(SEARCH(&quot;W&quot;;[.H15])&gt;0;-1;1)" office:value-type="float" office:value="-1">
            <text:p>-1</text:p>
          </table:table-cell>
          <table:table-cell table:formula="of:=REPLACE([.H15];5;1;&quot;&quot;)" office:value-type="string" office:string-value="13.0">
            <text:p>13.0</text:p>
          </table:table-cell>
          <table:table-cell table:formula="of:=([.G15]+([.J15]/60))*[.I15]" office:value-type="float" office:value="-3.21666666666667">
            <text:p>-3.2167</text:p>
          </table:table-cell>
          <table:table-cell office:value-type="float" office:value="10">
            <text:p>10</text:p>
          </table:table-cell>
          <table:table-cell table:style-name="ce3" office:value-type="string">
            <text:p><text:s/>1973-06-04</text:p>
          </table:table-cell>
          <table:table-cell office:value-type="float" office:value="43">
            <text:p>43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PJONSDAP,RWI</text:p>
          </table:table-cell>
          <table:table-cell office:value-type="float" office:value="52">
            <text:p>52</text:p>
          </table:table-cell>
          <table:table-cell office:value-type="string">
            <text:p>28.0N</text:p>
          </table:table-cell>
          <table:table-cell table:formula="of:=IF(SEARCH(&quot;N&quot;;[.C16])&gt;0;1;-1)" office:value-type="float" office:value="1">
            <text:p>1</text:p>
          </table:table-cell>
          <table:table-cell table:formula="of:=REPLACE([.C16];5;1;&quot;&quot;)" office:value-type="string" office:string-value="28.0">
            <text:p>28.0</text:p>
          </table:table-cell>
          <table:table-cell table:formula="of:=([.B16]+([.E16]/60))*[.D16]" office:value-type="float" office:value="52.4666666666667">
            <text:p>52.4667</text:p>
          </table:table-cell>
          <table:table-cell office:value-type="float" office:value="2">
            <text:p>2</text:p>
          </table:table-cell>
          <table:table-cell office:value-type="string">
            <text:p>13.0E</text:p>
          </table:table-cell>
          <table:table-cell table:style-name="ce2" office:value-type="float" office:value="1">
            <text:p>1</text:p>
          </table:table-cell>
          <table:table-cell table:formula="of:=REPLACE([.H16];5;1;&quot;&quot;)" office:value-type="string" office:string-value="13.0">
            <text:p>13.0</text:p>
          </table:table-cell>
          <table:table-cell table:formula="of:=([.G16]+([.J16]/60))*[.I16]" office:value-type="float" office:value="2.21666666666667">
            <text:p>2.2167</text:p>
          </table:table-cell>
          <table:table-cell office:value-type="float" office:value="39">
            <text:p>39</text:p>
          </table:table-cell>
          <table:table-cell table:style-name="ce3" office:value-type="string">
            <text:p><text:s/>1973-09-06</text:p>
          </table:table-cell>
          <table:table-cell office:value-type="float" office:value="42">
            <text:p>42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PJONSDAP,RWE</text:p>
          </table:table-cell>
          <table:table-cell office:value-type="float" office:value="52">
            <text:p>52</text:p>
          </table:table-cell>
          <table:table-cell office:value-type="string">
            <text:p>27.1N</text:p>
          </table:table-cell>
          <table:table-cell table:formula="of:=IF(SEARCH(&quot;N&quot;;[.C17])&gt;0;1;-1)" office:value-type="float" office:value="1">
            <text:p>1</text:p>
          </table:table-cell>
          <table:table-cell table:formula="of:=REPLACE([.C17];5;1;&quot;&quot;)" office:value-type="string" office:string-value="27.1">
            <text:p>27.1</text:p>
          </table:table-cell>
          <table:table-cell table:formula="of:=([.B17]+([.E17]/60))*[.D17]" office:value-type="float" office:value="52.4516666666667">
            <text:p>52.4517</text:p>
          </table:table-cell>
          <table:table-cell office:value-type="float" office:value="3">
            <text:p>3</text:p>
          </table:table-cell>
          <table:table-cell office:value-type="string">
            <text:p>14.5E</text:p>
          </table:table-cell>
          <table:table-cell table:style-name="ce2" office:value-type="float" office:value="1">
            <text:p>1</text:p>
          </table:table-cell>
          <table:table-cell table:formula="of:=REPLACE([.H17];5;1;&quot;&quot;)" office:value-type="string" office:string-value="14.5">
            <text:p>14.5</text:p>
          </table:table-cell>
          <table:table-cell table:formula="of:=([.G17]+([.J17]/60))*[.I17]" office:value-type="float" office:value="3.24166666666667">
            <text:p>3.2417</text:p>
          </table:table-cell>
          <table:table-cell office:value-type="float" office:value="35">
            <text:p>35</text:p>
          </table:table-cell>
          <table:table-cell table:style-name="ce3" office:value-type="string">
            <text:p><text:s/>1973-09-08</text:p>
          </table:table-cell>
          <table:table-cell office:value-type="float" office:value="43">
            <text:p>43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PJONSDAP,RZO</text:p>
          </table:table-cell>
          <table:table-cell office:value-type="float" office:value="54">
            <text:p>54</text:p>
          </table:table-cell>
          <table:table-cell office:value-type="string">
            <text:p>19.5N</text:p>
          </table:table-cell>
          <table:table-cell table:formula="of:=IF(SEARCH(&quot;N&quot;;[.C18])&gt;0;1;-1)" office:value-type="float" office:value="1">
            <text:p>1</text:p>
          </table:table-cell>
          <table:table-cell table:formula="of:=REPLACE([.C18];5;1;&quot;&quot;)" office:value-type="string" office:string-value="19.5">
            <text:p>19.5</text:p>
          </table:table-cell>
          <table:table-cell table:formula="of:=([.B18]+([.E18]/60))*[.D18]" office:value-type="float" office:value="54.325">
            <text:p>54.3250</text:p>
          </table:table-cell>
          <table:table-cell office:value-type="float" office:value="1">
            <text:p>1</text:p>
          </table:table-cell>
          <table:table-cell office:value-type="string">
            <text:p>14.5E</text:p>
          </table:table-cell>
          <table:table-cell table:style-name="ce2" office:value-type="float" office:value="1">
            <text:p>1</text:p>
          </table:table-cell>
          <table:table-cell table:formula="of:=REPLACE([.H18];5;1;&quot;&quot;)" office:value-type="string" office:string-value="14.5">
            <text:p>14.5</text:p>
          </table:table-cell>
          <table:table-cell table:formula="of:=([.G18]+([.J18]/60))*[.I18]" office:value-type="float" office:value="1.24166666666667">
            <text:p>1.2417</text:p>
          </table:table-cell>
          <table:table-cell office:value-type="float" office:value="23">
            <text:p>23</text:p>
          </table:table-cell>
          <table:table-cell table:style-name="ce3" office:value-type="string">
            <text:p><text:s/>1973-09-08</text:p>
          </table:table-cell>
          <table:table-cell office:value-type="float" office:value="41">
            <text:p>41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D1,M1,M2</text:p>
          </table:table-cell>
          <table:table-cell office:value-type="float" office:value="47">
            <text:p>47</text:p>
          </table:table-cell>
          <table:table-cell office:value-type="string">
            <text:p>26.6N</text:p>
          </table:table-cell>
          <table:table-cell table:formula="of:=IF(SEARCH(&quot;N&quot;;[.C19])&gt;0;1;-1)" office:value-type="float" office:value="1">
            <text:p>1</text:p>
          </table:table-cell>
          <table:table-cell table:formula="of:=REPLACE([.C19];5;1;&quot;&quot;)" office:value-type="string" office:string-value="26.6">
            <text:p>26.6</text:p>
          </table:table-cell>
          <table:table-cell table:formula="of:=([.B19]+([.E19]/60))*[.D19]" office:value-type="float" office:value="47.4433333333333">
            <text:p>47.4433</text:p>
          </table:table-cell>
          <table:table-cell office:value-type="float" office:value="8">
            <text:p>8</text:p>
          </table:table-cell>
          <table:table-cell office:value-type="string">
            <text:p>26.0W</text:p>
          </table:table-cell>
          <table:table-cell table:style-name="ce2" table:formula="of:=IF(SEARCH(&quot;W&quot;;[.H19])&gt;0;-1;1)" office:value-type="float" office:value="-1">
            <text:p>-1</text:p>
          </table:table-cell>
          <table:table-cell table:formula="of:=REPLACE([.H19];5;1;&quot;&quot;)" office:value-type="string" office:string-value="26.0">
            <text:p>26.0</text:p>
          </table:table-cell>
          <table:table-cell table:formula="of:=([.G19]+([.J19]/60))*[.I19]" office:value-type="float" office:value="-8.43333333333333">
            <text:p>-8.4333</text:p>
          </table:table-cell>
          <table:table-cell office:value-type="float" office:value="2158">
            <text:p>2158</text:p>
          </table:table-cell>
          <table:table-cell table:style-name="ce3" office:value-type="string">
            <text:p><text:s/>1974-02-14</text:p>
          </table:table-cell>
          <table:table-cell office:value-type="float" office:value="39">
            <text:p>39</text:p>
          </table:table-cell>
          <table:table-cell table:style-name="ce3" office:value-type="string">
            <text:p><text:s/>1.1.7</text:p>
          </table:table-cell>
        </table:table-row>
        <table:table-row table:style-name="ro4">
          <table:table-cell office:value-type="string">
            <text:p>RE</text:p>
          </table:table-cell>
          <table:table-cell office:value-type="float" office:value="59">
            <text:p>59</text:p>
          </table:table-cell>
          <table:table-cell office:value-type="string">
            <text:p>17.8N</text:p>
          </table:table-cell>
          <table:table-cell table:formula="of:=IF(SEARCH(&quot;N&quot;;[.C20])&gt;0;1;-1)" office:value-type="float" office:value="1">
            <text:p>1</text:p>
          </table:table-cell>
          <table:table-cell table:formula="of:=REPLACE([.C20];5;1;&quot;&quot;)" office:value-type="string" office:string-value="17.8">
            <text:p>17.8</text:p>
          </table:table-cell>
          <table:table-cell table:formula="of:=([.B20]+([.E20]/60))*[.D20]" office:value-type="float" office:value="59.2966666666667">
            <text:p>59.2967</text:p>
          </table:table-cell>
          <table:table-cell office:value-type="float" office:value="0">
            <text:p>0</text:p>
          </table:table-cell>
          <table:table-cell office:value-type="string">
            <text:p>03.0W</text:p>
          </table:table-cell>
          <table:table-cell table:style-name="ce2" table:formula="of:=IF(SEARCH(&quot;W&quot;;[.H20])&gt;0;-1;1)" office:value-type="float" office:value="-1">
            <text:p>-1</text:p>
          </table:table-cell>
          <table:table-cell table:formula="of:=REPLACE([.H20];5;1;&quot;&quot;)" office:value-type="string" office:string-value="03.0">
            <text:p>03.0</text:p>
          </table:table-cell>
          <table:table-cell table:formula="of:=([.G20]+([.J20]/60))*[.I20]" office:value-type="float" office:value="-0.05">
            <text:p>-0.0500</text:p>
          </table:table-cell>
          <table:table-cell office:value-type="float" office:value="145">
            <text:p>145</text:p>
          </table:table-cell>
          <table:table-cell table:style-name="ce3" office:value-type="string">
            <text:p><text:s/>1974-11-01</text:p>
          </table:table-cell>
          <table:table-cell office:value-type="float" office:value="42">
            <text:p>42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NSH,M2</text:p>
          </table:table-cell>
          <table:table-cell office:value-type="float" office:value="59">
            <text:p>59</text:p>
          </table:table-cell>
          <table:table-cell office:value-type="string">
            <text:p>46.9N</text:p>
          </table:table-cell>
          <table:table-cell table:formula="of:=IF(SEARCH(&quot;N&quot;;[.C21])&gt;0;1;-1)" office:value-type="float" office:value="1">
            <text:p>1</text:p>
          </table:table-cell>
          <table:table-cell table:formula="of:=REPLACE([.C21];5;1;&quot;&quot;)" office:value-type="string" office:string-value="46.9">
            <text:p>46.9</text:p>
          </table:table-cell>
          <table:table-cell table:formula="of:=([.B21]+([.E21]/60))*[.D21]" office:value-type="float" office:value="59.7816666666667">
            <text:p>59.7817</text:p>
          </table:table-cell>
          <table:table-cell office:value-type="float" office:value="0">
            <text:p>0</text:p>
          </table:table-cell>
          <table:table-cell office:value-type="string">
            <text:p>00.5W</text:p>
          </table:table-cell>
          <table:table-cell table:style-name="ce2" table:formula="of:=IF(SEARCH(&quot;W&quot;;[.H21])&gt;0;-1;1)" office:value-type="float" office:value="-1">
            <text:p>-1</text:p>
          </table:table-cell>
          <table:table-cell table:formula="of:=REPLACE([.H21];5;1;&quot;&quot;)" office:value-type="string" office:string-value="00.5">
            <text:p>00.5</text:p>
          </table:table-cell>
          <table:table-cell table:formula="of:=([.G21]+([.J21]/60))*[.I21]" office:value-type="float" office:value="-0.00833333333333333">
            <text:p>-0.0083</text:p>
          </table:table-cell>
          <table:table-cell office:value-type="float" office:value="137">
            <text:p>137</text:p>
          </table:table-cell>
          <table:table-cell table:style-name="ce3" office:value-type="string">
            <text:p><text:s/>1974-11-01</text:p>
          </table:table-cell>
          <table:table-cell office:value-type="float" office:value="17">
            <text:p>1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H</text:p>
          </table:table-cell>
          <table:table-cell office:value-type="float" office:value="59">
            <text:p>59</text:p>
          </table:table-cell>
          <table:table-cell office:value-type="string">
            <text:p>46.9N</text:p>
          </table:table-cell>
          <table:table-cell table:formula="of:=IF(SEARCH(&quot;N&quot;;[.C22])&gt;0;1;-1)" office:value-type="float" office:value="1">
            <text:p>1</text:p>
          </table:table-cell>
          <table:table-cell table:formula="of:=REPLACE([.C22];5;1;&quot;&quot;)" office:value-type="string" office:string-value="46.9">
            <text:p>46.9</text:p>
          </table:table-cell>
          <table:table-cell table:formula="of:=([.B22]+([.E22]/60))*[.D22]" office:value-type="float" office:value="59.7816666666667">
            <text:p>59.7817</text:p>
          </table:table-cell>
          <table:table-cell office:value-type="float" office:value="0">
            <text:p>0</text:p>
          </table:table-cell>
          <table:table-cell office:value-type="string">
            <text:p>05.0W</text:p>
          </table:table-cell>
          <table:table-cell table:style-name="ce2" table:formula="of:=IF(SEARCH(&quot;W&quot;;[.H22])&gt;0;-1;1)" office:value-type="float" office:value="-1">
            <text:p>-1</text:p>
          </table:table-cell>
          <table:table-cell table:formula="of:=REPLACE([.H22];5;1;&quot;&quot;)" office:value-type="string" office:string-value="05.0">
            <text:p>05.0</text:p>
          </table:table-cell>
          <table:table-cell table:formula="of:=([.G22]+([.J22]/60))*[.I22]" office:value-type="float" office:value="-0.0833333333333333">
            <text:p>-0.0833</text:p>
          </table:table-cell>
          <table:table-cell office:value-type="float" office:value="137">
            <text:p>137</text:p>
          </table:table-cell>
          <table:table-cell table:style-name="ce3" office:value-type="string">
            <text:p><text:s/>1974-11-02</text:p>
          </table:table-cell>
          <table:table-cell office:value-type="float" office:value="17">
            <text:p>1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C2,M10,M11</text:p>
          </table:table-cell>
          <table:table-cell office:value-type="float" office:value="48">
            <text:p>48</text:p>
          </table:table-cell>
          <table:table-cell office:value-type="string">
            <text:p>09.9N</text:p>
          </table:table-cell>
          <table:table-cell table:formula="of:=IF(SEARCH(&quot;N&quot;;[.C23])&gt;0;1;-1)" office:value-type="float" office:value="1">
            <text:p>1</text:p>
          </table:table-cell>
          <table:table-cell table:formula="of:=REPLACE([.C23];5;1;&quot;&quot;)" office:value-type="string" office:string-value="09.9">
            <text:p>09.9</text:p>
          </table:table-cell>
          <table:table-cell table:formula="of:=([.B23]+([.E23]/60))*[.D23]" office:value-type="float" office:value="48.165">
            <text:p>48.1650</text:p>
          </table:table-cell>
          <table:table-cell office:value-type="float" office:value="8">
            <text:p>8</text:p>
          </table:table-cell>
          <table:table-cell office:value-type="string">
            <text:p>20.1W</text:p>
          </table:table-cell>
          <table:table-cell table:style-name="ce2" table:formula="of:=IF(SEARCH(&quot;W&quot;;[.H23])&gt;0;-1;1)" office:value-type="float" office:value="-1">
            <text:p>-1</text:p>
          </table:table-cell>
          <table:table-cell table:formula="of:=REPLACE([.H23];5;1;&quot;&quot;)" office:value-type="string" office:string-value="20.1">
            <text:p>20.1</text:p>
          </table:table-cell>
          <table:table-cell table:formula="of:=([.G23]+([.J23]/60))*[.I23]" office:value-type="float" office:value="-8.335">
            <text:p>-8.3350</text:p>
          </table:table-cell>
          <table:table-cell office:value-type="float" office:value="267">
            <text:p>267</text:p>
          </table:table-cell>
          <table:table-cell table:style-name="ce3" office:value-type="string">
            <text:p><text:s/>1974-11-03</text:p>
          </table:table-cell>
          <table:table-cell office:value-type="float" office:value="18">
            <text:p>18</text:p>
          </table:table-cell>
          <table:table-cell table:style-name="ce3" office:value-type="string">
            <text:p><text:s/>1.1.10</text:p>
          </table:table-cell>
        </table:table-row>
        <table:table-row table:style-name="ro4">
          <table:table-cell office:value-type="string">
            <text:p>RM1,M2</text:p>
          </table:table-cell>
          <table:table-cell office:value-type="float" office:value="36">
            <text:p>36</text:p>
          </table:table-cell>
          <table:table-cell office:value-type="string">
            <text:p>40.8N</text:p>
          </table:table-cell>
          <table:table-cell table:formula="of:=IF(SEARCH(&quot;N&quot;;[.C24])&gt;0;1;-1)" office:value-type="float" office:value="1">
            <text:p>1</text:p>
          </table:table-cell>
          <table:table-cell table:formula="of:=REPLACE([.C24];5;1;&quot;&quot;)" office:value-type="string" office:string-value="40.8">
            <text:p>40.8</text:p>
          </table:table-cell>
          <table:table-cell table:formula="of:=([.B24]+([.E24]/60))*[.D24]" office:value-type="float" office:value="36.68">
            <text:p>36.6800</text:p>
          </table:table-cell>
          <table:table-cell office:value-type="float" office:value="11">
            <text:p>11</text:p>
          </table:table-cell>
          <table:table-cell office:value-type="string">
            <text:p>12.5W</text:p>
          </table:table-cell>
          <table:table-cell table:style-name="ce2" table:formula="of:=IF(SEARCH(&quot;W&quot;;[.H24])&gt;0;-1;1)" office:value-type="float" office:value="-1">
            <text:p>-1</text:p>
          </table:table-cell>
          <table:table-cell table:formula="of:=REPLACE([.H24];5;1;&quot;&quot;)" office:value-type="string" office:string-value="12.5">
            <text:p>12.5</text:p>
          </table:table-cell>
          <table:table-cell table:formula="of:=([.G24]+([.J24]/60))*[.I24]" office:value-type="float" office:value="-11.2083333333333">
            <text:p>-11.2083</text:p>
          </table:table-cell>
          <table:table-cell office:value-type="float" office:value="145">
            <text:p>145</text:p>
          </table:table-cell>
          <table:table-cell table:style-name="ce3" office:value-type="string">
            <text:p><text:s/>1974-11-07</text:p>
          </table:table-cell>
          <table:table-cell office:value-type="float" office:value="25">
            <text:p>25</text:p>
          </table:table-cell>
          <table:table-cell table:style-name="ce3" office:value-type="string">
            <text:p><text:s/>1.1.43</text:p>
          </table:table-cell>
        </table:table-row>
        <table:table-row table:style-name="ro4">
          <table:table-cell office:value-type="string">
            <text:p>RD3,M1,M2</text:p>
          </table:table-cell>
          <table:table-cell office:value-type="float" office:value="37">
            <text:p>37</text:p>
          </table:table-cell>
          <table:table-cell office:value-type="string">
            <text:p>09.3N</text:p>
          </table:table-cell>
          <table:table-cell table:formula="of:=IF(SEARCH(&quot;N&quot;;[.C25])&gt;0;1;-1)" office:value-type="float" office:value="1">
            <text:p>1</text:p>
          </table:table-cell>
          <table:table-cell table:formula="of:=REPLACE([.C25];5;1;&quot;&quot;)" office:value-type="string" office:string-value="09.3">
            <text:p>09.3</text:p>
          </table:table-cell>
          <table:table-cell table:formula="of:=([.B25]+([.E25]/60))*[.D25]" office:value-type="float" office:value="37.155">
            <text:p>37.1550</text:p>
          </table:table-cell>
          <table:table-cell office:value-type="float" office:value="20">
            <text:p>20</text:p>
          </table:table-cell>
          <table:table-cell office:value-type="string">
            <text:p>04.3W</text:p>
          </table:table-cell>
          <table:table-cell table:style-name="ce2" table:formula="of:=IF(SEARCH(&quot;W&quot;;[.H25])&gt;0;-1;1)" office:value-type="float" office:value="-1">
            <text:p>-1</text:p>
          </table:table-cell>
          <table:table-cell table:formula="of:=REPLACE([.H25];5;1;&quot;&quot;)" office:value-type="string" office:string-value="04.3">
            <text:p>04.3</text:p>
          </table:table-cell>
          <table:table-cell table:formula="of:=([.G25]+([.J25]/60))*[.I25]" office:value-type="float" office:value="-20.0716666666667">
            <text:p>-20.0717</text:p>
          </table:table-cell>
          <table:table-cell office:value-type="float" office:value="2865">
            <text:p>2865</text:p>
          </table:table-cell>
          <table:table-cell table:style-name="ce3" office:value-type="string">
            <text:p><text:s/>1974-11-10</text:p>
          </table:table-cell>
          <table:table-cell office:value-type="float" office:value="19">
            <text:p>19</text:p>
          </table:table-cell>
          <table:table-cell table:style-name="ce3" office:value-type="string">
            <text:p><text:s/>1.1.41</text:p>
          </table:table-cell>
        </table:table-row>
        <table:table-row table:style-name="ro4">
          <table:table-cell office:value-type="string">
            <text:p>RD4,M1,M2</text:p>
          </table:table-cell>
          <table:table-cell office:value-type="float" office:value="36">
            <text:p>36</text:p>
          </table:table-cell>
          <table:table-cell office:value-type="string">
            <text:p>55.3N</text:p>
          </table:table-cell>
          <table:table-cell table:formula="of:=IF(SEARCH(&quot;N&quot;;[.C26])&gt;0;1;-1)" office:value-type="float" office:value="1">
            <text:p>1</text:p>
          </table:table-cell>
          <table:table-cell table:formula="of:=REPLACE([.C26];5;1;&quot;&quot;)" office:value-type="string" office:string-value="55.3">
            <text:p>55.3</text:p>
          </table:table-cell>
          <table:table-cell table:formula="of:=([.B26]+([.E26]/60))*[.D26]" office:value-type="float" office:value="36.9216666666667">
            <text:p>36.9217</text:p>
          </table:table-cell>
          <table:table-cell office:value-type="float" office:value="9">
            <text:p>9</text:p>
          </table:table-cell>
          <table:table-cell office:value-type="string">
            <text:p>42.0W</text:p>
          </table:table-cell>
          <table:table-cell table:style-name="ce2" table:formula="of:=IF(SEARCH(&quot;W&quot;;[.H26])&gt;0;-1;1)" office:value-type="float" office:value="-1">
            <text:p>-1</text:p>
          </table:table-cell>
          <table:table-cell table:formula="of:=REPLACE([.H26];5;1;&quot;&quot;)" office:value-type="string" office:string-value="42.0">
            <text:p>42.0</text:p>
          </table:table-cell>
          <table:table-cell table:formula="of:=([.G26]+([.J26]/60))*[.I26]" office:value-type="float" office:value="-9.7">
            <text:p>-9.7000</text:p>
          </table:table-cell>
          <table:table-cell office:value-type="float" office:value="1983">
            <text:p>1983</text:p>
          </table:table-cell>
          <table:table-cell table:style-name="ce3" office:value-type="string">
            <text:p><text:s/>1975-01-27</text:p>
          </table:table-cell>
          <table:table-cell office:value-type="float" office:value="42">
            <text:p>42</text:p>
          </table:table-cell>
          <table:table-cell table:style-name="ce3" office:value-type="string">
            <text:p><text:s/>1.1.44</text:p>
          </table:table-cell>
        </table:table-row>
        <table:table-row table:style-name="ro4">
          <table:table-cell office:value-type="string">
            <text:p>RC3,M10,M11</text:p>
          </table:table-cell>
          <table:table-cell office:value-type="float" office:value="48">
            <text:p>48</text:p>
          </table:table-cell>
          <table:table-cell office:value-type="string">
            <text:p>36.8N</text:p>
          </table:table-cell>
          <table:table-cell table:formula="of:=IF(SEARCH(&quot;N&quot;;[.C27])&gt;0;1;-1)" office:value-type="float" office:value="1">
            <text:p>1</text:p>
          </table:table-cell>
          <table:table-cell table:formula="of:=REPLACE([.C27];5;1;&quot;&quot;)" office:value-type="string" office:string-value="36.8">
            <text:p>36.8</text:p>
          </table:table-cell>
          <table:table-cell table:formula="of:=([.B27]+([.E27]/60))*[.D27]" office:value-type="float" office:value="48.6133333333333">
            <text:p>48.6133</text:p>
          </table:table-cell>
          <table:table-cell office:value-type="float" office:value="9">
            <text:p>9</text:p>
          </table:table-cell>
          <table:table-cell office:value-type="string">
            <text:p>40.9W</text:p>
          </table:table-cell>
          <table:table-cell table:style-name="ce2" table:formula="of:=IF(SEARCH(&quot;W&quot;;[.H27])&gt;0;-1;1)" office:value-type="float" office:value="-1">
            <text:p>-1</text:p>
          </table:table-cell>
          <table:table-cell table:formula="of:=REPLACE([.H27];5;1;&quot;&quot;)" office:value-type="string" office:string-value="40.9">
            <text:p>40.9</text:p>
          </table:table-cell>
          <table:table-cell table:formula="of:=([.G27]+([.J27]/60))*[.I27]" office:value-type="float" office:value="-9.68166666666667">
            <text:p>-9.6817</text:p>
          </table:table-cell>
          <table:table-cell office:value-type="float" office:value="198">
            <text:p>198</text:p>
          </table:table-cell>
          <table:table-cell table:style-name="ce3" office:value-type="string">
            <text:p><text:s/>1975-09-04</text:p>
          </table:table-cell>
          <table:table-cell office:value-type="float" office:value="24">
            <text:p>24</text:p>
          </table:table-cell>
          <table:table-cell table:style-name="ce3" office:value-type="string">
            <text:p><text:s/>1.1.11</text:p>
          </table:table-cell>
        </table:table-row>
        <table:table-row table:style-name="ro4">
          <table:table-cell office:value-type="string">
            <text:p>RC4</text:p>
          </table:table-cell>
          <table:table-cell office:value-type="float" office:value="49">
            <text:p>49</text:p>
          </table:table-cell>
          <table:table-cell office:value-type="string">
            <text:p>01.6N</text:p>
          </table:table-cell>
          <table:table-cell table:formula="of:=IF(SEARCH(&quot;N&quot;;[.C28])&gt;0;1;-1)" office:value-type="float" office:value="1">
            <text:p>1</text:p>
          </table:table-cell>
          <table:table-cell table:formula="of:=REPLACE([.C28];5;1;&quot;&quot;)" office:value-type="string" office:string-value="01.6">
            <text:p>01.6</text:p>
          </table:table-cell>
          <table:table-cell table:formula="of:=([.B28]+([.E28]/60))*[.D28]" office:value-type="float" office:value="49.0266666666667">
            <text:p>49.0267</text:p>
          </table:table-cell>
          <table:table-cell office:value-type="float" office:value="10">
            <text:p>10</text:p>
          </table:table-cell>
          <table:table-cell office:value-type="string">
            <text:p>58.3W</text:p>
          </table:table-cell>
          <table:table-cell table:style-name="ce2" table:formula="of:=IF(SEARCH(&quot;W&quot;;[.H28])&gt;0;-1;1)" office:value-type="float" office:value="-1">
            <text:p>-1</text:p>
          </table:table-cell>
          <table:table-cell table:formula="of:=REPLACE([.H28];5;1;&quot;&quot;)" office:value-type="string" office:string-value="58.3">
            <text:p>58.3</text:p>
          </table:table-cell>
          <table:table-cell table:formula="of:=([.G28]+([.J28]/60))*[.I28]" office:value-type="float" office:value="-10.9716666666667">
            <text:p>-10.9717</text:p>
          </table:table-cell>
          <table:table-cell office:value-type="float" office:value="203">
            <text:p>203</text:p>
          </table:table-cell>
          <table:table-cell table:style-name="ce3" office:value-type="string">
            <text:p><text:s/>1975-09-05</text:p>
          </table:table-cell>
          <table:table-cell office:value-type="float" office:value="24">
            <text:p>24</text:p>
          </table:table-cell>
          <table:table-cell table:style-name="ce3" office:value-type="string">
            <text:p><text:s/>1.1.12</text:p>
          </table:table-cell>
        </table:table-row>
        <table:table-row table:style-name="ro4">
          <table:table-cell office:value-type="string">
            <text:p>RC4,M1,M2</text:p>
          </table:table-cell>
          <table:table-cell office:value-type="float" office:value="49">
            <text:p>49</text:p>
          </table:table-cell>
          <table:table-cell office:value-type="string">
            <text:p>01.6N</text:p>
          </table:table-cell>
          <table:table-cell table:formula="of:=IF(SEARCH(&quot;N&quot;;[.C29])&gt;0;1;-1)" office:value-type="float" office:value="1">
            <text:p>1</text:p>
          </table:table-cell>
          <table:table-cell table:formula="of:=REPLACE([.C29];5;1;&quot;&quot;)" office:value-type="string" office:string-value="01.6">
            <text:p>01.6</text:p>
          </table:table-cell>
          <table:table-cell table:formula="of:=([.B29]+([.E29]/60))*[.D29]" office:value-type="float" office:value="49.0266666666667">
            <text:p>49.0267</text:p>
          </table:table-cell>
          <table:table-cell office:value-type="float" office:value="10">
            <text:p>10</text:p>
          </table:table-cell>
          <table:table-cell office:value-type="string">
            <text:p>58.3W</text:p>
          </table:table-cell>
          <table:table-cell table:style-name="ce2" table:formula="of:=IF(SEARCH(&quot;W&quot;;[.H29])&gt;0;-1;1)" office:value-type="float" office:value="-1">
            <text:p>-1</text:p>
          </table:table-cell>
          <table:table-cell table:formula="of:=REPLACE([.H29];5;1;&quot;&quot;)" office:value-type="string" office:string-value="58.3">
            <text:p>58.3</text:p>
          </table:table-cell>
          <table:table-cell table:formula="of:=([.G29]+([.J29]/60))*[.I29]" office:value-type="float" office:value="-10.9716666666667">
            <text:p>-10.9717</text:p>
          </table:table-cell>
          <table:table-cell office:value-type="float" office:value="203">
            <text:p>203</text:p>
          </table:table-cell>
          <table:table-cell table:style-name="ce3" office:value-type="string">
            <text:p><text:s/>1975-09-05</text:p>
          </table:table-cell>
          <table:table-cell office:value-type="float" office:value="24">
            <text:p>24</text:p>
          </table:table-cell>
          <table:table-cell table:style-name="ce3" office:value-type="string">
            <text:p><text:s/>1.1.12</text:p>
          </table:table-cell>
        </table:table-row>
        <table:table-row table:style-name="ro4">
          <table:table-cell office:value-type="string">
            <text:p>RC5,M9,M11</text:p>
          </table:table-cell>
          <table:table-cell office:value-type="float" office:value="49">
            <text:p>49</text:p>
          </table:table-cell>
          <table:table-cell office:value-type="string">
            <text:p>54.0N</text:p>
          </table:table-cell>
          <table:table-cell table:formula="of:=IF(SEARCH(&quot;N&quot;;[.C30])&gt;0;1;-1)" office:value-type="float" office:value="1">
            <text:p>1</text:p>
          </table:table-cell>
          <table:table-cell table:formula="of:=REPLACE([.C30];5;1;&quot;&quot;)" office:value-type="string" office:string-value="54.0">
            <text:p>54.0</text:p>
          </table:table-cell>
          <table:table-cell table:formula="of:=([.B30]+([.E30]/60))*[.D30]" office:value-type="float" office:value="49.9">
            <text:p>49.9000</text:p>
          </table:table-cell>
          <table:table-cell office:value-type="float" office:value="10">
            <text:p>10</text:p>
          </table:table-cell>
          <table:table-cell office:value-type="string">
            <text:p>53.9W</text:p>
          </table:table-cell>
          <table:table-cell table:style-name="ce2" table:formula="of:=IF(SEARCH(&quot;W&quot;;[.H30])&gt;0;-1;1)" office:value-type="float" office:value="-1">
            <text:p>-1</text:p>
          </table:table-cell>
          <table:table-cell table:formula="of:=REPLACE([.H30];5;1;&quot;&quot;)" office:value-type="string" office:string-value="53.9">
            <text:p>53.9</text:p>
          </table:table-cell>
          <table:table-cell table:formula="of:=([.G30]+([.J30]/60))*[.I30]" office:value-type="float" office:value="-10.8983333333333">
            <text:p>-10.8983</text:p>
          </table:table-cell>
          <table:table-cell office:value-type="float" office:value="190">
            <text:p>190</text:p>
          </table:table-cell>
          <table:table-cell table:style-name="ce3" office:value-type="string">
            <text:p><text:s/>1975-09-05</text:p>
          </table:table-cell>
          <table:table-cell office:value-type="float" office:value="25">
            <text:p>25</text:p>
          </table:table-cell>
          <table:table-cell table:style-name="ce3" office:value-type="string">
            <text:p><text:s/>1.1.13</text:p>
          </table:table-cell>
        </table:table-row>
        <table:table-row table:style-name="ro4">
          <table:table-cell office:value-type="string">
            <text:p>RC6</text:p>
          </table:table-cell>
          <table:table-cell office:value-type="float" office:value="50">
            <text:p>50</text:p>
          </table:table-cell>
          <table:table-cell office:value-type="string">
            <text:p>49.2N</text:p>
          </table:table-cell>
          <table:table-cell table:formula="of:=IF(SEARCH(&quot;N&quot;;[.C31])&gt;0;1;-1)" office:value-type="float" office:value="1">
            <text:p>1</text:p>
          </table:table-cell>
          <table:table-cell table:formula="of:=REPLACE([.C31];5;1;&quot;&quot;)" office:value-type="string" office:string-value="49.2">
            <text:p>49.2</text:p>
          </table:table-cell>
          <table:table-cell table:formula="of:=([.B31]+([.E31]/60))*[.D31]" office:value-type="float" office:value="50.82">
            <text:p>50.8200</text:p>
          </table:table-cell>
          <table:table-cell office:value-type="float" office:value="10">
            <text:p>10</text:p>
          </table:table-cell>
          <table:table-cell office:value-type="string">
            <text:p>55.0W</text:p>
          </table:table-cell>
          <table:table-cell table:style-name="ce2" table:formula="of:=IF(SEARCH(&quot;W&quot;;[.H31])&gt;0;-1;1)" office:value-type="float" office:value="-1">
            <text:p>-1</text:p>
          </table:table-cell>
          <table:table-cell table:formula="of:=REPLACE([.H31];5;1;&quot;&quot;)" office:value-type="string" office:string-value="55.0">
            <text:p>55.0</text:p>
          </table:table-cell>
          <table:table-cell table:formula="of:=([.G31]+([.J31]/60))*[.I31]" office:value-type="float" office:value="-10.9166666666667">
            <text:p>-10.9167</text:p>
          </table:table-cell>
          <table:table-cell office:value-type="float" office:value="172">
            <text:p>172</text:p>
          </table:table-cell>
          <table:table-cell table:style-name="ce3" office:value-type="string">
            <text:p><text:s/>1975-09-06</text:p>
          </table:table-cell>
          <table:table-cell office:value-type="float" office:value="24">
            <text:p>24</text:p>
          </table:table-cell>
          <table:table-cell table:style-name="ce3" office:value-type="string">
            <text:p><text:s/>1.1.14</text:p>
          </table:table-cell>
        </table:table-row>
        <table:table-row table:style-name="ro4">
          <table:table-cell office:value-type="string">
            <text:p>RC6,M0</text:p>
          </table:table-cell>
          <table:table-cell office:value-type="float" office:value="50">
            <text:p>50</text:p>
          </table:table-cell>
          <table:table-cell office:value-type="string">
            <text:p>49.2N</text:p>
          </table:table-cell>
          <table:table-cell table:formula="of:=IF(SEARCH(&quot;N&quot;;[.C32])&gt;0;1;-1)" office:value-type="float" office:value="1">
            <text:p>1</text:p>
          </table:table-cell>
          <table:table-cell table:formula="of:=REPLACE([.C32];5;1;&quot;&quot;)" office:value-type="string" office:string-value="49.2">
            <text:p>49.2</text:p>
          </table:table-cell>
          <table:table-cell table:formula="of:=([.B32]+([.E32]/60))*[.D32]" office:value-type="float" office:value="50.82">
            <text:p>50.8200</text:p>
          </table:table-cell>
          <table:table-cell office:value-type="float" office:value="10">
            <text:p>10</text:p>
          </table:table-cell>
          <table:table-cell office:value-type="string">
            <text:p>55.0W</text:p>
          </table:table-cell>
          <table:table-cell table:style-name="ce2" table:formula="of:=IF(SEARCH(&quot;W&quot;;[.H32])&gt;0;-1;1)" office:value-type="float" office:value="-1">
            <text:p>-1</text:p>
          </table:table-cell>
          <table:table-cell table:formula="of:=REPLACE([.H32];5;1;&quot;&quot;)" office:value-type="string" office:string-value="55.0">
            <text:p>55.0</text:p>
          </table:table-cell>
          <table:table-cell table:formula="of:=([.G32]+([.J32]/60))*[.I32]" office:value-type="float" office:value="-10.9166666666667">
            <text:p>-10.9167</text:p>
          </table:table-cell>
          <table:table-cell office:value-type="float" office:value="172">
            <text:p>172</text:p>
          </table:table-cell>
          <table:table-cell table:style-name="ce3" office:value-type="string">
            <text:p><text:s/>1975-09-06</text:p>
          </table:table-cell>
          <table:table-cell office:value-type="float" office:value="24">
            <text:p>24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C6,M2,M4,M5</text:p>
          </table:table-cell>
          <table:table-cell office:value-type="float" office:value="50">
            <text:p>50</text:p>
          </table:table-cell>
          <table:table-cell office:value-type="string">
            <text:p>49.2N</text:p>
          </table:table-cell>
          <table:table-cell table:formula="of:=IF(SEARCH(&quot;N&quot;;[.C33])&gt;0;1;-1)" office:value-type="float" office:value="1">
            <text:p>1</text:p>
          </table:table-cell>
          <table:table-cell table:formula="of:=REPLACE([.C33];5;1;&quot;&quot;)" office:value-type="string" office:string-value="49.2">
            <text:p>49.2</text:p>
          </table:table-cell>
          <table:table-cell table:formula="of:=([.B33]+([.E33]/60))*[.D33]" office:value-type="float" office:value="50.82">
            <text:p>50.8200</text:p>
          </table:table-cell>
          <table:table-cell office:value-type="float" office:value="10">
            <text:p>10</text:p>
          </table:table-cell>
          <table:table-cell office:value-type="string">
            <text:p>55.0W</text:p>
          </table:table-cell>
          <table:table-cell table:style-name="ce2" table:formula="of:=IF(SEARCH(&quot;W&quot;;[.H33])&gt;0;-1;1)" office:value-type="float" office:value="-1">
            <text:p>-1</text:p>
          </table:table-cell>
          <table:table-cell table:formula="of:=REPLACE([.H33];5;1;&quot;&quot;)" office:value-type="string" office:string-value="55.0">
            <text:p>55.0</text:p>
          </table:table-cell>
          <table:table-cell table:formula="of:=([.G33]+([.J33]/60))*[.I33]" office:value-type="float" office:value="-10.9166666666667">
            <text:p>-10.9167</text:p>
          </table:table-cell>
          <table:table-cell office:value-type="float" office:value="172">
            <text:p>172</text:p>
          </table:table-cell>
          <table:table-cell table:style-name="ce3" office:value-type="string">
            <text:p><text:s/>1975-09-06</text:p>
          </table:table-cell>
          <table:table-cell office:value-type="float" office:value="24">
            <text:p>24</text:p>
          </table:table-cell>
          <table:table-cell/>
        </table:table-row>
        <table:table-row table:style-name="ro4">
          <table:table-cell office:value-type="string">
            <text:p>RC8,M10,M12</text:p>
          </table:table-cell>
          <table:table-cell office:value-type="float" office:value="53">
            <text:p>53</text:p>
          </table:table-cell>
          <table:table-cell office:value-type="string">
            <text:p>36.0N</text:p>
          </table:table-cell>
          <table:table-cell table:formula="of:=IF(SEARCH(&quot;N&quot;;[.C34])&gt;0;1;-1)" office:value-type="float" office:value="1">
            <text:p>1</text:p>
          </table:table-cell>
          <table:table-cell table:formula="of:=REPLACE([.C34];5;1;&quot;&quot;)" office:value-type="string" office:string-value="36.0">
            <text:p>36.0</text:p>
          </table:table-cell>
          <table:table-cell table:formula="of:=([.B34]+([.E34]/60))*[.D34]" office:value-type="float" office:value="53.6">
            <text:p>53.6000</text:p>
          </table:table-cell>
          <table:table-cell office:value-type="float" office:value="13">
            <text:p>13</text:p>
          </table:table-cell>
          <table:table-cell office:value-type="string">
            <text:p>49.1W</text:p>
          </table:table-cell>
          <table:table-cell table:style-name="ce2" table:formula="of:=IF(SEARCH(&quot;W&quot;;[.H34])&gt;0;-1;1)" office:value-type="float" office:value="-1">
            <text:p>-1</text:p>
          </table:table-cell>
          <table:table-cell table:formula="of:=REPLACE([.H34];5;1;&quot;&quot;)" office:value-type="string" office:string-value="49.1">
            <text:p>49.1</text:p>
          </table:table-cell>
          <table:table-cell table:formula="of:=([.G34]+([.J34]/60))*[.I34]" office:value-type="float" office:value="-13.8183333333333">
            <text:p>-13.8183</text:p>
          </table:table-cell>
          <table:table-cell office:value-type="float" office:value="290">
            <text:p>290</text:p>
          </table:table-cell>
          <table:table-cell table:style-name="ce3" office:value-type="string">
            <text:p><text:s/>1975-09-07</text:p>
          </table:table-cell>
          <table:table-cell office:value-type="float" office:value="25">
            <text:p>25</text:p>
          </table:table-cell>
          <table:table-cell table:style-name="ce3" office:value-type="string">
            <text:p><text:s/>1.1.35</text:p>
          </table:table-cell>
        </table:table-row>
        <table:table-row table:style-name="ro4">
          <table:table-cell office:value-type="string">
            <text:p>RC7,M10,M12</text:p>
          </table:table-cell>
          <table:table-cell office:value-type="float" office:value="53">
            <text:p>53</text:p>
          </table:table-cell>
          <table:table-cell office:value-type="string">
            <text:p>36.5N</text:p>
          </table:table-cell>
          <table:table-cell table:formula="of:=IF(SEARCH(&quot;N&quot;;[.C35])&gt;0;1;-1)" office:value-type="float" office:value="1">
            <text:p>1</text:p>
          </table:table-cell>
          <table:table-cell table:formula="of:=REPLACE([.C35];5;1;&quot;&quot;)" office:value-type="string" office:string-value="36.5">
            <text:p>36.5</text:p>
          </table:table-cell>
          <table:table-cell table:formula="of:=([.B35]+([.E35]/60))*[.D35]" office:value-type="float" office:value="53.6083333333333">
            <text:p>53.6083</text:p>
          </table:table-cell>
          <table:table-cell office:value-type="float" office:value="11">
            <text:p>11</text:p>
          </table:table-cell>
          <table:table-cell office:value-type="string">
            <text:p>18.2W</text:p>
          </table:table-cell>
          <table:table-cell table:style-name="ce2" table:formula="of:=IF(SEARCH(&quot;W&quot;;[.H35])&gt;0;-1;1)" office:value-type="float" office:value="-1">
            <text:p>-1</text:p>
          </table:table-cell>
          <table:table-cell table:formula="of:=REPLACE([.H35];5;1;&quot;&quot;)" office:value-type="string" office:string-value="18.2">
            <text:p>18.2</text:p>
          </table:table-cell>
          <table:table-cell table:formula="of:=([.G35]+([.J35]/60))*[.I35]" office:value-type="float" office:value="-11.3033333333333">
            <text:p>-11.3033</text:p>
          </table:table-cell>
          <table:table-cell office:value-type="float" office:value="187">
            <text:p>187</text:p>
          </table:table-cell>
          <table:table-cell table:style-name="ce3" office:value-type="string">
            <text:p><text:s/>1975-09-07</text:p>
          </table:table-cell>
          <table:table-cell office:value-type="float" office:value="8">
            <text:p>8</text:p>
          </table:table-cell>
          <table:table-cell table:style-name="ce3" office:value-type="string">
            <text:p><text:s/>1.1.36</text:p>
          </table:table-cell>
        </table:table-row>
        <table:table-row table:style-name="ro4">
          <table:table-cell office:value-type="string">
            <text:p>RD5,M10,M12</text:p>
          </table:table-cell>
          <table:table-cell office:value-type="float" office:value="53">
            <text:p>53</text:p>
          </table:table-cell>
          <table:table-cell office:value-type="string">
            <text:p>38.2N</text:p>
          </table:table-cell>
          <table:table-cell table:formula="of:=IF(SEARCH(&quot;N&quot;;[.C36])&gt;0;1;-1)" office:value-type="float" office:value="1">
            <text:p>1</text:p>
          </table:table-cell>
          <table:table-cell table:formula="of:=REPLACE([.C36];5;1;&quot;&quot;)" office:value-type="string" office:string-value="38.2">
            <text:p>38.2</text:p>
          </table:table-cell>
          <table:table-cell table:formula="of:=([.B36]+([.E36]/60))*[.D36]" office:value-type="float" office:value="53.6366666666667">
            <text:p>53.6367</text:p>
          </table:table-cell>
          <table:table-cell office:value-type="float" office:value="20">
            <text:p>20</text:p>
          </table:table-cell>
          <table:table-cell office:value-type="string">
            <text:p>01.4W</text:p>
          </table:table-cell>
          <table:table-cell table:style-name="ce2" table:formula="of:=IF(SEARCH(&quot;W&quot;;[.H36])&gt;0;-1;1)" office:value-type="float" office:value="-1">
            <text:p>-1</text:p>
          </table:table-cell>
          <table:table-cell table:formula="of:=REPLACE([.H36];5;1;&quot;&quot;)" office:value-type="string" office:string-value="01.4">
            <text:p>01.4</text:p>
          </table:table-cell>
          <table:table-cell table:formula="of:=([.G36]+([.J36]/60))*[.I36]" office:value-type="float" office:value="-20.0233333333333">
            <text:p>-20.0233</text:p>
          </table:table-cell>
          <table:table-cell office:value-type="float" office:value="2045">
            <text:p>2045</text:p>
          </table:table-cell>
          <table:table-cell table:style-name="ce3" office:value-type="string">
            <text:p><text:s/>1975-09-09</text:p>
          </table:table-cell>
          <table:table-cell office:value-type="float" office:value="25">
            <text:p>25</text:p>
          </table:table-cell>
          <table:table-cell table:style-name="ce3" office:value-type="string">
            <text:p><text:s/>1.1.34</text:p>
          </table:table-cell>
        </table:table-row>
        <table:table-row table:style-name="ro4">
          <table:table-cell office:value-type="string">
            <text:p>RD6,M10</text:p>
          </table:table-cell>
          <table:table-cell office:value-type="float" office:value="53">
            <text:p>53</text:p>
          </table:table-cell>
          <table:table-cell office:value-type="string">
            <text:p>30.6N</text:p>
          </table:table-cell>
          <table:table-cell table:formula="of:=IF(SEARCH(&quot;N&quot;;[.C37])&gt;0;1;-1)" office:value-type="float" office:value="1">
            <text:p>1</text:p>
          </table:table-cell>
          <table:table-cell table:formula="of:=REPLACE([.C37];5;1;&quot;&quot;)" office:value-type="string" office:string-value="30.6">
            <text:p>30.6</text:p>
          </table:table-cell>
          <table:table-cell table:formula="of:=([.B37]+([.E37]/60))*[.D37]" office:value-type="float" office:value="53.51">
            <text:p>53.5100</text:p>
          </table:table-cell>
          <table:table-cell office:value-type="float" office:value="25">
            <text:p>25</text:p>
          </table:table-cell>
          <table:table-cell office:value-type="string">
            <text:p>05.6W</text:p>
          </table:table-cell>
          <table:table-cell table:style-name="ce2" table:formula="of:=IF(SEARCH(&quot;W&quot;;[.H37])&gt;0;-1;1)" office:value-type="float" office:value="-1">
            <text:p>-1</text:p>
          </table:table-cell>
          <table:table-cell table:formula="of:=REPLACE([.H37];5;1;&quot;&quot;)" office:value-type="string" office:string-value="05.6">
            <text:p>05.6</text:p>
          </table:table-cell>
          <table:table-cell table:formula="of:=([.G37]+([.J37]/60))*[.I37]" office:value-type="float" office:value="-25.0933333333333">
            <text:p>-25.0933</text:p>
          </table:table-cell>
          <table:table-cell office:value-type="float" office:value="3508">
            <text:p>3508</text:p>
          </table:table-cell>
          <table:table-cell table:style-name="ce3" office:value-type="string">
            <text:p><text:s/>1975-09-11</text:p>
          </table:table-cell>
          <table:table-cell office:value-type="float" office:value="25">
            <text:p>25</text:p>
          </table:table-cell>
          <table:table-cell table:style-name="ce3" office:value-type="string">
            <text:p><text:s/>1.1.33</text:p>
          </table:table-cell>
        </table:table-row>
        <table:table-row table:style-name="ro4">
          <table:table-cell office:value-type="string">
            <text:p>PJONSDAP,R53</text:p>
          </table:table-cell>
          <table:table-cell office:value-type="float" office:value="58">
            <text:p>58</text:p>
          </table:table-cell>
          <table:table-cell office:value-type="string">
            <text:p>37.0N</text:p>
          </table:table-cell>
          <table:table-cell table:formula="of:=IF(SEARCH(&quot;N&quot;;[.C38])&gt;0;1;-1)" office:value-type="float" office:value="1">
            <text:p>1</text:p>
          </table:table-cell>
          <table:table-cell table:formula="of:=REPLACE([.C38];5;1;&quot;&quot;)" office:value-type="string" office:string-value="37.0">
            <text:p>37.0</text:p>
          </table:table-cell>
          <table:table-cell table:formula="of:=([.B38]+([.E38]/60))*[.D38]" office:value-type="float" office:value="58.6166666666667">
            <text:p>58.6167</text:p>
          </table:table-cell>
          <table:table-cell office:value-type="float" office:value="2">
            <text:p>2</text:p>
          </table:table-cell>
          <table:table-cell office:value-type="string">
            <text:p>26.3W</text:p>
          </table:table-cell>
          <table:table-cell table:style-name="ce2" table:formula="of:=IF(SEARCH(&quot;W&quot;;[.H38])&gt;0;-1;1)" office:value-type="float" office:value="-1">
            <text:p>-1</text:p>
          </table:table-cell>
          <table:table-cell table:formula="of:=REPLACE([.H38];5;1;&quot;&quot;)" office:value-type="string" office:string-value="26.3">
            <text:p>26.3</text:p>
          </table:table-cell>
          <table:table-cell table:formula="of:=([.G38]+([.J38]/60))*[.I38]" office:value-type="float" office:value="-2.43833333333333">
            <text:p>-2.4383</text:p>
          </table:table-cell>
          <table:table-cell office:value-type="float" office:value="63">
            <text:p>63</text:p>
          </table:table-cell>
          <table:table-cell table:style-name="ce3" office:value-type="string">
            <text:p><text:s/>1976-03-09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PJONSDAP,R54</text:p>
          </table:table-cell>
          <table:table-cell office:value-type="float" office:value="58">
            <text:p>58</text:p>
          </table:table-cell>
          <table:table-cell office:value-type="string">
            <text:p>56.0N</text:p>
          </table:table-cell>
          <table:table-cell table:formula="of:=IF(SEARCH(&quot;N&quot;;[.C39])&gt;0;1;-1)" office:value-type="float" office:value="1">
            <text:p>1</text:p>
          </table:table-cell>
          <table:table-cell table:formula="of:=REPLACE([.C39];5;1;&quot;&quot;)" office:value-type="string" office:string-value="56.0">
            <text:p>56.0</text:p>
          </table:table-cell>
          <table:table-cell table:formula="of:=([.B39]+([.E39]/60))*[.D39]" office:value-type="float" office:value="58.9333333333333">
            <text:p>58.9333</text:p>
          </table:table-cell>
          <table:table-cell office:value-type="float" office:value="1">
            <text:p>1</text:p>
          </table:table-cell>
          <table:table-cell office:value-type="string">
            <text:p>15.0W</text:p>
          </table:table-cell>
          <table:table-cell table:style-name="ce2" table:formula="of:=IF(SEARCH(&quot;W&quot;;[.H39])&gt;0;-1;1)" office:value-type="float" office:value="-1">
            <text:p>-1</text:p>
          </table:table-cell>
          <table:table-cell table:formula="of:=REPLACE([.H39];5;1;&quot;&quot;)" office:value-type="string" office:string-value="15.0">
            <text:p>15.0</text:p>
          </table:table-cell>
          <table:table-cell table:formula="of:=([.G39]+([.J39]/60))*[.I39]" office:value-type="float" office:value="-1.25">
            <text:p>-1.2500</text:p>
          </table:table-cell>
          <table:table-cell office:value-type="float" office:value="113">
            <text:p>113</text:p>
          </table:table-cell>
          <table:table-cell table:style-name="ce3" office:value-type="string">
            <text:p><text:s/>1976-03-12</text:p>
          </table:table-cell>
          <table:table-cell office:value-type="float" office:value="34">
            <text:p>34</text:p>
          </table:table-cell>
          <table:table-cell table:style-name="ce3" office:value-type="string">
            <text:p><text:s/>1.1.48</text:p>
          </table:table-cell>
        </table:table-row>
        <table:table-row table:style-name="ro4">
          <table:table-cell office:value-type="string">
            <text:p>PJONSDAP,R55</text:p>
          </table:table-cell>
          <table:table-cell office:value-type="float" office:value="59">
            <text:p>59</text:p>
          </table:table-cell>
          <table:table-cell office:value-type="string">
            <text:p>19.2N</text:p>
          </table:table-cell>
          <table:table-cell table:formula="of:=IF(SEARCH(&quot;N&quot;;[.C40])&gt;0;1;-1)" office:value-type="float" office:value="1">
            <text:p>1</text:p>
          </table:table-cell>
          <table:table-cell table:formula="of:=REPLACE([.C40];5;1;&quot;&quot;)" office:value-type="string" office:string-value="19.2">
            <text:p>19.2</text:p>
          </table:table-cell>
          <table:table-cell table:formula="of:=([.B40]+([.E40]/60))*[.D40]" office:value-type="float" office:value="59.32">
            <text:p>59.3200</text:p>
          </table:table-cell>
          <table:table-cell office:value-type="float" office:value="0">
            <text:p>0</text:p>
          </table:table-cell>
          <table:table-cell office:value-type="string">
            <text:p>15.1E</text:p>
          </table:table-cell>
          <table:table-cell table:style-name="ce2" office:value-type="float" office:value="1">
            <text:p>1</text:p>
          </table:table-cell>
          <table:table-cell table:formula="of:=REPLACE([.H40];5;1;&quot;&quot;)" office:value-type="string" office:string-value="15.1">
            <text:p>15.1</text:p>
          </table:table-cell>
          <table:table-cell table:formula="of:=([.G40]+([.J40]/60))*[.I40]" office:value-type="float" office:value="0.251666666666667">
            <text:p>0.2517</text:p>
          </table:table-cell>
          <table:table-cell office:value-type="float" office:value="135">
            <text:p>135</text:p>
          </table:table-cell>
          <table:table-cell table:style-name="ce3" office:value-type="string">
            <text:p><text:s/>1976-03-12</text:p>
          </table:table-cell>
          <table:table-cell office:value-type="float" office:value="35">
            <text:p>35</text:p>
          </table:table-cell>
          <table:table-cell table:style-name="ce3" office:value-type="string">
            <text:p><text:s/>1.1.49</text:p>
          </table:table-cell>
        </table:table-row>
        <table:table-row table:style-name="ro4">
          <table:table-cell office:value-type="string">
            <text:p>RJ57,M1,M2</text:p>
          </table:table-cell>
          <table:table-cell office:value-type="float" office:value="59">
            <text:p>59</text:p>
          </table:table-cell>
          <table:table-cell office:value-type="string">
            <text:p>20.0N</text:p>
          </table:table-cell>
          <table:table-cell table:formula="of:=IF(SEARCH(&quot;N&quot;;[.C41])&gt;0;1;-1)" office:value-type="float" office:value="1">
            <text:p>1</text:p>
          </table:table-cell>
          <table:table-cell table:formula="of:=REPLACE([.C41];5;1;&quot;&quot;)" office:value-type="string" office:string-value="20.0">
            <text:p>20.0</text:p>
          </table:table-cell>
          <table:table-cell table:formula="of:=([.B41]+([.E41]/60))*[.D41]" office:value-type="float" office:value="59.3333333333333">
            <text:p>59.3333</text:p>
          </table:table-cell>
          <table:table-cell office:value-type="float" office:value="4">
            <text:p>4</text:p>
          </table:table-cell>
          <table:table-cell office:value-type="string">
            <text:p>31.0E</text:p>
          </table:table-cell>
          <table:table-cell table:style-name="ce2" office:value-type="float" office:value="1">
            <text:p>1</text:p>
          </table:table-cell>
          <table:table-cell table:formula="of:=REPLACE([.H41];5;1;&quot;&quot;)" office:value-type="string" office:string-value="31.0">
            <text:p>31.0</text:p>
          </table:table-cell>
          <table:table-cell table:formula="of:=([.G41]+([.J41]/60))*[.I41]" office:value-type="float" office:value="4.51666666666667">
            <text:p>4.5167</text:p>
          </table:table-cell>
          <table:table-cell office:value-type="float" office:value="271">
            <text:p>271</text:p>
          </table:table-cell>
          <table:table-cell table:style-name="ce3" office:value-type="string">
            <text:p><text:s/>1976-03-13</text:p>
          </table:table-cell>
          <table:table-cell office:value-type="float" office:value="35">
            <text:p>35</text:p>
          </table:table-cell>
          <table:table-cell table:style-name="ce3" office:value-type="string">
            <text:p><text:s/>1.1.51</text:p>
          </table:table-cell>
        </table:table-row>
        <table:table-row table:style-name="ro4">
          <table:table-cell office:value-type="string">
            <text:p>PJONSDAP,R56</text:p>
          </table:table-cell>
          <table:table-cell office:value-type="float" office:value="59">
            <text:p>59</text:p>
          </table:table-cell>
          <table:table-cell office:value-type="string">
            <text:p>19.5N</text:p>
          </table:table-cell>
          <table:table-cell table:formula="of:=IF(SEARCH(&quot;N&quot;;[.C42])&gt;0;1;-1)" office:value-type="float" office:value="1">
            <text:p>1</text:p>
          </table:table-cell>
          <table:table-cell table:formula="of:=REPLACE([.C42];5;1;&quot;&quot;)" office:value-type="string" office:string-value="19.5">
            <text:p>19.5</text:p>
          </table:table-cell>
          <table:table-cell table:formula="of:=([.B42]+([.E42]/60))*[.D42]" office:value-type="float" office:value="59.325">
            <text:p>59.3250</text:p>
          </table:table-cell>
          <table:table-cell office:value-type="float" office:value="2">
            <text:p>2</text:p>
          </table:table-cell>
          <table:table-cell office:value-type="string">
            <text:p>46.7E</text:p>
          </table:table-cell>
          <table:table-cell table:style-name="ce2" office:value-type="float" office:value="1">
            <text:p>1</text:p>
          </table:table-cell>
          <table:table-cell table:formula="of:=REPLACE([.H42];5;1;&quot;&quot;)" office:value-type="string" office:string-value="46.7">
            <text:p>46.7</text:p>
          </table:table-cell>
          <table:table-cell table:formula="of:=([.G42]+([.J42]/60))*[.I42]" office:value-type="float" office:value="2.77833333333333">
            <text:p>2.7783</text:p>
          </table:table-cell>
          <table:table-cell office:value-type="float" office:value="119">
            <text:p>119</text:p>
          </table:table-cell>
          <table:table-cell table:style-name="ce3" office:value-type="string">
            <text:p><text:s/>1976-03-14</text:p>
          </table:table-cell>
          <table:table-cell office:value-type="float" office:value="33">
            <text:p>33</text:p>
          </table:table-cell>
          <table:table-cell table:style-name="ce3" office:value-type="string">
            <text:p><text:s/>1.1.50</text:p>
          </table:table-cell>
        </table:table-row>
        <table:table-row table:style-name="ro4">
          <table:table-cell office:value-type="string">
            <text:p>RD7,M1,M2</text:p>
          </table:table-cell>
          <table:table-cell office:value-type="float" office:value="53">
            <text:p>53</text:p>
          </table:table-cell>
          <table:table-cell office:value-type="string">
            <text:p>38.8N</text:p>
          </table:table-cell>
          <table:table-cell table:formula="of:=IF(SEARCH(&quot;N&quot;;[.C43])&gt;0;1;-1)" office:value-type="float" office:value="1">
            <text:p>1</text:p>
          </table:table-cell>
          <table:table-cell table:formula="of:=REPLACE([.C43];5;1;&quot;&quot;)" office:value-type="string" office:string-value="38.8">
            <text:p>38.8</text:p>
          </table:table-cell>
          <table:table-cell table:formula="of:=([.B43]+([.E43]/60))*[.D43]" office:value-type="float" office:value="53.6466666666667">
            <text:p>53.6467</text:p>
          </table:table-cell>
          <table:table-cell office:value-type="float" office:value="30">
            <text:p>30</text:p>
          </table:table-cell>
          <table:table-cell office:value-type="string">
            <text:p>09.9W</text:p>
          </table:table-cell>
          <table:table-cell table:style-name="ce2" table:formula="of:=IF(SEARCH(&quot;W&quot;;[.H43])&gt;0;-1;1)" office:value-type="float" office:value="-1">
            <text:p>-1</text:p>
          </table:table-cell>
          <table:table-cell table:formula="of:=REPLACE([.H43];5;1;&quot;&quot;)" office:value-type="string" office:string-value="09.9">
            <text:p>09.9</text:p>
          </table:table-cell>
          <table:table-cell table:formula="of:=([.G43]+([.J43]/60))*[.I43]" office:value-type="float" office:value="-30.165">
            <text:p>-30.1650</text:p>
          </table:table-cell>
          <table:table-cell office:value-type="float" office:value="3196">
            <text:p>3196</text:p>
          </table:table-cell>
          <table:table-cell table:style-name="ce3" office:value-type="string">
            <text:p><text:s/>1976-09-15</text:p>
          </table:table-cell>
          <table:table-cell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RD8,M2,M1</text:p>
          </table:table-cell>
          <table:table-cell office:value-type="float" office:value="57">
            <text:p>57</text:p>
          </table:table-cell>
          <table:table-cell office:value-type="string">
            <text:p>01.3N</text:p>
          </table:table-cell>
          <table:table-cell table:formula="of:=IF(SEARCH(&quot;N&quot;;[.C44])&gt;0;1;-1)" office:value-type="float" office:value="1">
            <text:p>1</text:p>
          </table:table-cell>
          <table:table-cell table:formula="of:=REPLACE([.C44];5;1;&quot;&quot;)" office:value-type="string" office:string-value="01.3">
            <text:p>01.3</text:p>
          </table:table-cell>
          <table:table-cell table:formula="of:=([.B44]+([.E44]/60))*[.D44]" office:value-type="float" office:value="57.0216666666667">
            <text:p>57.0217</text:p>
          </table:table-cell>
          <table:table-cell office:value-type="float" office:value="29">
            <text:p>29</text:p>
          </table:table-cell>
          <table:table-cell office:value-type="string">
            <text:p>58.0W</text:p>
          </table:table-cell>
          <table:table-cell table:style-name="ce2" table:formula="of:=IF(SEARCH(&quot;W&quot;;[.H44])&gt;0;-1;1)" office:value-type="float" office:value="-1">
            <text:p>-1</text:p>
          </table:table-cell>
          <table:table-cell table:formula="of:=REPLACE([.H44];5;1;&quot;&quot;)" office:value-type="string" office:string-value="58.0">
            <text:p>58.0</text:p>
          </table:table-cell>
          <table:table-cell table:formula="of:=([.G44]+([.J44]/60))*[.I44]" office:value-type="float" office:value="-29.9666666666667">
            <text:p>-29.9667</text:p>
          </table:table-cell>
          <table:table-cell office:value-type="float" office:value="2448">
            <text:p>2448</text:p>
          </table:table-cell>
          <table:table-cell table:style-name="ce3" office:value-type="string">
            <text:p><text:s/>1976-09-15</text:p>
          </table:table-cell>
          <table:table-cell office:value-type="float" office:value="25">
            <text:p>25</text:p>
          </table:table-cell>
          <table:table-cell table:style-name="ce3" office:value-type="string">
            <text:p><text:s/>1.1.31</text:p>
          </table:table-cell>
        </table:table-row>
        <table:table-row table:style-name="ro4">
          <table:table-cell office:value-type="string">
            <text:p>RD9,M2,M1</text:p>
          </table:table-cell>
          <table:table-cell office:value-type="float" office:value="60">
            <text:p>60</text:p>
          </table:table-cell>
          <table:table-cell office:value-type="string">
            <text:p>12.3N</text:p>
          </table:table-cell>
          <table:table-cell table:formula="of:=IF(SEARCH(&quot;N&quot;;[.C45])&gt;0;1;-1)" office:value-type="float" office:value="1">
            <text:p>1</text:p>
          </table:table-cell>
          <table:table-cell table:formula="of:=REPLACE([.C45];5;1;&quot;&quot;)" office:value-type="string" office:string-value="12.3">
            <text:p>12.3</text:p>
          </table:table-cell>
          <table:table-cell table:formula="of:=([.B45]+([.E45]/60))*[.D45]" office:value-type="float" office:value="60.205">
            <text:p>60.2050</text:p>
          </table:table-cell>
          <table:table-cell office:value-type="float" office:value="28">
            <text:p>28</text:p>
          </table:table-cell>
          <table:table-cell office:value-type="string">
            <text:p>46.0W</text:p>
          </table:table-cell>
          <table:table-cell table:style-name="ce2" table:formula="of:=IF(SEARCH(&quot;W&quot;;[.H45])&gt;0;-1;1)" office:value-type="float" office:value="-1">
            <text:p>-1</text:p>
          </table:table-cell>
          <table:table-cell table:formula="of:=REPLACE([.H45];5;1;&quot;&quot;)" office:value-type="string" office:string-value="46.0">
            <text:p>46.0</text:p>
          </table:table-cell>
          <table:table-cell table:formula="of:=([.G45]+([.J45]/60))*[.I45]" office:value-type="float" office:value="-28.7666666666667">
            <text:p>-28.7667</text:p>
          </table:table-cell>
          <table:table-cell office:value-type="float" office:value="1200">
            <text:p>1200</text:p>
          </table:table-cell>
          <table:table-cell table:style-name="ce3" office:value-type="string">
            <text:p><text:s/>1976-09-16</text:p>
          </table:table-cell>
          <table:table-cell office:value-type="float" office:value="22">
            <text:p>22</text:p>
          </table:table-cell>
          <table:table-cell table:style-name="ce3" office:value-type="string">
            <text:p><text:s/>1.1.30</text:p>
          </table:table-cell>
        </table:table-row>
        <table:table-row table:style-name="ro4">
          <table:table-cell office:value-type="string">
            <text:p>RR1,M1,M2</text:p>
          </table:table-cell>
          <table:table-cell office:value-type="float" office:value="62">
            <text:p>62</text:p>
          </table:table-cell>
          <table:table-cell office:value-type="string">
            <text:p>50.2N</text:p>
          </table:table-cell>
          <table:table-cell table:formula="of:=IF(SEARCH(&quot;N&quot;;[.C46])&gt;0;1;-1)" office:value-type="float" office:value="1">
            <text:p>1</text:p>
          </table:table-cell>
          <table:table-cell table:formula="of:=REPLACE([.C46];5;1;&quot;&quot;)" office:value-type="string" office:string-value="50.2">
            <text:p>50.2</text:p>
          </table:table-cell>
          <table:table-cell table:formula="of:=([.B46]+([.E46]/60))*[.D46]" office:value-type="float" office:value="62.8366666666667">
            <text:p>62.8367</text:p>
          </table:table-cell>
          <table:table-cell office:value-type="float" office:value="24">
            <text:p>24</text:p>
          </table:table-cell>
          <table:table-cell office:value-type="string">
            <text:p>43.1W</text:p>
          </table:table-cell>
          <table:table-cell table:style-name="ce2" table:formula="of:=IF(SEARCH(&quot;W&quot;;[.H46])&gt;0;-1;1)" office:value-type="float" office:value="-1">
            <text:p>-1</text:p>
          </table:table-cell>
          <table:table-cell table:formula="of:=REPLACE([.H46];5;1;&quot;&quot;)" office:value-type="string" office:string-value="43.1">
            <text:p>43.1</text:p>
          </table:table-cell>
          <table:table-cell table:formula="of:=([.G46]+([.J46]/60))*[.I46]" office:value-type="float" office:value="-24.7183333333333">
            <text:p>-24.7183</text:p>
          </table:table-cell>
          <table:table-cell office:value-type="float" office:value="493">
            <text:p>493</text:p>
          </table:table-cell>
          <table:table-cell table:style-name="ce3" office:value-type="string">
            <text:p><text:s/>1976-09-18</text:p>
          </table:table-cell>
          <table:table-cell office:value-type="float" office:value="20">
            <text:p>20</text:p>
          </table:table-cell>
          <table:table-cell table:style-name="ce3" office:value-type="string">
            <text:p><text:s/>1.1.29</text:p>
          </table:table-cell>
        </table:table-row>
        <table:table-row table:style-name="ro4">
          <table:table-cell office:value-type="string">
            <text:p>RR2,M1,M2</text:p>
          </table:table-cell>
          <table:table-cell office:value-type="float" office:value="62">
            <text:p>62</text:p>
          </table:table-cell>
          <table:table-cell office:value-type="string">
            <text:p>57.1N</text:p>
          </table:table-cell>
          <table:table-cell table:formula="of:=IF(SEARCH(&quot;N&quot;;[.C47])&gt;0;1;-1)" office:value-type="float" office:value="1">
            <text:p>1</text:p>
          </table:table-cell>
          <table:table-cell table:formula="of:=REPLACE([.C47];5;1;&quot;&quot;)" office:value-type="string" office:string-value="57.1">
            <text:p>57.1</text:p>
          </table:table-cell>
          <table:table-cell table:formula="of:=([.B47]+([.E47]/60))*[.D47]" office:value-type="float" office:value="62.9516666666667">
            <text:p>62.9517</text:p>
          </table:table-cell>
          <table:table-cell office:value-type="float" office:value="10">
            <text:p>10</text:p>
          </table:table-cell>
          <table:table-cell office:value-type="string">
            <text:p>57.3W</text:p>
          </table:table-cell>
          <table:table-cell table:style-name="ce2" table:formula="of:=IF(SEARCH(&quot;W&quot;;[.H47])&gt;0;-1;1)" office:value-type="float" office:value="-1">
            <text:p>-1</text:p>
          </table:table-cell>
          <table:table-cell table:formula="of:=REPLACE([.H47];5;1;&quot;&quot;)" office:value-type="string" office:string-value="57.3">
            <text:p>57.3</text:p>
          </table:table-cell>
          <table:table-cell table:formula="of:=([.G47]+([.J47]/60))*[.I47]" office:value-type="float" office:value="-10.955">
            <text:p>-10.9550</text:p>
          </table:table-cell>
          <table:table-cell office:value-type="float" office:value="444">
            <text:p>444</text:p>
          </table:table-cell>
          <table:table-cell table:style-name="ce3" office:value-type="string">
            <text:p><text:s/>1976-09-20</text:p>
          </table:table-cell>
          <table:table-cell office:value-type="float" office:value="16">
            <text:p>16</text:p>
          </table:table-cell>
          <table:table-cell table:style-name="ce3" office:value-type="string">
            <text:p><text:s/>1.1.28</text:p>
          </table:table-cell>
        </table:table-row>
        <table:table-row table:style-name="ro4">
          <table:table-cell office:value-type="string">
            <text:p>RM3,M1,M2</text:p>
          </table:table-cell>
          <table:table-cell office:value-type="float" office:value="48">
            <text:p>48</text:p>
          </table:table-cell>
          <table:table-cell office:value-type="string">
            <text:p>44.8N</text:p>
          </table:table-cell>
          <table:table-cell table:formula="of:=IF(SEARCH(&quot;N&quot;;[.C48])&gt;0;1;-1)" office:value-type="float" office:value="1">
            <text:p>1</text:p>
          </table:table-cell>
          <table:table-cell table:formula="of:=REPLACE([.C48];5;1;&quot;&quot;)" office:value-type="string" office:string-value="44.8">
            <text:p>44.8</text:p>
          </table:table-cell>
          <table:table-cell table:formula="of:=([.B48]+([.E48]/60))*[.D48]" office:value-type="float" office:value="48.7466666666667">
            <text:p>48.7467</text:p>
          </table:table-cell>
          <table:table-cell office:value-type="float" office:value="28">
            <text:p>28</text:p>
          </table:table-cell>
          <table:table-cell office:value-type="string">
            <text:p>11.3W</text:p>
          </table:table-cell>
          <table:table-cell table:style-name="ce2" table:formula="of:=IF(SEARCH(&quot;W&quot;;[.H48])&gt;0;-1;1)" office:value-type="float" office:value="-1">
            <text:p>-1</text:p>
          </table:table-cell>
          <table:table-cell table:formula="of:=REPLACE([.H48];5;1;&quot;&quot;)" office:value-type="string" office:string-value="11.3">
            <text:p>11.3</text:p>
          </table:table-cell>
          <table:table-cell table:formula="of:=([.G48]+([.J48]/60))*[.I48]" office:value-type="float" office:value="-28.1883333333333">
            <text:p>-28.1883</text:p>
          </table:table-cell>
          <table:table-cell office:value-type="float" office:value="1171">
            <text:p>1171</text:p>
          </table:table-cell>
          <table:table-cell table:style-name="ce3" office:value-type="string">
            <text:p><text:s/>1977-01-14</text:p>
          </table:table-cell>
          <table:table-cell office:value-type="float" office:value="44">
            <text:p>44</text:p>
          </table:table-cell>
          <table:table-cell table:style-name="ce3" office:value-type="string">
            <text:p><text:s/>1.1.38</text:p>
          </table:table-cell>
        </table:table-row>
        <table:table-row table:style-name="ro4">
          <table:table-cell office:value-type="string">
            <text:p>RM4,M4,M5</text:p>
          </table:table-cell>
          <table:table-cell office:value-type="float" office:value="45">
            <text:p>45</text:p>
          </table:table-cell>
          <table:table-cell office:value-type="string">
            <text:p>21.4N</text:p>
          </table:table-cell>
          <table:table-cell table:formula="of:=IF(SEARCH(&quot;N&quot;;[.C49])&gt;0;1;-1)" office:value-type="float" office:value="1">
            <text:p>1</text:p>
          </table:table-cell>
          <table:table-cell table:formula="of:=REPLACE([.C49];5;1;&quot;&quot;)" office:value-type="string" office:string-value="21.4">
            <text:p>21.4</text:p>
          </table:table-cell>
          <table:table-cell table:formula="of:=([.B49]+([.E49]/60))*[.D49]" office:value-type="float" office:value="45.3566666666667">
            <text:p>45.3567</text:p>
          </table:table-cell>
          <table:table-cell office:value-type="float" office:value="28">
            <text:p>28</text:p>
          </table:table-cell>
          <table:table-cell office:value-type="string">
            <text:p>09.2W</text:p>
          </table:table-cell>
          <table:table-cell table:style-name="ce2" table:formula="of:=IF(SEARCH(&quot;W&quot;;[.H49])&gt;0;-1;1)" office:value-type="float" office:value="-1">
            <text:p>-1</text:p>
          </table:table-cell>
          <table:table-cell table:formula="of:=REPLACE([.H49];5;1;&quot;&quot;)" office:value-type="string" office:string-value="09.2">
            <text:p>09.2</text:p>
          </table:table-cell>
          <table:table-cell table:formula="of:=([.G49]+([.J49]/60))*[.I49]" office:value-type="float" office:value="-28.1533333333333">
            <text:p>-28.1533</text:p>
          </table:table-cell>
          <table:table-cell office:value-type="float" office:value="977">
            <text:p>977</text:p>
          </table:table-cell>
          <table:table-cell table:style-name="ce3" office:value-type="string">
            <text:p><text:s/>1977-01-16</text:p>
          </table:table-cell>
          <table:table-cell office:value-type="float" office:value="46">
            <text:p>46</text:p>
          </table:table-cell>
          <table:table-cell table:style-name="ce3" office:value-type="string">
            <text:p><text:s/>1.1.39</text:p>
          </table:table-cell>
        </table:table-row>
        <table:table-row table:style-name="ro4">
          <table:table-cell office:value-type="string">
            <text:p>RD10,M2,M1</text:p>
          </table:table-cell>
          <table:table-cell office:value-type="float" office:value="41">
            <text:p>41</text:p>
          </table:table-cell>
          <table:table-cell office:value-type="string">
            <text:p>25.0N</text:p>
          </table:table-cell>
          <table:table-cell table:formula="of:=IF(SEARCH(&quot;N&quot;;[.C50])&gt;0;1;-1)" office:value-type="float" office:value="1">
            <text:p>1</text:p>
          </table:table-cell>
          <table:table-cell table:formula="of:=REPLACE([.C50];5;1;&quot;&quot;)" office:value-type="string" office:string-value="25.0">
            <text:p>25.0</text:p>
          </table:table-cell>
          <table:table-cell table:formula="of:=([.B50]+([.E50]/60))*[.D50]" office:value-type="float" office:value="41.4166666666667">
            <text:p>41.4167</text:p>
          </table:table-cell>
          <table:table-cell office:value-type="float" office:value="27">
            <text:p>27</text:p>
          </table:table-cell>
          <table:table-cell office:value-type="string">
            <text:p>56.7W</text:p>
          </table:table-cell>
          <table:table-cell table:style-name="ce2" table:formula="of:=IF(SEARCH(&quot;W&quot;;[.H50])&gt;0;-1;1)" office:value-type="float" office:value="-1">
            <text:p>-1</text:p>
          </table:table-cell>
          <table:table-cell table:formula="of:=REPLACE([.H50];5;1;&quot;&quot;)" office:value-type="string" office:string-value="56.7">
            <text:p>56.7</text:p>
          </table:table-cell>
          <table:table-cell table:formula="of:=([.G50]+([.J50]/60))*[.I50]" office:value-type="float" office:value="-27.945">
            <text:p>-27.9450</text:p>
          </table:table-cell>
          <table:table-cell office:value-type="float" office:value="2413">
            <text:p>2413</text:p>
          </table:table-cell>
          <table:table-cell table:style-name="ce3" office:value-type="string">
            <text:p><text:s/>1977-01-18</text:p>
          </table:table-cell>
          <table:table-cell office:value-type="float" office:value="46">
            <text:p>46</text:p>
          </table:table-cell>
          <table:table-cell table:style-name="ce3" office:value-type="string">
            <text:p><text:s/>1.1.40</text:p>
          </table:table-cell>
        </table:table-row>
        <table:table-row table:style-name="ro4">
          <table:table-cell office:value-type="string">
            <text:p>R10</text:p>
          </table:table-cell>
          <table:table-cell office:value-type="float" office:value="53">
            <text:p>53</text:p>
          </table:table-cell>
          <table:table-cell office:value-type="string">
            <text:p>46.0N</text:p>
          </table:table-cell>
          <table:table-cell table:formula="of:=IF(SEARCH(&quot;N&quot;;[.C51])&gt;0;1;-1)" office:value-type="float" office:value="1">
            <text:p>1</text:p>
          </table:table-cell>
          <table:table-cell table:formula="of:=REPLACE([.C51];5;1;&quot;&quot;)" office:value-type="string" office:string-value="46.0">
            <text:p>46.0</text:p>
          </table:table-cell>
          <table:table-cell table:formula="of:=([.B51]+([.E51]/60))*[.D51]" office:value-type="float" office:value="53.7666666666667">
            <text:p>53.7667</text:p>
          </table:table-cell>
          <table:table-cell office:value-type="float" office:value="3">
            <text:p>3</text:p>
          </table:table-cell>
          <table:table-cell office:value-type="string">
            <text:p>43.0W</text:p>
          </table:table-cell>
          <table:table-cell table:style-name="ce2" table:formula="of:=IF(SEARCH(&quot;W&quot;;[.H51])&gt;0;-1;1)" office:value-type="float" office:value="-1">
            <text:p>-1</text:p>
          </table:table-cell>
          <table:table-cell table:formula="of:=REPLACE([.H51];5;1;&quot;&quot;)" office:value-type="string" office:string-value="43.0">
            <text:p>43.0</text:p>
          </table:table-cell>
          <table:table-cell table:formula="of:=([.G51]+([.J51]/60))*[.I51]" office:value-type="float" office:value="-3.71666666666667">
            <text:p>-3.7167</text:p>
          </table:table-cell>
          <table:table-cell office:value-type="float" office:value="41">
            <text:p>41</text:p>
          </table:table-cell>
          <table:table-cell table:style-name="ce3" office:value-type="string">
            <text:p><text:s/>1977-03-16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12</text:p>
          </table:table-cell>
          <table:table-cell office:value-type="float" office:value="53">
            <text:p>53</text:p>
          </table:table-cell>
          <table:table-cell office:value-type="string">
            <text:p>46.0N</text:p>
          </table:table-cell>
          <table:table-cell table:formula="of:=IF(SEARCH(&quot;N&quot;;[.C52])&gt;0;1;-1)" office:value-type="float" office:value="1">
            <text:p>1</text:p>
          </table:table-cell>
          <table:table-cell table:formula="of:=REPLACE([.C52];5;1;&quot;&quot;)" office:value-type="string" office:string-value="46.0">
            <text:p>46.0</text:p>
          </table:table-cell>
          <table:table-cell table:formula="of:=([.B52]+([.E52]/60))*[.D52]" office:value-type="float" office:value="53.7666666666667">
            <text:p>53.7667</text:p>
          </table:table-cell>
          <table:table-cell office:value-type="float" office:value="4">
            <text:p>4</text:p>
          </table:table-cell>
          <table:table-cell office:value-type="string">
            <text:p>08.0W</text:p>
          </table:table-cell>
          <table:table-cell table:style-name="ce2" table:formula="of:=IF(SEARCH(&quot;W&quot;;[.H52])&gt;0;-1;1)" office:value-type="float" office:value="-1">
            <text:p>-1</text:p>
          </table:table-cell>
          <table:table-cell table:formula="of:=REPLACE([.H52];5;1;&quot;&quot;)" office:value-type="string" office:string-value="08.0">
            <text:p>08.0</text:p>
          </table:table-cell>
          <table:table-cell table:formula="of:=([.G52]+([.J52]/60))*[.I52]" office:value-type="float" office:value="-4.13333333333333">
            <text:p>-4.1333</text:p>
          </table:table-cell>
          <table:table-cell office:value-type="float" office:value="48">
            <text:p>48</text:p>
          </table:table-cell>
          <table:table-cell table:style-name="ce3" office:value-type="string">
            <text:p><text:s/>1977-03-21</text:p>
          </table:table-cell>
          <table:table-cell office:value-type="float" office:value="26">
            <text:p>26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35</text:p>
          </table:table-cell>
          <table:table-cell office:value-type="float" office:value="53">
            <text:p>53</text:p>
          </table:table-cell>
          <table:table-cell office:value-type="string">
            <text:p>39.0N</text:p>
          </table:table-cell>
          <table:table-cell table:formula="of:=IF(SEARCH(&quot;N&quot;;[.C53])&gt;0;1;-1)" office:value-type="float" office:value="1">
            <text:p>1</text:p>
          </table:table-cell>
          <table:table-cell table:formula="of:=REPLACE([.C53];5;1;&quot;&quot;)" office:value-type="string" office:string-value="39.0">
            <text:p>39.0</text:p>
          </table:table-cell>
          <table:table-cell table:formula="of:=([.B53]+([.E53]/60))*[.D53]" office:value-type="float" office:value="53.65">
            <text:p>53.6500</text:p>
          </table:table-cell>
          <table:table-cell office:value-type="float" office:value="3">
            <text:p>3</text:p>
          </table:table-cell>
          <table:table-cell office:value-type="string">
            <text:p>55.0W</text:p>
          </table:table-cell>
          <table:table-cell table:style-name="ce2" table:formula="of:=IF(SEARCH(&quot;W&quot;;[.H53])&gt;0;-1;1)" office:value-type="float" office:value="-1">
            <text:p>-1</text:p>
          </table:table-cell>
          <table:table-cell table:formula="of:=REPLACE([.H53];5;1;&quot;&quot;)" office:value-type="string" office:string-value="55.0">
            <text:p>55.0</text:p>
          </table:table-cell>
          <table:table-cell table:formula="of:=([.G53]+([.J53]/60))*[.I53]" office:value-type="float" office:value="-3.91666666666667">
            <text:p>-3.9167</text:p>
          </table:table-cell>
          <table:table-cell office:value-type="float" office:value="32">
            <text:p>32</text:p>
          </table:table-cell>
          <table:table-cell table:style-name="ce3" office:value-type="string">
            <text:p><text:s/>1977-03-21</text:p>
          </table:table-cell>
          <table:table-cell office:value-type="float" office:value="34">
            <text:p>34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34</text:p>
          </table:table-cell>
          <table:table-cell office:value-type="float" office:value="54">
            <text:p>54</text:p>
          </table:table-cell>
          <table:table-cell office:value-type="string">
            <text:p>09.0N</text:p>
          </table:table-cell>
          <table:table-cell table:formula="of:=IF(SEARCH(&quot;N&quot;;[.C54])&gt;0;1;-1)" office:value-type="float" office:value="1">
            <text:p>1</text:p>
          </table:table-cell>
          <table:table-cell table:formula="of:=REPLACE([.C54];5;1;&quot;&quot;)" office:value-type="string" office:string-value="09.0">
            <text:p>09.0</text:p>
          </table:table-cell>
          <table:table-cell table:formula="of:=([.B54]+([.E54]/60))*[.D54]" office:value-type="float" office:value="54.15">
            <text:p>54.1500</text:p>
          </table:table-cell>
          <table:table-cell office:value-type="float" office:value="3">
            <text:p>3</text:p>
          </table:table-cell>
          <table:table-cell office:value-type="string">
            <text:p>40.0W</text:p>
          </table:table-cell>
          <table:table-cell table:style-name="ce2" table:formula="of:=IF(SEARCH(&quot;W&quot;;[.H54])&gt;0;-1;1)" office:value-type="float" office:value="-1">
            <text:p>-1</text:p>
          </table:table-cell>
          <table:table-cell table:formula="of:=REPLACE([.H54];5;1;&quot;&quot;)" office:value-type="string" office:string-value="40.0">
            <text:p>40.0</text:p>
          </table:table-cell>
          <table:table-cell table:formula="of:=([.G54]+([.J54]/60))*[.I54]" office:value-type="float" office:value="-3.66666666666667">
            <text:p>-3.6667</text:p>
          </table:table-cell>
          <table:table-cell office:value-type="float" office:value="29">
            <text:p>29</text:p>
          </table:table-cell>
          <table:table-cell table:style-name="ce3" office:value-type="string">
            <text:p><text:s/>1977-03-21</text:p>
          </table:table-cell>
          <table:table-cell office:value-type="float" office:value="33">
            <text:p>33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33</text:p>
          </table:table-cell>
          <table:table-cell office:value-type="float" office:value="52">
            <text:p>52</text:p>
          </table:table-cell>
          <table:table-cell office:value-type="string">
            <text:p>04.0N</text:p>
          </table:table-cell>
          <table:table-cell table:formula="of:=IF(SEARCH(&quot;N&quot;;[.C55])&gt;0;1;-1)" office:value-type="float" office:value="1">
            <text:p>1</text:p>
          </table:table-cell>
          <table:table-cell table:formula="of:=REPLACE([.C55];5;1;&quot;&quot;)" office:value-type="string" office:string-value="04.0">
            <text:p>04.0</text:p>
          </table:table-cell>
          <table:table-cell table:formula="of:=([.B55]+([.E55]/60))*[.D55]" office:value-type="float" office:value="52.0666666666667">
            <text:p>52.0667</text:p>
          </table:table-cell>
          <table:table-cell office:value-type="float" office:value="5">
            <text:p>5</text:p>
          </table:table-cell>
          <table:table-cell office:value-type="string">
            <text:p>47.0W</text:p>
          </table:table-cell>
          <table:table-cell table:style-name="ce2" table:formula="of:=IF(SEARCH(&quot;W&quot;;[.H55])&gt;0;-1;1)" office:value-type="float" office:value="-1">
            <text:p>-1</text:p>
          </table:table-cell>
          <table:table-cell table:formula="of:=REPLACE([.H55];5;1;&quot;&quot;)" office:value-type="string" office:string-value="47.0">
            <text:p>47.0</text:p>
          </table:table-cell>
          <table:table-cell table:formula="of:=([.G55]+([.J55]/60))*[.I55]" office:value-type="float" office:value="-5.78333333333333">
            <text:p>-5.7833</text:p>
          </table:table-cell>
          <table:table-cell office:value-type="float" office:value="95">
            <text:p>95</text:p>
          </table:table-cell>
          <table:table-cell table:style-name="ce3" office:value-type="string">
            <text:p><text:s/>1977-03-22</text:p>
          </table:table-cell>
          <table:table-cell office:value-type="float" office:value="35">
            <text:p>35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QC</text:p>
          </table:table-cell>
          <table:table-cell office:value-type="float" office:value="53">
            <text:p>53</text:p>
          </table:table-cell>
          <table:table-cell office:value-type="string">
            <text:p>30.8N</text:p>
          </table:table-cell>
          <table:table-cell table:formula="of:=IF(SEARCH(&quot;N&quot;;[.C56])&gt;0;1;-1)" office:value-type="float" office:value="1">
            <text:p>1</text:p>
          </table:table-cell>
          <table:table-cell table:formula="of:=REPLACE([.C56];5;1;&quot;&quot;)" office:value-type="string" office:string-value="30.8">
            <text:p>30.8</text:p>
          </table:table-cell>
          <table:table-cell table:formula="of:=([.B56]+([.E56]/60))*[.D56]" office:value-type="float" office:value="53.5133333333333">
            <text:p>53.5133</text:p>
          </table:table-cell>
          <table:table-cell office:value-type="float" office:value="3">
            <text:p>3</text:p>
          </table:table-cell>
          <table:table-cell office:value-type="string">
            <text:p>11.9W</text:p>
          </table:table-cell>
          <table:table-cell table:style-name="ce2" table:formula="of:=IF(SEARCH(&quot;W&quot;;[.H56])&gt;0;-1;1)" office:value-type="float" office:value="-1">
            <text:p>-1</text:p>
          </table:table-cell>
          <table:table-cell table:formula="of:=REPLACE([.H56];5;1;&quot;&quot;)" office:value-type="string" office:string-value="11.9">
            <text:p>11.9</text:p>
          </table:table-cell>
          <table:table-cell table:formula="of:=([.G56]+([.J56]/60))*[.I56]" office:value-type="float" office:value="-3.19833333333333">
            <text:p>-3.1983</text:p>
          </table:table-cell>
          <table:table-cell office:value-type="float" office:value="20">
            <text:p>20</text:p>
          </table:table-cell>
          <table:table-cell table:style-name="ce3" office:value-type="string">
            <text:p><text:s/>1977-03-20</text:p>
          </table:table-cell>
          <table:table-cell office:value-type="float" office:value="80">
            <text:p>80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NSTART BAY</text:p>
          </table:table-cell>
          <table:table-cell office:value-type="float" office:value="50">
            <text:p>50</text:p>
          </table:table-cell>
          <table:table-cell office:value-type="string">
            <text:p>15.1N</text:p>
          </table:table-cell>
          <table:table-cell table:formula="of:=IF(SEARCH(&quot;N&quot;;[.C57])&gt;0;1;-1)" office:value-type="float" office:value="1">
            <text:p>1</text:p>
          </table:table-cell>
          <table:table-cell table:formula="of:=REPLACE([.C57];5;1;&quot;&quot;)" office:value-type="string" office:string-value="15.1">
            <text:p>15.1</text:p>
          </table:table-cell>
          <table:table-cell table:formula="of:=([.B57]+([.E57]/60))*[.D57]" office:value-type="float" office:value="50.2516666666667">
            <text:p>50.2517</text:p>
          </table:table-cell>
          <table:table-cell office:value-type="float" office:value="3">
            <text:p>3</text:p>
          </table:table-cell>
          <table:table-cell office:value-type="string">
            <text:p>33.8W</text:p>
          </table:table-cell>
          <table:table-cell table:style-name="ce2" table:formula="of:=IF(SEARCH(&quot;W&quot;;[.H57])&gt;0;-1;1)" office:value-type="float" office:value="-1">
            <text:p>-1</text:p>
          </table:table-cell>
          <table:table-cell table:formula="of:=REPLACE([.H57];5;1;&quot;&quot;)" office:value-type="string" office:string-value="33.8">
            <text:p>33.8</text:p>
          </table:table-cell>
          <table:table-cell table:formula="of:=([.G57]+([.J57]/60))*[.I57]" office:value-type="float" office:value="-3.56333333333333">
            <text:p>-3.5633</text:p>
          </table:table-cell>
          <table:table-cell office:value-type="float" office:value="43">
            <text:p>43</text:p>
          </table:table-cell>
          <table:table-cell table:style-name="ce3" office:value-type="string">
            <text:p><text:s/>1977-07-28</text:p>
          </table:table-cell>
          <table:table-cell office:value-type="float" office:value="45">
            <text:p>45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D</text:p>
          </table:table-cell>
          <table:table-cell office:value-type="float" office:value="53">
            <text:p>53</text:p>
          </table:table-cell>
          <table:table-cell office:value-type="string">
            <text:p>45.8N</text:p>
          </table:table-cell>
          <table:table-cell table:formula="of:=IF(SEARCH(&quot;N&quot;;[.C58])&gt;0;1;-1)" office:value-type="float" office:value="1">
            <text:p>1</text:p>
          </table:table-cell>
          <table:table-cell table:formula="of:=REPLACE([.C58];5;1;&quot;&quot;)" office:value-type="string" office:string-value="45.8">
            <text:p>45.8</text:p>
          </table:table-cell>
          <table:table-cell table:formula="of:=([.B58]+([.E58]/60))*[.D58]" office:value-type="float" office:value="53.7633333333333">
            <text:p>53.7633</text:p>
          </table:table-cell>
          <table:table-cell office:value-type="float" office:value="4">
            <text:p>4</text:p>
          </table:table-cell>
          <table:table-cell office:value-type="string">
            <text:p>07.0W</text:p>
          </table:table-cell>
          <table:table-cell table:style-name="ce2" table:formula="of:=IF(SEARCH(&quot;W&quot;;[.H58])&gt;0;-1;1)" office:value-type="float" office:value="-1">
            <text:p>-1</text:p>
          </table:table-cell>
          <table:table-cell table:formula="of:=REPLACE([.H58];5;1;&quot;&quot;)" office:value-type="string" office:string-value="07.0">
            <text:p>07.0</text:p>
          </table:table-cell>
          <table:table-cell table:formula="of:=([.G58]+([.J58]/60))*[.I58]" office:value-type="float" office:value="-4.11666666666667">
            <text:p>-4.1167</text:p>
          </table:table-cell>
          <table:table-cell office:value-type="float" office:value="48">
            <text:p>48</text:p>
          </table:table-cell>
          <table:table-cell table:style-name="ce3" office:value-type="string">
            <text:p><text:s/>1977-10-17</text:p>
          </table:table-cell>
          <table:table-cell office:value-type="float" office:value="38">
            <text:p>38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B</text:p>
          </table:table-cell>
          <table:table-cell office:value-type="float" office:value="51">
            <text:p>51</text:p>
          </table:table-cell>
          <table:table-cell office:value-type="string">
            <text:p>45.2N</text:p>
          </table:table-cell>
          <table:table-cell table:formula="of:=IF(SEARCH(&quot;N&quot;;[.C59])&gt;0;1;-1)" office:value-type="float" office:value="1">
            <text:p>1</text:p>
          </table:table-cell>
          <table:table-cell table:formula="of:=REPLACE([.C59];5;1;&quot;&quot;)" office:value-type="string" office:string-value="45.2">
            <text:p>45.2</text:p>
          </table:table-cell>
          <table:table-cell table:formula="of:=([.B59]+([.E59]/60))*[.D59]" office:value-type="float" office:value="51.7533333333333">
            <text:p>51.7533</text:p>
          </table:table-cell>
          <table:table-cell office:value-type="float" office:value="6">
            <text:p>6</text:p>
          </table:table-cell>
          <table:table-cell office:value-type="string">
            <text:p>35.7W</text:p>
          </table:table-cell>
          <table:table-cell table:style-name="ce2" table:formula="of:=IF(SEARCH(&quot;W&quot;;[.H59])&gt;0;-1;1)" office:value-type="float" office:value="-1">
            <text:p>-1</text:p>
          </table:table-cell>
          <table:table-cell table:formula="of:=REPLACE([.H59];5;1;&quot;&quot;)" office:value-type="string" office:string-value="35.7">
            <text:p>35.7</text:p>
          </table:table-cell>
          <table:table-cell table:formula="of:=([.G59]+([.J59]/60))*[.I59]" office:value-type="float" office:value="-6.595">
            <text:p>-6.5950</text:p>
          </table:table-cell>
          <table:table-cell office:value-type="float" office:value="70">
            <text:p>70</text:p>
          </table:table-cell>
          <table:table-cell table:style-name="ce3" office:value-type="string">
            <text:p><text:s/>1978-03-25</text:p>
          </table:table-cell>
          <table:table-cell office:value-type="float" office:value="49">
            <text:p>49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D</text:p>
          </table:table-cell>
          <table:table-cell office:value-type="float" office:value="50">
            <text:p>50</text:p>
          </table:table-cell>
          <table:table-cell office:value-type="string">
            <text:p>35.0N</text:p>
          </table:table-cell>
          <table:table-cell table:formula="of:=IF(SEARCH(&quot;N&quot;;[.C60])&gt;0;1;-1)" office:value-type="float" office:value="1">
            <text:p>1</text:p>
          </table:table-cell>
          <table:table-cell table:formula="of:=REPLACE([.C60];5;1;&quot;&quot;)" office:value-type="string" office:string-value="35.0">
            <text:p>35.0</text:p>
          </table:table-cell>
          <table:table-cell table:formula="of:=([.B60]+([.E60]/60))*[.D60]" office:value-type="float" office:value="50.5833333333333">
            <text:p>50.5833</text:p>
          </table:table-cell>
          <table:table-cell office:value-type="float" office:value="6">
            <text:p>6</text:p>
          </table:table-cell>
          <table:table-cell office:value-type="string">
            <text:p>10.0W</text:p>
          </table:table-cell>
          <table:table-cell table:style-name="ce2" table:formula="of:=IF(SEARCH(&quot;W&quot;;[.H60])&gt;0;-1;1)" office:value-type="float" office:value="-1">
            <text:p>-1</text:p>
          </table:table-cell>
          <table:table-cell table:formula="of:=REPLACE([.H60];5;1;&quot;&quot;)" office:value-type="string" office:string-value="10.0">
            <text:p>10.0</text:p>
          </table:table-cell>
          <table:table-cell table:formula="of:=([.G60]+([.J60]/60))*[.I60]" office:value-type="float" office:value="-6.16666666666667">
            <text:p>-6.1667</text:p>
          </table:table-cell>
          <table:table-cell office:value-type="float" office:value="91">
            <text:p>91</text:p>
          </table:table-cell>
          <table:table-cell table:style-name="ce3" office:value-type="string">
            <text:p><text:s/>1978-03-28</text:p>
          </table:table-cell>
          <table:table-cell office:value-type="float" office:value="114">
            <text:p>114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F</text:p>
          </table:table-cell>
          <table:table-cell office:value-type="float" office:value="50">
            <text:p>50</text:p>
          </table:table-cell>
          <table:table-cell office:value-type="string">
            <text:p>33.0N</text:p>
          </table:table-cell>
          <table:table-cell table:formula="of:=IF(SEARCH(&quot;N&quot;;[.C61])&gt;0;1;-1)" office:value-type="float" office:value="1">
            <text:p>1</text:p>
          </table:table-cell>
          <table:table-cell table:formula="of:=REPLACE([.C61];5;1;&quot;&quot;)" office:value-type="string" office:string-value="33.0">
            <text:p>33.0</text:p>
          </table:table-cell>
          <table:table-cell table:formula="of:=([.B61]+([.E61]/60))*[.D61]" office:value-type="float" office:value="50.55">
            <text:p>50.5500</text:p>
          </table:table-cell>
          <table:table-cell office:value-type="float" office:value="7">
            <text:p>7</text:p>
          </table:table-cell>
          <table:table-cell office:value-type="string">
            <text:p>32.0W</text:p>
          </table:table-cell>
          <table:table-cell table:style-name="ce2" table:formula="of:=IF(SEARCH(&quot;W&quot;;[.H61])&gt;0;-1;1)" office:value-type="float" office:value="-1">
            <text:p>-1</text:p>
          </table:table-cell>
          <table:table-cell table:formula="of:=REPLACE([.H61];5;1;&quot;&quot;)" office:value-type="string" office:string-value="32.0">
            <text:p>32.0</text:p>
          </table:table-cell>
          <table:table-cell table:formula="of:=([.G61]+([.J61]/60))*[.I61]" office:value-type="float" office:value="-7.53333333333333">
            <text:p>-7.5333</text:p>
          </table:table-cell>
          <table:table-cell office:value-type="float" office:value="108">
            <text:p>108</text:p>
          </table:table-cell>
          <table:table-cell table:style-name="ce3" office:value-type="string">
            <text:p><text:s/>1978-03-30</text:p>
          </table:table-cell>
          <table:table-cell office:value-type="float" office:value="45">
            <text:p>45</text:p>
          </table:table-cell>
          <table:table-cell table:style-name="ce3" office:value-type="string">
            <text:p><text:s/>1.1.55</text:p>
          </table:table-cell>
        </table:table-row>
        <table:table-row table:style-name="ro4">
          <table:table-cell office:value-type="string">
            <text:p>RC</text:p>
          </table:table-cell>
          <table:table-cell office:value-type="float" office:value="51">
            <text:p>51</text:p>
          </table:table-cell>
          <table:table-cell office:value-type="string">
            <text:p>20.0N</text:p>
          </table:table-cell>
          <table:table-cell table:formula="of:=IF(SEARCH(&quot;N&quot;;[.C62])&gt;0;1;-1)" office:value-type="float" office:value="1">
            <text:p>1</text:p>
          </table:table-cell>
          <table:table-cell table:formula="of:=REPLACE([.C62];5;1;&quot;&quot;)" office:value-type="string" office:string-value="20.0">
            <text:p>20.0</text:p>
          </table:table-cell>
          <table:table-cell table:formula="of:=([.B62]+([.E62]/60))*[.D62]" office:value-type="float" office:value="51.3333333333333">
            <text:p>51.3333</text:p>
          </table:table-cell>
          <table:table-cell office:value-type="float" office:value="6">
            <text:p>6</text:p>
          </table:table-cell>
          <table:table-cell office:value-type="string">
            <text:p>30.0W</text:p>
          </table:table-cell>
          <table:table-cell table:style-name="ce2" table:formula="of:=IF(SEARCH(&quot;W&quot;;[.H62])&gt;0;-1;1)" office:value-type="float" office:value="-1">
            <text:p>-1</text:p>
          </table:table-cell>
          <table:table-cell table:formula="of:=REPLACE([.H62];5;1;&quot;&quot;)" office:value-type="string" office:string-value="30.0">
            <text:p>30.0</text:p>
          </table:table-cell>
          <table:table-cell table:formula="of:=([.G62]+([.J62]/60))*[.I62]" office:value-type="float" office:value="-6.5">
            <text:p>-6.5000</text:p>
          </table:table-cell>
          <table:table-cell office:value-type="float" office:value="95">
            <text:p>95</text:p>
          </table:table-cell>
          <table:table-cell table:style-name="ce3" office:value-type="string">
            <text:p><text:s/>1978-04-01</text:p>
          </table:table-cell>
          <table:table-cell office:value-type="float" office:value="42">
            <text:p>42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NLOCH LINNHE</text:p>
          </table:table-cell>
          <table:table-cell office:value-type="float" office:value="56">
            <text:p>56</text:p>
          </table:table-cell>
          <table:table-cell office:value-type="string">
            <text:p>30.0N</text:p>
          </table:table-cell>
          <table:table-cell table:formula="of:=IF(SEARCH(&quot;N&quot;;[.C63])&gt;0;1;-1)" office:value-type="float" office:value="1">
            <text:p>1</text:p>
          </table:table-cell>
          <table:table-cell table:formula="of:=REPLACE([.C63];5;1;&quot;&quot;)" office:value-type="string" office:string-value="30.0">
            <text:p>30.0</text:p>
          </table:table-cell>
          <table:table-cell table:formula="of:=([.B63]+([.E63]/60))*[.D63]" office:value-type="float" office:value="56.5">
            <text:p>56.5000</text:p>
          </table:table-cell>
          <table:table-cell office:value-type="float" office:value="5">
            <text:p>5</text:p>
          </table:table-cell>
          <table:table-cell office:value-type="string">
            <text:p>37.0W</text:p>
          </table:table-cell>
          <table:table-cell table:style-name="ce2" table:formula="of:=IF(SEARCH(&quot;W&quot;;[.H63])&gt;0;-1;1)" office:value-type="float" office:value="-1">
            <text:p>-1</text:p>
          </table:table-cell>
          <table:table-cell table:formula="of:=REPLACE([.H63];5;1;&quot;&quot;)" office:value-type="string" office:string-value="37.0">
            <text:p>37.0</text:p>
          </table:table-cell>
          <table:table-cell table:formula="of:=([.G63]+([.J63]/60))*[.I63]" office:value-type="float" office:value="-5.61666666666667">
            <text:p>-5.6167</text:p>
          </table:table-cell>
          <table:table-cell office:value-type="float" office:value="180">
            <text:p>180</text:p>
          </table:table-cell>
          <table:table-cell table:style-name="ce3" office:value-type="string">
            <text:p><text:s/>1978-07-20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T3,M4</text:p>
          </table:table-cell>
          <table:table-cell office:value-type="float" office:value="3">
            <text:p>3</text:p>
          </table:table-cell>
          <table:table-cell office:value-type="string">
            <text:p>07.9N</text:p>
          </table:table-cell>
          <table:table-cell table:formula="of:=IF(SEARCH(&quot;N&quot;;[.C64])&gt;0;1;-1)" office:value-type="float" office:value="1">
            <text:p>1</text:p>
          </table:table-cell>
          <table:table-cell table:formula="of:=REPLACE([.C64];5;1;&quot;&quot;)" office:value-type="string" office:string-value="07.9">
            <text:p>07.9</text:p>
          </table:table-cell>
          <table:table-cell table:formula="of:=([.B64]+([.E64]/60))*[.D64]" office:value-type="float" office:value="3.13166666666667">
            <text:p>3.1317</text:p>
          </table:table-cell>
          <table:table-cell office:value-type="float" office:value="25">
            <text:p>25</text:p>
          </table:table-cell>
          <table:table-cell office:value-type="string">
            <text:p>03.6W</text:p>
          </table:table-cell>
          <table:table-cell table:style-name="ce2" table:formula="of:=IF(SEARCH(&quot;W&quot;;[.H64])&gt;0;-1;1)" office:value-type="float" office:value="-1">
            <text:p>-1</text:p>
          </table:table-cell>
          <table:table-cell table:formula="of:=REPLACE([.H64];5;1;&quot;&quot;)" office:value-type="string" office:string-value="03.6">
            <text:p>03.6</text:p>
          </table:table-cell>
          <table:table-cell table:formula="of:=([.G64]+([.J64]/60))*[.I64]" office:value-type="float" office:value="-25.06">
            <text:p>-25.0600</text:p>
          </table:table-cell>
          <table:table-cell office:value-type="float" office:value="4200">
            <text:p>4200</text:p>
          </table:table-cell>
          <table:table-cell table:style-name="ce3" office:value-type="string">
            <text:p><text:s/>1978-09-11</text:p>
          </table:table-cell>
          <table:table-cell office:value-type="float" office:value="27">
            <text:p>27</text:p>
          </table:table-cell>
          <table:table-cell table:style-name="ce3" office:value-type="string">
            <text:p><text:s/>1.3.7</text:p>
          </table:table-cell>
        </table:table-row>
        <table:table-row table:style-name="ro4">
          <table:table-cell office:value-type="string">
            <text:p>RT3,M4,M5,M6</text:p>
          </table:table-cell>
          <table:table-cell office:value-type="float" office:value="3">
            <text:p>3</text:p>
          </table:table-cell>
          <table:table-cell office:value-type="string">
            <text:p>07.9N</text:p>
          </table:table-cell>
          <table:table-cell table:formula="of:=IF(SEARCH(&quot;N&quot;;[.C65])&gt;0;1;-1)" office:value-type="float" office:value="1">
            <text:p>1</text:p>
          </table:table-cell>
          <table:table-cell table:formula="of:=REPLACE([.C65];5;1;&quot;&quot;)" office:value-type="string" office:string-value="07.9">
            <text:p>07.9</text:p>
          </table:table-cell>
          <table:table-cell table:formula="of:=([.B65]+([.E65]/60))*[.D65]" office:value-type="float" office:value="3.13166666666667">
            <text:p>3.1317</text:p>
          </table:table-cell>
          <table:table-cell office:value-type="float" office:value="25">
            <text:p>25</text:p>
          </table:table-cell>
          <table:table-cell office:value-type="string">
            <text:p>03.6W</text:p>
          </table:table-cell>
          <table:table-cell table:style-name="ce2" table:formula="of:=IF(SEARCH(&quot;W&quot;;[.H65])&gt;0;-1;1)" office:value-type="float" office:value="-1">
            <text:p>-1</text:p>
          </table:table-cell>
          <table:table-cell table:formula="of:=REPLACE([.H65];5;1;&quot;&quot;)" office:value-type="string" office:string-value="03.6">
            <text:p>03.6</text:p>
          </table:table-cell>
          <table:table-cell table:formula="of:=([.G65]+([.J65]/60))*[.I65]" office:value-type="float" office:value="-25.06">
            <text:p>-25.0600</text:p>
          </table:table-cell>
          <table:table-cell office:value-type="float" office:value="4200">
            <text:p>4200</text:p>
          </table:table-cell>
          <table:table-cell table:style-name="ce3" office:value-type="string">
            <text:p><text:s/>1978-09-11</text:p>
          </table:table-cell>
          <table:table-cell office:value-type="float" office:value="29">
            <text:p>29</text:p>
          </table:table-cell>
          <table:table-cell/>
        </table:table-row>
        <table:table-row table:style-name="ro4">
          <table:table-cell office:value-type="string">
            <text:p>RT1,M1,M2</text:p>
          </table:table-cell>
          <table:table-cell office:value-type="float" office:value="10">
            <text:p>10</text:p>
          </table:table-cell>
          <table:table-cell office:value-type="string">
            <text:p>05.5N</text:p>
          </table:table-cell>
          <table:table-cell table:formula="of:=IF(SEARCH(&quot;N&quot;;[.C66])&gt;0;1;-1)" office:value-type="float" office:value="1">
            <text:p>1</text:p>
          </table:table-cell>
          <table:table-cell table:formula="of:=REPLACE([.C66];5;1;&quot;&quot;)" office:value-type="string" office:string-value="05.5">
            <text:p>05.5</text:p>
          </table:table-cell>
          <table:table-cell table:formula="of:=([.B66]+([.E66]/60))*[.D66]" office:value-type="float" office:value="10.0916666666667">
            <text:p>10.0917</text:p>
          </table:table-cell>
          <table:table-cell office:value-type="float" office:value="17">
            <text:p>17</text:p>
          </table:table-cell>
          <table:table-cell office:value-type="string">
            <text:p>13.7W</text:p>
          </table:table-cell>
          <table:table-cell table:style-name="ce2" table:formula="of:=IF(SEARCH(&quot;W&quot;;[.H66])&gt;0;-1;1)" office:value-type="float" office:value="-1">
            <text:p>-1</text:p>
          </table:table-cell>
          <table:table-cell table:formula="of:=REPLACE([.H66];5;1;&quot;&quot;)" office:value-type="string" office:string-value="13.7">
            <text:p>13.7</text:p>
          </table:table-cell>
          <table:table-cell table:formula="of:=([.G66]+([.J66]/60))*[.I66]" office:value-type="float" office:value="-17.2283333333333">
            <text:p>-17.2283</text:p>
          </table:table-cell>
          <table:table-cell office:value-type="float" office:value="524">
            <text:p>524</text:p>
          </table:table-cell>
          <table:table-cell table:style-name="ce3" office:value-type="string">
            <text:p><text:s/>1978-11-07</text:p>
          </table:table-cell>
          <table:table-cell office:value-type="float" office:value="34">
            <text:p>34</text:p>
          </table:table-cell>
          <table:table-cell/>
        </table:table-row>
        <table:table-row table:style-name="ro4">
          <table:table-cell office:value-type="string">
            <text:p>RT2,M4,M5,M6</text:p>
          </table:table-cell>
          <table:table-cell office:value-type="float" office:value="6">
            <text:p>6</text:p>
          </table:table-cell>
          <table:table-cell office:value-type="string">
            <text:p>03.9N</text:p>
          </table:table-cell>
          <table:table-cell table:formula="of:=IF(SEARCH(&quot;N&quot;;[.C67])&gt;0;1;-1)" office:value-type="float" office:value="1">
            <text:p>1</text:p>
          </table:table-cell>
          <table:table-cell table:formula="of:=REPLACE([.C67];5;1;&quot;&quot;)" office:value-type="string" office:string-value="03.9">
            <text:p>03.9</text:p>
          </table:table-cell>
          <table:table-cell table:formula="of:=([.B67]+([.E67]/60))*[.D67]" office:value-type="float" office:value="6.065">
            <text:p>6.0650</text:p>
          </table:table-cell>
          <table:table-cell office:value-type="float" office:value="20">
            <text:p>20</text:p>
          </table:table-cell>
          <table:table-cell office:value-type="string">
            <text:p>58.1W</text:p>
          </table:table-cell>
          <table:table-cell table:style-name="ce2" table:formula="of:=IF(SEARCH(&quot;W&quot;;[.H67])&gt;0;-1;1)" office:value-type="float" office:value="-1">
            <text:p>-1</text:p>
          </table:table-cell>
          <table:table-cell table:formula="of:=REPLACE([.H67];5;1;&quot;&quot;)" office:value-type="string" office:string-value="58.1">
            <text:p>58.1</text:p>
          </table:table-cell>
          <table:table-cell table:formula="of:=([.G67]+([.J67]/60))*[.I67]" office:value-type="float" office:value="-20.9683333333333">
            <text:p>-20.9683</text:p>
          </table:table-cell>
          <table:table-cell office:value-type="float" office:value="3650">
            <text:p>3650</text:p>
          </table:table-cell>
          <table:table-cell table:style-name="ce3" office:value-type="string">
            <text:p><text:s/>1978-11-10</text:p>
          </table:table-cell>
          <table:table-cell office:value-type="float" office:value="29">
            <text:p>29</text:p>
          </table:table-cell>
          <table:table-cell table:style-name="ce3" office:value-type="string">
            <text:p><text:s/>1.3.6</text:p>
          </table:table-cell>
        </table:table-row>
        <table:table-row table:style-name="ro4">
          <table:table-cell office:value-type="string">
            <text:p>RT4,M1,M2</text:p>
          </table:table-cell>
          <table:table-cell office:value-type="float" office:value="0">
            <text:p>0</text:p>
          </table:table-cell>
          <table:table-cell office:value-type="string">
            <text:p>56.0N</text:p>
          </table:table-cell>
          <table:table-cell table:formula="of:=IF(SEARCH(&quot;N&quot;;[.C68])&gt;0;1;-1)" office:value-type="float" office:value="1">
            <text:p>1</text:p>
          </table:table-cell>
          <table:table-cell table:formula="of:=REPLACE([.C68];5;1;&quot;&quot;)" office:value-type="string" office:string-value="56.0">
            <text:p>56.0</text:p>
          </table:table-cell>
          <table:table-cell table:formula="of:=([.B68]+([.E68]/60))*[.D68]" office:value-type="float" office:value="0.933333333333333">
            <text:p>0.9333</text:p>
          </table:table-cell>
          <table:table-cell office:value-type="float" office:value="29">
            <text:p>29</text:p>
          </table:table-cell>
          <table:table-cell office:value-type="string">
            <text:p>16.6W</text:p>
          </table:table-cell>
          <table:table-cell table:style-name="ce2" table:formula="of:=IF(SEARCH(&quot;W&quot;;[.H68])&gt;0;-1;1)" office:value-type="float" office:value="-1">
            <text:p>-1</text:p>
          </table:table-cell>
          <table:table-cell table:formula="of:=REPLACE([.H68];5;1;&quot;&quot;)" office:value-type="string" office:string-value="16.6">
            <text:p>16.6</text:p>
          </table:table-cell>
          <table:table-cell table:formula="of:=([.G68]+([.J68]/60))*[.I68]" office:value-type="float" office:value="-29.2766666666667">
            <text:p>-29.2767</text:p>
          </table:table-cell>
          <table:table-cell office:value-type="float" office:value="383">
            <text:p>383</text:p>
          </table:table-cell>
          <table:table-cell table:style-name="ce3" office:value-type="string">
            <text:p><text:s/>1978-11-12</text:p>
          </table:table-cell>
          <table:table-cell office:value-type="float" office:value="32">
            <text:p>32</text:p>
          </table:table-cell>
          <table:table-cell table:style-name="ce3" office:value-type="string">
            <text:p><text:s/>1.3.8</text:p>
          </table:table-cell>
        </table:table-row>
        <table:table-row table:style-name="ro4">
          <table:table-cell office:value-type="string">
            <text:p>RT7,M0</text:p>
          </table:table-cell>
          <table:table-cell office:value-type="float" office:value="17">
            <text:p>17</text:p>
          </table:table-cell>
          <table:table-cell office:value-type="string">
            <text:p>04.2S</text:p>
          </table:table-cell>
          <table:table-cell office:value-type="float" office:value="-1">
            <text:p>-1</text:p>
          </table:table-cell>
          <table:table-cell table:formula="of:=REPLACE([.C69];5;1;&quot;&quot;)" office:value-type="string" office:string-value="04.2">
            <text:p>04.2</text:p>
          </table:table-cell>
          <table:table-cell table:formula="of:=([.B69]+([.E69]/60))*[.D69]" office:value-type="float" office:value="-17.07">
            <text:p>-17.0700</text:p>
          </table:table-cell>
          <table:table-cell office:value-type="float" office:value="13">
            <text:p>13</text:p>
          </table:table-cell>
          <table:table-cell office:value-type="string">
            <text:p>39.6W</text:p>
          </table:table-cell>
          <table:table-cell table:style-name="ce2" table:formula="of:=IF(SEARCH(&quot;W&quot;;[.H69])&gt;0;-1;1)" office:value-type="float" office:value="-1">
            <text:p>-1</text:p>
          </table:table-cell>
          <table:table-cell table:formula="of:=REPLACE([.H69];5;1;&quot;&quot;)" office:value-type="string" office:string-value="39.6">
            <text:p>39.6</text:p>
          </table:table-cell>
          <table:table-cell table:formula="of:=([.G69]+([.J69]/60))*[.I69]" office:value-type="float" office:value="-13.66">
            <text:p>-13.6600</text:p>
          </table:table-cell>
          <table:table-cell office:value-type="float" office:value="2700">
            <text:p>2700</text:p>
          </table:table-cell>
          <table:table-cell table:style-name="ce3" office:value-type="string">
            <text:p><text:s/>1979-01-02</text:p>
          </table:table-cell>
          <table:table-cell office:value-type="float" office:value="82">
            <text:p>82</text:p>
          </table:table-cell>
          <table:table-cell table:style-name="ce3" office:value-type="string">
            <text:p><text:s/>1.3.10</text:p>
          </table:table-cell>
        </table:table-row>
        <table:table-row table:style-name="ro4">
          <table:table-cell office:value-type="string">
            <text:p>RT7,M4,M5,M6</text:p>
          </table:table-cell>
          <table:table-cell office:value-type="float" office:value="17">
            <text:p>17</text:p>
          </table:table-cell>
          <table:table-cell office:value-type="string">
            <text:p>04.2S</text:p>
          </table:table-cell>
          <table:table-cell office:value-type="float" office:value="-1">
            <text:p>-1</text:p>
          </table:table-cell>
          <table:table-cell table:formula="of:=REPLACE([.C70];5;1;&quot;&quot;)" office:value-type="string" office:string-value="04.2">
            <text:p>04.2</text:p>
          </table:table-cell>
          <table:table-cell table:formula="of:=([.B70]+([.E70]/60))*[.D70]" office:value-type="float" office:value="-17.07">
            <text:p>-17.0700</text:p>
          </table:table-cell>
          <table:table-cell office:value-type="float" office:value="13">
            <text:p>13</text:p>
          </table:table-cell>
          <table:table-cell office:value-type="string">
            <text:p>39.6W</text:p>
          </table:table-cell>
          <table:table-cell table:style-name="ce2" table:formula="of:=IF(SEARCH(&quot;W&quot;;[.H70])&gt;0;-1;1)" office:value-type="float" office:value="-1">
            <text:p>-1</text:p>
          </table:table-cell>
          <table:table-cell table:formula="of:=REPLACE([.H70];5;1;&quot;&quot;)" office:value-type="string" office:string-value="39.6">
            <text:p>39.6</text:p>
          </table:table-cell>
          <table:table-cell table:formula="of:=([.G70]+([.J70]/60))*[.I70]" office:value-type="float" office:value="-13.66">
            <text:p>-13.6600</text:p>
          </table:table-cell>
          <table:table-cell office:value-type="float" office:value="2700">
            <text:p>2700</text:p>
          </table:table-cell>
          <table:table-cell table:style-name="ce3" office:value-type="string">
            <text:p><text:s/>1979-01-04</text:p>
          </table:table-cell>
          <table:table-cell office:value-type="float" office:value="64">
            <text:p>64</text:p>
          </table:table-cell>
          <table:table-cell table:style-name="ce3" office:value-type="string">
            <text:p><text:s/>1.3.10</text:p>
          </table:table-cell>
        </table:table-row>
        <table:table-row table:style-name="ro4">
          <table:table-cell office:value-type="string">
            <text:p>RB</text:p>
          </table:table-cell>
          <table:table-cell office:value-type="float" office:value="54">
            <text:p>54</text:p>
          </table:table-cell>
          <table:table-cell office:value-type="string">
            <text:p>57.7N</text:p>
          </table:table-cell>
          <table:table-cell table:formula="of:=IF(SEARCH(&quot;N&quot;;[.C71])&gt;0;1;-1)" office:value-type="float" office:value="1">
            <text:p>1</text:p>
          </table:table-cell>
          <table:table-cell table:formula="of:=REPLACE([.C71];5;1;&quot;&quot;)" office:value-type="string" office:string-value="57.7">
            <text:p>57.7</text:p>
          </table:table-cell>
          <table:table-cell table:formula="of:=([.B71]+([.E71]/60))*[.D71]" office:value-type="float" office:value="54.9616666666667">
            <text:p>54.9617</text:p>
          </table:table-cell>
          <table:table-cell office:value-type="float" office:value="5">
            <text:p>5</text:p>
          </table:table-cell>
          <table:table-cell office:value-type="string">
            <text:p>35.7W</text:p>
          </table:table-cell>
          <table:table-cell table:style-name="ce2" table:formula="of:=IF(SEARCH(&quot;W&quot;;[.H71])&gt;0;-1;1)" office:value-type="float" office:value="-1">
            <text:p>-1</text:p>
          </table:table-cell>
          <table:table-cell table:formula="of:=REPLACE([.H71];5;1;&quot;&quot;)" office:value-type="string" office:string-value="35.7">
            <text:p>35.7</text:p>
          </table:table-cell>
          <table:table-cell table:formula="of:=([.G71]+([.J71]/60))*[.I71]" office:value-type="float" office:value="-5.595">
            <text:p>-5.5950</text:p>
          </table:table-cell>
          <table:table-cell office:value-type="float" office:value="157">
            <text:p>157</text:p>
          </table:table-cell>
          <table:table-cell table:style-name="ce3" office:value-type="string">
            <text:p><text:s/>1979-08-05</text:p>
          </table:table-cell>
          <table:table-cell office:value-type="float" office:value="48">
            <text:p>48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E</text:p>
          </table:table-cell>
          <table:table-cell office:value-type="float" office:value="55">
            <text:p>55</text:p>
          </table:table-cell>
          <table:table-cell office:value-type="string">
            <text:p>27.8N</text:p>
          </table:table-cell>
          <table:table-cell table:formula="of:=IF(SEARCH(&quot;N&quot;;[.C72])&gt;0;1;-1)" office:value-type="float" office:value="1">
            <text:p>1</text:p>
          </table:table-cell>
          <table:table-cell table:formula="of:=REPLACE([.C72];5;1;&quot;&quot;)" office:value-type="string" office:string-value="27.8">
            <text:p>27.8</text:p>
          </table:table-cell>
          <table:table-cell table:formula="of:=([.B72]+([.E72]/60))*[.D72]" office:value-type="float" office:value="55.4633333333333">
            <text:p>55.4633</text:p>
          </table:table-cell>
          <table:table-cell office:value-type="float" office:value="6">
            <text:p>6</text:p>
          </table:table-cell>
          <table:table-cell office:value-type="string">
            <text:p>09.8W</text:p>
          </table:table-cell>
          <table:table-cell table:style-name="ce2" table:formula="of:=IF(SEARCH(&quot;W&quot;;[.H72])&gt;0;-1;1)" office:value-type="float" office:value="-1">
            <text:p>-1</text:p>
          </table:table-cell>
          <table:table-cell table:formula="of:=REPLACE([.H72];5;1;&quot;&quot;)" office:value-type="string" office:string-value="09.8">
            <text:p>09.8</text:p>
          </table:table-cell>
          <table:table-cell table:formula="of:=([.G72]+([.J72]/60))*[.I72]" office:value-type="float" office:value="-6.16333333333333">
            <text:p>-6.1633</text:p>
          </table:table-cell>
          <table:table-cell office:value-type="float" office:value="108">
            <text:p>108</text:p>
          </table:table-cell>
          <table:table-cell table:style-name="ce3" office:value-type="string">
            <text:p><text:s/>1979-08-06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J</text:p>
          </table:table-cell>
          <table:table-cell office:value-type="float" office:value="55">
            <text:p>55</text:p>
          </table:table-cell>
          <table:table-cell office:value-type="string">
            <text:p>00.2N</text:p>
          </table:table-cell>
          <table:table-cell table:formula="of:=IF(SEARCH(&quot;N&quot;;[.C73])&gt;0;1;-1)" office:value-type="float" office:value="1">
            <text:p>1</text:p>
          </table:table-cell>
          <table:table-cell table:formula="of:=REPLACE([.C73];5;1;&quot;&quot;)" office:value-type="string" office:string-value="00.2">
            <text:p>00.2</text:p>
          </table:table-cell>
          <table:table-cell table:formula="of:=([.B73]+([.E73]/60))*[.D73]" office:value-type="float" office:value="55.0033333333333">
            <text:p>55.0033</text:p>
          </table:table-cell>
          <table:table-cell office:value-type="float" office:value="9">
            <text:p>9</text:p>
          </table:table-cell>
          <table:table-cell office:value-type="string">
            <text:p>59.5W</text:p>
          </table:table-cell>
          <table:table-cell table:style-name="ce2" table:formula="of:=IF(SEARCH(&quot;W&quot;;[.H73])&gt;0;-1;1)" office:value-type="float" office:value="-1">
            <text:p>-1</text:p>
          </table:table-cell>
          <table:table-cell table:formula="of:=REPLACE([.H73];5;1;&quot;&quot;)" office:value-type="string" office:string-value="59.5">
            <text:p>59.5</text:p>
          </table:table-cell>
          <table:table-cell table:formula="of:=([.G73]+([.J73]/60))*[.I73]" office:value-type="float" office:value="-9.99166666666667">
            <text:p>-9.9917</text:p>
          </table:table-cell>
          <table:table-cell office:value-type="float" office:value="115">
            <text:p>115</text:p>
          </table:table-cell>
          <table:table-cell table:style-name="ce3" office:value-type="string">
            <text:p><text:s/>1979-08-08</text:p>
          </table:table-cell>
          <table:table-cell office:value-type="float" office:value="49">
            <text:p>49</text:p>
          </table:table-cell>
          <table:table-cell table:style-name="ce3" office:value-type="string">
            <text:p><text:s/>1.1.61</text:p>
          </table:table-cell>
        </table:table-row>
        <table:table-row table:style-name="ro4">
          <table:table-cell office:value-type="string">
            <text:p>RK</text:p>
          </table:table-cell>
          <table:table-cell office:value-type="float" office:value="55">
            <text:p>55</text:p>
          </table:table-cell>
          <table:table-cell office:value-type="string">
            <text:p>14.6N</text:p>
          </table:table-cell>
          <table:table-cell table:formula="of:=IF(SEARCH(&quot;N&quot;;[.C74])&gt;0;1;-1)" office:value-type="float" office:value="1">
            <text:p>1</text:p>
          </table:table-cell>
          <table:table-cell table:formula="of:=REPLACE([.C74];5;1;&quot;&quot;)" office:value-type="string" office:string-value="14.6">
            <text:p>14.6</text:p>
          </table:table-cell>
          <table:table-cell table:formula="of:=([.B74]+([.E74]/60))*[.D74]" office:value-type="float" office:value="55.2433333333333">
            <text:p>55.2433</text:p>
          </table:table-cell>
          <table:table-cell office:value-type="float" office:value="10">
            <text:p>10</text:p>
          </table:table-cell>
          <table:table-cell office:value-type="string">
            <text:p>43.0W</text:p>
          </table:table-cell>
          <table:table-cell table:style-name="ce2" table:formula="of:=IF(SEARCH(&quot;W&quot;;[.H74])&gt;0;-1;1)" office:value-type="float" office:value="-1">
            <text:p>-1</text:p>
          </table:table-cell>
          <table:table-cell table:formula="of:=REPLACE([.H74];5;1;&quot;&quot;)" office:value-type="string" office:string-value="43.0">
            <text:p>43.0</text:p>
          </table:table-cell>
          <table:table-cell table:formula="of:=([.G74]+([.J74]/60))*[.I74]" office:value-type="float" office:value="-10.7166666666667">
            <text:p>-10.7167</text:p>
          </table:table-cell>
          <table:table-cell office:value-type="float" office:value="2510">
            <text:p>2510</text:p>
          </table:table-cell>
          <table:table-cell table:style-name="ce3" office:value-type="string">
            <text:p><text:s/>1979-08-09</text:p>
          </table:table-cell>
          <table:table-cell office:value-type="float" office:value="49">
            <text:p>49</text:p>
          </table:table-cell>
          <table:table-cell table:style-name="ce3" office:value-type="string">
            <text:p><text:s/>1.1.62</text:p>
          </table:table-cell>
        </table:table-row>
        <table:table-row table:style-name="ro4">
          <table:table-cell office:value-type="string">
            <text:p>RNL,M7,M5,M6</text:p>
          </table:table-cell>
          <table:table-cell office:value-type="float" office:value="55">
            <text:p>55</text:p>
          </table:table-cell>
          <table:table-cell office:value-type="string">
            <text:p>40.3N</text:p>
          </table:table-cell>
          <table:table-cell table:formula="of:=IF(SEARCH(&quot;N&quot;;[.C75])&gt;0;1;-1)" office:value-type="float" office:value="1">
            <text:p>1</text:p>
          </table:table-cell>
          <table:table-cell table:formula="of:=REPLACE([.C75];5;1;&quot;&quot;)" office:value-type="string" office:string-value="40.3">
            <text:p>40.3</text:p>
          </table:table-cell>
          <table:table-cell table:formula="of:=([.B75]+([.E75]/60))*[.D75]" office:value-type="float" office:value="55.6716666666667">
            <text:p>55.6717</text:p>
          </table:table-cell>
          <table:table-cell office:value-type="float" office:value="10">
            <text:p>10</text:p>
          </table:table-cell>
          <table:table-cell office:value-type="string">
            <text:p>49.1W</text:p>
          </table:table-cell>
          <table:table-cell table:style-name="ce2" table:formula="of:=IF(SEARCH(&quot;W&quot;;[.H75])&gt;0;-1;1)" office:value-type="float" office:value="-1">
            <text:p>-1</text:p>
          </table:table-cell>
          <table:table-cell table:formula="of:=REPLACE([.H75];5;1;&quot;&quot;)" office:value-type="string" office:string-value="49.1">
            <text:p>49.1</text:p>
          </table:table-cell>
          <table:table-cell table:formula="of:=([.G75]+([.J75]/60))*[.I75]" office:value-type="float" office:value="-10.8183333333333">
            <text:p>-10.8183</text:p>
          </table:table-cell>
          <table:table-cell office:value-type="float" office:value="2504">
            <text:p>2504</text:p>
          </table:table-cell>
          <table:table-cell table:style-name="ce3" office:value-type="string">
            <text:p><text:s/>1979-08-09</text:p>
          </table:table-cell>
          <table:table-cell office:value-type="float" office:value="48">
            <text:p>48</text:p>
          </table:table-cell>
          <table:table-cell table:style-name="ce3" office:value-type="string">
            <text:p><text:s/>1.1.63</text:p>
          </table:table-cell>
        </table:table-row>
        <table:table-row table:style-name="ro4">
          <table:table-cell office:value-type="string">
            <text:p>RD</text:p>
          </table:table-cell>
          <table:table-cell office:value-type="float" office:value="55">
            <text:p>55</text:p>
          </table:table-cell>
          <table:table-cell office:value-type="string">
            <text:p>51.6N</text:p>
          </table:table-cell>
          <table:table-cell table:formula="of:=IF(SEARCH(&quot;N&quot;;[.C76])&gt;0;1;-1)" office:value-type="float" office:value="1">
            <text:p>1</text:p>
          </table:table-cell>
          <table:table-cell table:formula="of:=REPLACE([.C76];5;1;&quot;&quot;)" office:value-type="string" office:string-value="51.6">
            <text:p>51.6</text:p>
          </table:table-cell>
          <table:table-cell table:formula="of:=([.B76]+([.E76]/60))*[.D76]" office:value-type="float" office:value="55.86">
            <text:p>55.8600</text:p>
          </table:table-cell>
          <table:table-cell office:value-type="float" office:value="5">
            <text:p>5</text:p>
          </table:table-cell>
          <table:table-cell office:value-type="string">
            <text:p>44.5W</text:p>
          </table:table-cell>
          <table:table-cell table:style-name="ce2" table:formula="of:=IF(SEARCH(&quot;W&quot;;[.H76])&gt;0;-1;1)" office:value-type="float" office:value="-1">
            <text:p>-1</text:p>
          </table:table-cell>
          <table:table-cell table:formula="of:=REPLACE([.H76];5;1;&quot;&quot;)" office:value-type="string" office:string-value="44.5">
            <text:p>44.5</text:p>
          </table:table-cell>
          <table:table-cell table:formula="of:=([.G76]+([.J76]/60))*[.I76]" office:value-type="float" office:value="-5.74166666666667">
            <text:p>-5.7417</text:p>
          </table:table-cell>
          <table:table-cell office:value-type="float" office:value="104">
            <text:p>104</text:p>
          </table:table-cell>
          <table:table-cell table:style-name="ce3" office:value-type="string">
            <text:p><text:s/>1979-08-12</text:p>
          </table:table-cell>
          <table:table-cell office:value-type="float" office:value="41">
            <text:p>41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C</text:p>
          </table:table-cell>
          <table:table-cell office:value-type="float" office:value="55">
            <text:p>55</text:p>
          </table:table-cell>
          <table:table-cell office:value-type="string">
            <text:p>00.0N</text:p>
          </table:table-cell>
          <table:table-cell table:formula="of:=IF(SEARCH(&quot;N&quot;;[.C77])&gt;0;1;-1)" office:value-type="float" office:value="1">
            <text:p>1</text:p>
          </table:table-cell>
          <table:table-cell table:formula="of:=REPLACE([.C77];5;1;&quot;&quot;)" office:value-type="string" office:string-value="00.0">
            <text:p>00.0</text:p>
          </table:table-cell>
          <table:table-cell table:formula="of:=([.B77]+([.E77]/60))*[.D77]" office:value-type="float" office:value="55">
            <text:p>55.0000</text:p>
          </table:table-cell>
          <table:table-cell office:value-type="float" office:value="7">
            <text:p>7</text:p>
          </table:table-cell>
          <table:table-cell office:value-type="string">
            <text:p>50.0E</text:p>
          </table:table-cell>
          <table:table-cell table:style-name="ce2" office:value-type="float" office:value="1">
            <text:p>1</text:p>
          </table:table-cell>
          <table:table-cell table:formula="of:=REPLACE([.H77];5;1;&quot;&quot;)" office:value-type="string" office:string-value="50.0">
            <text:p>50.0</text:p>
          </table:table-cell>
          <table:table-cell table:formula="of:=([.G77]+([.J77]/60))*[.I77]" office:value-type="float" office:value="7.83333333333333">
            <text:p>7.8333</text:p>
          </table:table-cell>
          <table:table-cell office:value-type="float" office:value="17">
            <text:p>17</text:p>
          </table:table-cell>
          <table:table-cell office:value-type="string">
            <text:p><text:s/>197908/23</text:p>
          </table:table-cell>
          <table:table-cell office:value-type="float" office:value="58">
            <text:p>58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B</text:p>
          </table:table-cell>
          <table:table-cell office:value-type="float" office:value="55">
            <text:p>55</text:p>
          </table:table-cell>
          <table:table-cell office:value-type="string">
            <text:p>05.0N</text:p>
          </table:table-cell>
          <table:table-cell table:formula="of:=IF(SEARCH(&quot;N&quot;;[.C78])&gt;0;1;-1)" office:value-type="float" office:value="1">
            <text:p>1</text:p>
          </table:table-cell>
          <table:table-cell table:formula="of:=REPLACE([.C78];5;1;&quot;&quot;)" office:value-type="string" office:string-value="05.0">
            <text:p>05.0</text:p>
          </table:table-cell>
          <table:table-cell table:formula="of:=([.B78]+([.E78]/60))*[.D78]" office:value-type="float" office:value="55.0833333333333">
            <text:p>55.0833</text:p>
          </table:table-cell>
          <table:table-cell office:value-type="float" office:value="7">
            <text:p>7</text:p>
          </table:table-cell>
          <table:table-cell office:value-type="string">
            <text:p>10.0E</text:p>
          </table:table-cell>
          <table:table-cell table:style-name="ce2" office:value-type="float" office:value="1">
            <text:p>1</text:p>
          </table:table-cell>
          <table:table-cell table:formula="of:=REPLACE([.H78];5;1;&quot;&quot;)" office:value-type="string" office:string-value="10.0">
            <text:p>10.0</text:p>
          </table:table-cell>
          <table:table-cell table:formula="of:=([.G78]+([.J78]/60))*[.I78]" office:value-type="float" office:value="7.16666666666667">
            <text:p>7.1667</text:p>
          </table:table-cell>
          <table:table-cell office:value-type="float" office:value="29">
            <text:p>29</text:p>
          </table:table-cell>
          <table:table-cell table:style-name="ce3" office:value-type="string">
            <text:p><text:s/>1979-08-23</text:p>
          </table:table-cell>
          <table:table-cell office:value-type="float" office:value="59">
            <text:p>59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BC4</text:p>
          </table:table-cell>
          <table:table-cell office:value-type="float" office:value="50">
            <text:p>50</text:p>
          </table:table-cell>
          <table:table-cell office:value-type="string">
            <text:p>55.1N</text:p>
          </table:table-cell>
          <table:table-cell table:formula="of:=IF(SEARCH(&quot;N&quot;;[.C79])&gt;0;1;-1)" office:value-type="float" office:value="1">
            <text:p>1</text:p>
          </table:table-cell>
          <table:table-cell table:formula="of:=REPLACE([.C79];5;1;&quot;&quot;)" office:value-type="string" office:string-value="55.1">
            <text:p>55.1</text:p>
          </table:table-cell>
          <table:table-cell table:formula="of:=([.B79]+([.E79]/60))*[.D79]" office:value-type="float" office:value="50.9183333333333">
            <text:p>50.9183</text:p>
          </table:table-cell>
          <table:table-cell office:value-type="float" office:value="4">
            <text:p>4</text:p>
          </table:table-cell>
          <table:table-cell office:value-type="string">
            <text:p>59.9W</text:p>
          </table:table-cell>
          <table:table-cell table:style-name="ce2" table:formula="of:=IF(SEARCH(&quot;W&quot;;[.H79])&gt;0;-1;1)" office:value-type="float" office:value="-1">
            <text:p>-1</text:p>
          </table:table-cell>
          <table:table-cell table:formula="of:=REPLACE([.H79];5;1;&quot;&quot;)" office:value-type="string" office:string-value="59.9">
            <text:p>59.9</text:p>
          </table:table-cell>
          <table:table-cell table:formula="of:=([.G79]+([.J79]/60))*[.I79]" office:value-type="float" office:value="-4.99833333333333">
            <text:p>-4.9983</text:p>
          </table:table-cell>
          <table:table-cell office:value-type="float" office:value="59">
            <text:p>59</text:p>
          </table:table-cell>
          <table:table-cell table:style-name="ce3" office:value-type="string">
            <text:p><text:s/>1980-03-31</text:p>
          </table:table-cell>
          <table:table-cell office:value-type="float" office:value="27">
            <text:p>2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BC3</text:p>
          </table:table-cell>
          <table:table-cell office:value-type="float" office:value="51">
            <text:p>51</text:p>
          </table:table-cell>
          <table:table-cell office:value-type="string">
            <text:p>24.6N</text:p>
          </table:table-cell>
          <table:table-cell table:formula="of:=IF(SEARCH(&quot;N&quot;;[.C80])&gt;0;1;-1)" office:value-type="float" office:value="1">
            <text:p>1</text:p>
          </table:table-cell>
          <table:table-cell table:formula="of:=REPLACE([.C80];5;1;&quot;&quot;)" office:value-type="string" office:string-value="24.6">
            <text:p>24.6</text:p>
          </table:table-cell>
          <table:table-cell table:formula="of:=([.B80]+([.E80]/60))*[.D80]" office:value-type="float" office:value="51.41">
            <text:p>51.4100</text:p>
          </table:table-cell>
          <table:table-cell office:value-type="float" office:value="5">
            <text:p>5</text:p>
          </table:table-cell>
          <table:table-cell office:value-type="string">
            <text:p>00.6W</text:p>
          </table:table-cell>
          <table:table-cell table:style-name="ce2" table:formula="of:=IF(SEARCH(&quot;W&quot;;[.H80])&gt;0;-1;1)" office:value-type="float" office:value="-1">
            <text:p>-1</text:p>
          </table:table-cell>
          <table:table-cell table:formula="of:=REPLACE([.H80];5;1;&quot;&quot;)" office:value-type="string" office:string-value="00.6">
            <text:p>00.6</text:p>
          </table:table-cell>
          <table:table-cell table:formula="of:=([.G80]+([.J80]/60))*[.I80]" office:value-type="float" office:value="-5.01">
            <text:p>-5.0100</text:p>
          </table:table-cell>
          <table:table-cell office:value-type="float" office:value="60">
            <text:p>60</text:p>
          </table:table-cell>
          <table:table-cell table:style-name="ce3" office:value-type="string">
            <text:p><text:s/>1980-04-01</text:p>
          </table:table-cell>
          <table:table-cell office:value-type="float" office:value="27">
            <text:p>2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N</text:p>
          </table:table-cell>
          <table:table-cell office:value-type="float" office:value="57">
            <text:p>57</text:p>
          </table:table-cell>
          <table:table-cell office:value-type="string">
            <text:p>14.0N</text:p>
          </table:table-cell>
          <table:table-cell table:formula="of:=IF(SEARCH(&quot;N&quot;;[.C81])&gt;0;1;-1)" office:value-type="float" office:value="1">
            <text:p>1</text:p>
          </table:table-cell>
          <table:table-cell table:formula="of:=REPLACE([.C81];5;1;&quot;&quot;)" office:value-type="string" office:string-value="14.0">
            <text:p>14.0</text:p>
          </table:table-cell>
          <table:table-cell table:formula="of:=([.B81]+([.E81]/60))*[.D81]" office:value-type="float" office:value="57.2333333333333">
            <text:p>57.2333</text:p>
          </table:table-cell>
          <table:table-cell office:value-type="float" office:value="10">
            <text:p>10</text:p>
          </table:table-cell>
          <table:table-cell office:value-type="string">
            <text:p>04.0W</text:p>
          </table:table-cell>
          <table:table-cell table:style-name="ce2" table:formula="of:=IF(SEARCH(&quot;W&quot;;[.H81])&gt;0;-1;1)" office:value-type="float" office:value="-1">
            <text:p>-1</text:p>
          </table:table-cell>
          <table:table-cell table:formula="of:=REPLACE([.H81];5;1;&quot;&quot;)" office:value-type="string" office:string-value="04.0">
            <text:p>04.0</text:p>
          </table:table-cell>
          <table:table-cell table:formula="of:=([.G81]+([.J81]/60))*[.I81]" office:value-type="float" office:value="-10.0666666666667">
            <text:p>-10.0667</text:p>
          </table:table-cell>
          <table:table-cell office:value-type="float" office:value="2118">
            <text:p>2118</text:p>
          </table:table-cell>
          <table:table-cell table:style-name="ce3" office:value-type="string">
            <text:p><text:s/>1980-04-28</text:p>
          </table:table-cell>
          <table:table-cell office:value-type="float" office:value="34">
            <text:p>34</text:p>
          </table:table-cell>
          <table:table-cell table:style-name="ce3" office:value-type="string">
            <text:p><text:s/>1.1.64</text:p>
          </table:table-cell>
        </table:table-row>
        <table:table-row table:style-name="ro4">
          <table:table-cell office:value-type="string">
            <text:p>NSTEEPHOLM</text:p>
          </table:table-cell>
          <table:table-cell office:value-type="float" office:value="51">
            <text:p>51</text:p>
          </table:table-cell>
          <table:table-cell office:value-type="string">
            <text:p>20.3N</text:p>
          </table:table-cell>
          <table:table-cell table:formula="of:=IF(SEARCH(&quot;N&quot;;[.C82])&gt;0;1;-1)" office:value-type="float" office:value="1">
            <text:p>1</text:p>
          </table:table-cell>
          <table:table-cell table:formula="of:=REPLACE([.C82];5;1;&quot;&quot;)" office:value-type="string" office:string-value="20.3">
            <text:p>20.3</text:p>
          </table:table-cell>
          <table:table-cell table:formula="of:=([.B82]+([.E82]/60))*[.D82]" office:value-type="float" office:value="51.3383333333333">
            <text:p>51.3383</text:p>
          </table:table-cell>
          <table:table-cell office:value-type="float" office:value="3">
            <text:p>3</text:p>
          </table:table-cell>
          <table:table-cell office:value-type="string">
            <text:p>06.2W</text:p>
          </table:table-cell>
          <table:table-cell table:style-name="ce2" table:formula="of:=IF(SEARCH(&quot;W&quot;;[.H82])&gt;0;-1;1)" office:value-type="float" office:value="-1">
            <text:p>-1</text:p>
          </table:table-cell>
          <table:table-cell table:formula="of:=REPLACE([.H82];5;1;&quot;&quot;)" office:value-type="string" office:string-value="06.2">
            <text:p>06.2</text:p>
          </table:table-cell>
          <table:table-cell table:formula="of:=([.G82]+([.J82]/60))*[.I82]" office:value-type="float" office:value="-3.10333333333333">
            <text:p>-3.1033</text:p>
          </table:table-cell>
          <table:table-cell office:value-type="float" office:value="5">
            <text:p>5</text:p>
          </table:table-cell>
          <table:table-cell table:style-name="ce3" office:value-type="string">
            <text:p><text:s/>1980-05-08</text:p>
          </table:table-cell>
          <table:table-cell office:value-type="float" office:value="41">
            <text:p>41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NLAVERNOCK POINT</text:p>
          </table:table-cell>
          <table:table-cell office:value-type="float" office:value="51">
            <text:p>51</text:p>
          </table:table-cell>
          <table:table-cell office:value-type="string">
            <text:p>24.4N</text:p>
          </table:table-cell>
          <table:table-cell table:formula="of:=IF(SEARCH(&quot;N&quot;;[.C83])&gt;0;1;-1)" office:value-type="float" office:value="1">
            <text:p>1</text:p>
          </table:table-cell>
          <table:table-cell table:formula="of:=REPLACE([.C83];5;1;&quot;&quot;)" office:value-type="string" office:string-value="24.4">
            <text:p>24.4</text:p>
          </table:table-cell>
          <table:table-cell table:formula="of:=([.B83]+([.E83]/60))*[.D83]" office:value-type="float" office:value="51.4066666666667">
            <text:p>51.4067</text:p>
          </table:table-cell>
          <table:table-cell office:value-type="float" office:value="3">
            <text:p>3</text:p>
          </table:table-cell>
          <table:table-cell office:value-type="string">
            <text:p>09.7W</text:p>
          </table:table-cell>
          <table:table-cell table:style-name="ce2" table:formula="of:=IF(SEARCH(&quot;W&quot;;[.H83])&gt;0;-1;1)" office:value-type="float" office:value="-1">
            <text:p>-1</text:p>
          </table:table-cell>
          <table:table-cell table:formula="of:=REPLACE([.H83];5;1;&quot;&quot;)" office:value-type="string" office:string-value="09.7">
            <text:p>09.7</text:p>
          </table:table-cell>
          <table:table-cell table:formula="of:=([.G83]+([.J83]/60))*[.I83]" office:value-type="float" office:value="-3.16166666666667">
            <text:p>-3.1617</text:p>
          </table:table-cell>
          <table:table-cell office:value-type="float" office:value="4">
            <text:p>4</text:p>
          </table:table-cell>
          <table:table-cell table:style-name="ce3" office:value-type="string">
            <text:p><text:s/>1980-05-08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B1,M0</text:p>
          </table:table-cell>
          <table:table-cell office:value-type="float" office:value="45">
            <text:p>45</text:p>
          </table:table-cell>
          <table:table-cell office:value-type="string">
            <text:p>59.1N</text:p>
          </table:table-cell>
          <table:table-cell table:formula="of:=IF(SEARCH(&quot;N&quot;;[.C84])&gt;0;1;-1)" office:value-type="float" office:value="1">
            <text:p>1</text:p>
          </table:table-cell>
          <table:table-cell table:formula="of:=REPLACE([.C84];5;1;&quot;&quot;)" office:value-type="string" office:string-value="59.1">
            <text:p>59.1</text:p>
          </table:table-cell>
          <table:table-cell table:formula="of:=([.B84]+([.E84]/60))*[.D84]" office:value-type="float" office:value="45.985">
            <text:p>45.9850</text:p>
          </table:table-cell>
          <table:table-cell office:value-type="float" office:value="46">
            <text:p>46</text:p>
          </table:table-cell>
          <table:table-cell office:value-type="string">
            <text:p>26.7W</text:p>
          </table:table-cell>
          <table:table-cell table:style-name="ce2" table:formula="of:=IF(SEARCH(&quot;W&quot;;[.H84])&gt;0;-1;1)" office:value-type="float" office:value="-1">
            <text:p>-1</text:p>
          </table:table-cell>
          <table:table-cell table:formula="of:=REPLACE([.H84];5;1;&quot;&quot;)" office:value-type="string" office:string-value="26.7">
            <text:p>26.7</text:p>
          </table:table-cell>
          <table:table-cell table:formula="of:=([.G84]+([.J84]/60))*[.I84]" office:value-type="float" office:value="-46.445">
            <text:p>-46.4450</text:p>
          </table:table-cell>
          <table:table-cell office:value-type="float" office:value="697">
            <text:p>697</text:p>
          </table:table-cell>
          <table:table-cell table:style-name="ce3" office:value-type="string">
            <text:p><text:s/>1980-08-05</text:p>
          </table:table-cell>
          <table:table-cell office:value-type="float" office:value="127">
            <text:p>12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A1</text:p>
          </table:table-cell>
          <table:table-cell office:value-type="float" office:value="46">
            <text:p>46</text:p>
          </table:table-cell>
          <table:table-cell office:value-type="string">
            <text:p>03.8N</text:p>
          </table:table-cell>
          <table:table-cell table:formula="of:=IF(SEARCH(&quot;N&quot;;[.C85])&gt;0;1;-1)" office:value-type="float" office:value="1">
            <text:p>1</text:p>
          </table:table-cell>
          <table:table-cell table:formula="of:=REPLACE([.C85];5;1;&quot;&quot;)" office:value-type="string" office:string-value="03.8">
            <text:p>03.8</text:p>
          </table:table-cell>
          <table:table-cell table:formula="of:=([.B85]+([.E85]/60))*[.D85]" office:value-type="float" office:value="46.0633333333333">
            <text:p>46.0633</text:p>
          </table:table-cell>
          <table:table-cell office:value-type="float" office:value="46">
            <text:p>46</text:p>
          </table:table-cell>
          <table:table-cell office:value-type="string">
            <text:p>34.0W</text:p>
          </table:table-cell>
          <table:table-cell table:style-name="ce2" table:formula="of:=IF(SEARCH(&quot;W&quot;;[.H85])&gt;0;-1;1)" office:value-type="float" office:value="-1">
            <text:p>-1</text:p>
          </table:table-cell>
          <table:table-cell table:formula="of:=REPLACE([.H85];5;1;&quot;&quot;)" office:value-type="string" office:string-value="34.0">
            <text:p>34.0</text:p>
          </table:table-cell>
          <table:table-cell table:formula="of:=([.G85]+([.J85]/60))*[.I85]" office:value-type="float" office:value="-46.5666666666667">
            <text:p>-46.5667</text:p>
          </table:table-cell>
          <table:table-cell office:value-type="float" office:value="525">
            <text:p>525</text:p>
          </table:table-cell>
          <table:table-cell table:style-name="ce3" office:value-type="string">
            <text:p><text:s/>1980-08-05</text:p>
          </table:table-cell>
          <table:table-cell office:value-type="float" office:value="126">
            <text:p>126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A1,M4,M5,M6</text:p>
          </table:table-cell>
          <table:table-cell office:value-type="float" office:value="46">
            <text:p>46</text:p>
          </table:table-cell>
          <table:table-cell office:value-type="string">
            <text:p>03.8N</text:p>
          </table:table-cell>
          <table:table-cell table:formula="of:=IF(SEARCH(&quot;N&quot;;[.C86])&gt;0;1;-1)" office:value-type="float" office:value="1">
            <text:p>1</text:p>
          </table:table-cell>
          <table:table-cell table:formula="of:=REPLACE([.C86];5;1;&quot;&quot;)" office:value-type="string" office:string-value="03.8">
            <text:p>03.8</text:p>
          </table:table-cell>
          <table:table-cell table:formula="of:=([.B86]+([.E86]/60))*[.D86]" office:value-type="float" office:value="46.0633333333333">
            <text:p>46.0633</text:p>
          </table:table-cell>
          <table:table-cell office:value-type="float" office:value="46">
            <text:p>46</text:p>
          </table:table-cell>
          <table:table-cell office:value-type="string">
            <text:p>34.0W</text:p>
          </table:table-cell>
          <table:table-cell table:style-name="ce2" table:formula="of:=IF(SEARCH(&quot;W&quot;;[.H86])&gt;0;-1;1)" office:value-type="float" office:value="-1">
            <text:p>-1</text:p>
          </table:table-cell>
          <table:table-cell table:formula="of:=REPLACE([.H86];5;1;&quot;&quot;)" office:value-type="string" office:string-value="34.0">
            <text:p>34.0</text:p>
          </table:table-cell>
          <table:table-cell table:formula="of:=([.G86]+([.J86]/60))*[.I86]" office:value-type="float" office:value="-46.5666666666667">
            <text:p>-46.5667</text:p>
          </table:table-cell>
          <table:table-cell office:value-type="float" office:value="525">
            <text:p>525</text:p>
          </table:table-cell>
          <table:table-cell table:style-name="ce3" office:value-type="string">
            <text:p><text:s/>1980-08-05</text:p>
          </table:table-cell>
          <table:table-cell office:value-type="float" office:value="127">
            <text:p>127</text:p>
          </table:table-cell>
          <table:table-cell table:style-name="ce3" office:value-type="string">
            <text:p><text:s/>1.2.37</text:p>
          </table:table-cell>
        </table:table-row>
        <table:table-row table:style-name="ro4">
          <table:table-cell office:value-type="string">
            <text:p>RA3</text:p>
          </table:table-cell>
          <table:table-cell office:value-type="float" office:value="43">
            <text:p>43</text:p>
          </table:table-cell>
          <table:table-cell office:value-type="string">
            <text:p>06.3N</text:p>
          </table:table-cell>
          <table:table-cell table:formula="of:=IF(SEARCH(&quot;N&quot;;[.C87])&gt;0;1;-1)" office:value-type="float" office:value="1">
            <text:p>1</text:p>
          </table:table-cell>
          <table:table-cell table:formula="of:=REPLACE([.C87];5;1;&quot;&quot;)" office:value-type="string" office:string-value="06.3">
            <text:p>06.3</text:p>
          </table:table-cell>
          <table:table-cell table:formula="of:=([.B87]+([.E87]/60))*[.D87]" office:value-type="float" office:value="43.105">
            <text:p>43.1050</text:p>
          </table:table-cell>
          <table:table-cell office:value-type="float" office:value="35">
            <text:p>35</text:p>
          </table:table-cell>
          <table:table-cell office:value-type="string">
            <text:p>11.1W</text:p>
          </table:table-cell>
          <table:table-cell table:style-name="ce2" table:formula="of:=IF(SEARCH(&quot;W&quot;;[.H87])&gt;0;-1;1)" office:value-type="float" office:value="-1">
            <text:p>-1</text:p>
          </table:table-cell>
          <table:table-cell table:formula="of:=REPLACE([.H87];5;1;&quot;&quot;)" office:value-type="string" office:string-value="11.1">
            <text:p>11.1</text:p>
          </table:table-cell>
          <table:table-cell table:formula="of:=([.G87]+([.J87]/60))*[.I87]" office:value-type="float" office:value="-35.185">
            <text:p>-35.1850</text:p>
          </table:table-cell>
          <table:table-cell office:value-type="float" office:value="3515">
            <text:p>3515</text:p>
          </table:table-cell>
          <table:table-cell table:style-name="ce3" office:value-type="string">
            <text:p><text:s/>1980-08-05</text:p>
          </table:table-cell>
          <table:table-cell office:value-type="float" office:value="120">
            <text:p>120</text:p>
          </table:table-cell>
          <table:table-cell table:style-name="ce3" office:value-type="string">
            <text:p><text:s/>1.1.65</text:p>
          </table:table-cell>
        </table:table-row>
        <table:table-row table:style-name="ro4">
          <table:table-cell office:value-type="string">
            <text:p>RA3,M4</text:p>
          </table:table-cell>
          <table:table-cell office:value-type="float" office:value="43">
            <text:p>43</text:p>
          </table:table-cell>
          <table:table-cell office:value-type="string">
            <text:p>06.4N</text:p>
          </table:table-cell>
          <table:table-cell table:formula="of:=IF(SEARCH(&quot;N&quot;;[.C88])&gt;0;1;-1)" office:value-type="float" office:value="1">
            <text:p>1</text:p>
          </table:table-cell>
          <table:table-cell table:formula="of:=REPLACE([.C88];5;1;&quot;&quot;)" office:value-type="string" office:string-value="06.4">
            <text:p>06.4</text:p>
          </table:table-cell>
          <table:table-cell table:formula="of:=([.B88]+([.E88]/60))*[.D88]" office:value-type="float" office:value="43.1066666666667">
            <text:p>43.1067</text:p>
          </table:table-cell>
          <table:table-cell office:value-type="float" office:value="35">
            <text:p>35</text:p>
          </table:table-cell>
          <table:table-cell office:value-type="string">
            <text:p>11.1W</text:p>
          </table:table-cell>
          <table:table-cell table:style-name="ce2" table:formula="of:=IF(SEARCH(&quot;W&quot;;[.H88])&gt;0;-1;1)" office:value-type="float" office:value="-1">
            <text:p>-1</text:p>
          </table:table-cell>
          <table:table-cell table:formula="of:=REPLACE([.H88];5;1;&quot;&quot;)" office:value-type="string" office:string-value="11.1">
            <text:p>11.1</text:p>
          </table:table-cell>
          <table:table-cell table:formula="of:=([.G88]+([.J88]/60))*[.I88]" office:value-type="float" office:value="-35.185">
            <text:p>-35.1850</text:p>
          </table:table-cell>
          <table:table-cell office:value-type="float" office:value="3457">
            <text:p>3457</text:p>
          </table:table-cell>
          <table:table-cell table:style-name="ce3" office:value-type="string">
            <text:p><text:s/>1980-08-05</text:p>
          </table:table-cell>
          <table:table-cell office:value-type="float" office:value="121">
            <text:p>121</text:p>
          </table:table-cell>
          <table:table-cell table:style-name="ce3" office:value-type="string">
            <text:p><text:s/>1.1.65</text:p>
          </table:table-cell>
        </table:table-row>
        <table:table-row table:style-name="ro4">
          <table:table-cell office:value-type="string">
            <text:p>RB2,M0</text:p>
          </table:table-cell>
          <table:table-cell office:value-type="float" office:value="44">
            <text:p>44</text:p>
          </table:table-cell>
          <table:table-cell office:value-type="string">
            <text:p>29.4N</text:p>
          </table:table-cell>
          <table:table-cell table:formula="of:=IF(SEARCH(&quot;N&quot;;[.C89])&gt;0;1;-1)" office:value-type="float" office:value="1">
            <text:p>1</text:p>
          </table:table-cell>
          <table:table-cell table:formula="of:=REPLACE([.C89];5;1;&quot;&quot;)" office:value-type="string" office:string-value="29.4">
            <text:p>29.4</text:p>
          </table:table-cell>
          <table:table-cell table:formula="of:=([.B89]+([.E89]/60))*[.D89]" office:value-type="float" office:value="44.49">
            <text:p>44.4900</text:p>
          </table:table-cell>
          <table:table-cell office:value-type="float" office:value="40">
            <text:p>40</text:p>
          </table:table-cell>
          <table:table-cell office:value-type="string">
            <text:p>30.0W</text:p>
          </table:table-cell>
          <table:table-cell table:style-name="ce2" table:formula="of:=IF(SEARCH(&quot;W&quot;;[.H89])&gt;0;-1;1)" office:value-type="float" office:value="-1">
            <text:p>-1</text:p>
          </table:table-cell>
          <table:table-cell table:formula="of:=REPLACE([.H89];5;1;&quot;&quot;)" office:value-type="string" office:string-value="30.0">
            <text:p>30.0</text:p>
          </table:table-cell>
          <table:table-cell table:formula="of:=([.G89]+([.J89]/60))*[.I89]" office:value-type="float" office:value="-40.5">
            <text:p>-40.5000</text:p>
          </table:table-cell>
          <table:table-cell office:value-type="float" office:value="2380">
            <text:p>2380</text:p>
          </table:table-cell>
          <table:table-cell table:style-name="ce3" office:value-type="string">
            <text:p><text:s/>1980-08-08</text:p>
          </table:table-cell>
          <table:table-cell office:value-type="float" office:value="123">
            <text:p>123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A4</text:p>
          </table:table-cell>
          <table:table-cell office:value-type="float" office:value="34">
            <text:p>34</text:p>
          </table:table-cell>
          <table:table-cell office:value-type="string">
            <text:p>12.8N</text:p>
          </table:table-cell>
          <table:table-cell table:formula="of:=IF(SEARCH(&quot;N&quot;;[.C90])&gt;0;1;-1)" office:value-type="float" office:value="1">
            <text:p>1</text:p>
          </table:table-cell>
          <table:table-cell table:formula="of:=REPLACE([.C90];5;1;&quot;&quot;)" office:value-type="string" office:string-value="12.8">
            <text:p>12.8</text:p>
          </table:table-cell>
          <table:table-cell table:formula="of:=([.B90]+([.E90]/60))*[.D90]" office:value-type="float" office:value="34.2133333333333">
            <text:p>34.2133</text:p>
          </table:table-cell>
          <table:table-cell office:value-type="float" office:value="28">
            <text:p>28</text:p>
          </table:table-cell>
          <table:table-cell office:value-type="string">
            <text:p>54.6W</text:p>
          </table:table-cell>
          <table:table-cell table:style-name="ce2" table:formula="of:=IF(SEARCH(&quot;W&quot;;[.H90])&gt;0;-1;1)" office:value-type="float" office:value="-1">
            <text:p>-1</text:p>
          </table:table-cell>
          <table:table-cell table:formula="of:=REPLACE([.H90];5;1;&quot;&quot;)" office:value-type="string" office:string-value="54.6">
            <text:p>54.6</text:p>
          </table:table-cell>
          <table:table-cell table:formula="of:=([.G90]+([.J90]/60))*[.I90]" office:value-type="float" office:value="-28.91">
            <text:p>-28.9100</text:p>
          </table:table-cell>
          <table:table-cell office:value-type="float" office:value="3577">
            <text:p>3577</text:p>
          </table:table-cell>
          <table:table-cell table:style-name="ce3" office:value-type="string">
            <text:p><text:s/>1980-08-10</text:p>
          </table:table-cell>
          <table:table-cell office:value-type="float" office:value="105">
            <text:p>105</text:p>
          </table:table-cell>
          <table:table-cell table:style-name="ce3" office:value-type="string">
            <text:p><text:s/>1.1.66</text:p>
          </table:table-cell>
        </table:table-row>
        <table:table-row table:style-name="ro4">
          <table:table-cell office:value-type="string">
            <text:p>RA5</text:p>
          </table:table-cell>
          <table:table-cell office:value-type="float" office:value="43">
            <text:p>43</text:p>
          </table:table-cell>
          <table:table-cell office:value-type="string">
            <text:p>01.5N</text:p>
          </table:table-cell>
          <table:table-cell table:formula="of:=IF(SEARCH(&quot;N&quot;;[.C91])&gt;0;1;-1)" office:value-type="float" office:value="1">
            <text:p>1</text:p>
          </table:table-cell>
          <table:table-cell table:formula="of:=REPLACE([.C91];5;1;&quot;&quot;)" office:value-type="string" office:string-value="01.5">
            <text:p>01.5</text:p>
          </table:table-cell>
          <table:table-cell table:formula="of:=([.B91]+([.E91]/60))*[.D91]" office:value-type="float" office:value="43.025">
            <text:p>43.0250</text:p>
          </table:table-cell>
          <table:table-cell office:value-type="float" office:value="21">
            <text:p>21</text:p>
          </table:table-cell>
          <table:table-cell office:value-type="string">
            <text:p>51.6W</text:p>
          </table:table-cell>
          <table:table-cell table:style-name="ce2" table:formula="of:=IF(SEARCH(&quot;W&quot;;[.H91])&gt;0;-1;1)" office:value-type="float" office:value="-1">
            <text:p>-1</text:p>
          </table:table-cell>
          <table:table-cell table:formula="of:=REPLACE([.H91];5;1;&quot;&quot;)" office:value-type="string" office:string-value="51.6">
            <text:p>51.6</text:p>
          </table:table-cell>
          <table:table-cell table:formula="of:=([.G91]+([.J91]/60))*[.I91]" office:value-type="float" office:value="-21.86">
            <text:p>-21.8600</text:p>
          </table:table-cell>
          <table:table-cell office:value-type="float" office:value="2548">
            <text:p>2548</text:p>
          </table:table-cell>
          <table:table-cell table:style-name="ce3" office:value-type="string">
            <text:p><text:s/>1980-08-13</text:p>
          </table:table-cell>
          <table:table-cell office:value-type="float" office:value="122">
            <text:p>122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D11,M5,M6</text:p>
          </table:table-cell>
          <table:table-cell office:value-type="float" office:value="45">
            <text:p>45</text:p>
          </table:table-cell>
          <table:table-cell office:value-type="string">
            <text:p>01.3N</text:p>
          </table:table-cell>
          <table:table-cell table:formula="of:=IF(SEARCH(&quot;N&quot;;[.C92])&gt;0;1;-1)" office:value-type="float" office:value="1">
            <text:p>1</text:p>
          </table:table-cell>
          <table:table-cell table:formula="of:=REPLACE([.C92];5;1;&quot;&quot;)" office:value-type="string" office:string-value="01.3">
            <text:p>01.3</text:p>
          </table:table-cell>
          <table:table-cell table:formula="of:=([.B92]+([.E92]/60))*[.D92]" office:value-type="float" office:value="45.0216666666667">
            <text:p>45.0217</text:p>
          </table:table-cell>
          <table:table-cell office:value-type="float" office:value="15">
            <text:p>15</text:p>
          </table:table-cell>
          <table:table-cell office:value-type="string">
            <text:p>24.7W</text:p>
          </table:table-cell>
          <table:table-cell table:style-name="ce2" table:formula="of:=IF(SEARCH(&quot;W&quot;;[.H92])&gt;0;-1;1)" office:value-type="float" office:value="-1">
            <text:p>-1</text:p>
          </table:table-cell>
          <table:table-cell table:formula="of:=REPLACE([.H92];5;1;&quot;&quot;)" office:value-type="string" office:string-value="24.7">
            <text:p>24.7</text:p>
          </table:table-cell>
          <table:table-cell table:formula="of:=([.G92]+([.J92]/60))*[.I92]" office:value-type="float" office:value="-15.4116666666667">
            <text:p>-15.4117</text:p>
          </table:table-cell>
          <table:table-cell office:value-type="float" office:value="2830">
            <text:p>2830</text:p>
          </table:table-cell>
          <table:table-cell table:style-name="ce3" office:value-type="string">
            <text:p><text:s/>1980-08-14</text:p>
          </table:table-cell>
          <table:table-cell office:value-type="float" office:value="123">
            <text:p>123</text:p>
          </table:table-cell>
          <table:table-cell table:style-name="ce3" office:value-type="string">
            <text:p><text:s/>1.1.68</text:p>
          </table:table-cell>
        </table:table-row>
        <table:table-row table:style-name="ro4">
          <table:table-cell office:value-type="string">
            <text:p>RM</text:p>
          </table:table-cell>
          <table:table-cell office:value-type="float" office:value="51">
            <text:p>51</text:p>
          </table:table-cell>
          <table:table-cell office:value-type="string">
            <text:p>08.4N</text:p>
          </table:table-cell>
          <table:table-cell table:formula="of:=IF(SEARCH(&quot;N&quot;;[.C93])&gt;0;1;-1)" office:value-type="float" office:value="1">
            <text:p>1</text:p>
          </table:table-cell>
          <table:table-cell table:formula="of:=REPLACE([.C93];5;1;&quot;&quot;)" office:value-type="string" office:string-value="08.4">
            <text:p>08.4</text:p>
          </table:table-cell>
          <table:table-cell table:formula="of:=([.B93]+([.E93]/60))*[.D93]" office:value-type="float" office:value="51.14">
            <text:p>51.1400</text:p>
          </table:table-cell>
          <table:table-cell office:value-type="float" office:value="9">
            <text:p>9</text:p>
          </table:table-cell>
          <table:table-cell office:value-type="string">
            <text:p>47.8W</text:p>
          </table:table-cell>
          <table:table-cell table:style-name="ce2" table:formula="of:=IF(SEARCH(&quot;W&quot;;[.H93])&gt;0;-1;1)" office:value-type="float" office:value="-1">
            <text:p>-1</text:p>
          </table:table-cell>
          <table:table-cell table:formula="of:=REPLACE([.H93];5;1;&quot;&quot;)" office:value-type="string" office:string-value="47.8">
            <text:p>47.8</text:p>
          </table:table-cell>
          <table:table-cell table:formula="of:=([.G93]+([.J93]/60))*[.I93]" office:value-type="float" office:value="-9.79666666666667">
            <text:p>-9.7967</text:p>
          </table:table-cell>
          <table:table-cell office:value-type="float" office:value="117">
            <text:p>117</text:p>
          </table:table-cell>
          <table:table-cell table:style-name="ce3" office:value-type="string">
            <text:p><text:s/>1980-08-30</text:p>
          </table:table-cell>
          <table:table-cell office:value-type="float" office:value="55">
            <text:p>55</text:p>
          </table:table-cell>
          <table:table-cell table:style-name="ce3" office:value-type="string">
            <text:p><text:s/>1.1.60</text:p>
          </table:table-cell>
        </table:table-row>
        <table:table-row table:style-name="ro4">
          <table:table-cell office:value-type="string">
            <text:p>RE</text:p>
          </table:table-cell>
          <table:table-cell office:value-type="float" office:value="51">
            <text:p>51</text:p>
          </table:table-cell>
          <table:table-cell office:value-type="string">
            <text:p>21.3N</text:p>
          </table:table-cell>
          <table:table-cell table:formula="of:=IF(SEARCH(&quot;N&quot;;[.C94])&gt;0;1;-1)" office:value-type="float" office:value="1">
            <text:p>1</text:p>
          </table:table-cell>
          <table:table-cell table:formula="of:=REPLACE([.C94];5;1;&quot;&quot;)" office:value-type="string" office:string-value="21.3">
            <text:p>21.3</text:p>
          </table:table-cell>
          <table:table-cell table:formula="of:=([.B94]+([.E94]/60))*[.D94]" office:value-type="float" office:value="51.355">
            <text:p>51.3550</text:p>
          </table:table-cell>
          <table:table-cell office:value-type="float" office:value="8">
            <text:p>8</text:p>
          </table:table-cell>
          <table:table-cell office:value-type="string">
            <text:p>31.0W</text:p>
          </table:table-cell>
          <table:table-cell table:style-name="ce2" table:formula="of:=IF(SEARCH(&quot;W&quot;;[.H94])&gt;0;-1;1)" office:value-type="float" office:value="-1">
            <text:p>-1</text:p>
          </table:table-cell>
          <table:table-cell table:formula="of:=REPLACE([.H94];5;1;&quot;&quot;)" office:value-type="string" office:string-value="31.0">
            <text:p>31.0</text:p>
          </table:table-cell>
          <table:table-cell table:formula="of:=([.G94]+([.J94]/60))*[.I94]" office:value-type="float" office:value="-8.51666666666667">
            <text:p>-8.5167</text:p>
          </table:table-cell>
          <table:table-cell office:value-type="float" office:value="92">
            <text:p>92</text:p>
          </table:table-cell>
          <table:table-cell table:style-name="ce3" office:value-type="string">
            <text:p><text:s/>1980-08-31</text:p>
          </table:table-cell>
          <table:table-cell office:value-type="float" office:value="55">
            <text:p>55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F</text:p>
          </table:table-cell>
          <table:table-cell office:value-type="float" office:value="50">
            <text:p>50</text:p>
          </table:table-cell>
          <table:table-cell office:value-type="string">
            <text:p>31.7N</text:p>
          </table:table-cell>
          <table:table-cell table:formula="of:=IF(SEARCH(&quot;N&quot;;[.C95])&gt;0;1;-1)" office:value-type="float" office:value="1">
            <text:p>1</text:p>
          </table:table-cell>
          <table:table-cell table:formula="of:=REPLACE([.C95];5;1;&quot;&quot;)" office:value-type="string" office:string-value="31.7">
            <text:p>31.7</text:p>
          </table:table-cell>
          <table:table-cell table:formula="of:=([.B95]+([.E95]/60))*[.D95]" office:value-type="float" office:value="50.5283333333333">
            <text:p>50.5283</text:p>
          </table:table-cell>
          <table:table-cell office:value-type="float" office:value="7">
            <text:p>7</text:p>
          </table:table-cell>
          <table:table-cell office:value-type="string">
            <text:p>36.7W</text:p>
          </table:table-cell>
          <table:table-cell table:style-name="ce2" table:formula="of:=IF(SEARCH(&quot;W&quot;;[.H95])&gt;0;-1;1)" office:value-type="float" office:value="-1">
            <text:p>-1</text:p>
          </table:table-cell>
          <table:table-cell table:formula="of:=REPLACE([.H95];5;1;&quot;&quot;)" office:value-type="string" office:string-value="36.7">
            <text:p>36.7</text:p>
          </table:table-cell>
          <table:table-cell table:formula="of:=([.G95]+([.J95]/60))*[.I95]" office:value-type="float" office:value="-7.61166666666667">
            <text:p>-7.6117</text:p>
          </table:table-cell>
          <table:table-cell office:value-type="float" office:value="110">
            <text:p>110</text:p>
          </table:table-cell>
          <table:table-cell table:style-name="ce3" office:value-type="string">
            <text:p><text:s/>1980-09-02</text:p>
          </table:table-cell>
          <table:table-cell office:value-type="float" office:value="47">
            <text:p>47</text:p>
          </table:table-cell>
          <table:table-cell table:style-name="ce3" office:value-type="string">
            <text:p><text:s/>1.1.56</text:p>
          </table:table-cell>
        </table:table-row>
        <table:table-row table:style-name="ro4">
          <table:table-cell office:value-type="string">
            <text:p>RK</text:p>
          </table:table-cell>
          <table:table-cell office:value-type="float" office:value="50">
            <text:p>50</text:p>
          </table:table-cell>
          <table:table-cell office:value-type="string">
            <text:p>31.4N</text:p>
          </table:table-cell>
          <table:table-cell table:formula="of:=IF(SEARCH(&quot;N&quot;;[.C96])&gt;0;1;-1)" office:value-type="float" office:value="1">
            <text:p>1</text:p>
          </table:table-cell>
          <table:table-cell table:formula="of:=REPLACE([.C96];5;1;&quot;&quot;)" office:value-type="string" office:string-value="31.4">
            <text:p>31.4</text:p>
          </table:table-cell>
          <table:table-cell table:formula="of:=([.B96]+([.E96]/60))*[.D96]" office:value-type="float" office:value="50.5233333333333">
            <text:p>50.5233</text:p>
          </table:table-cell>
          <table:table-cell office:value-type="float" office:value="9">
            <text:p>9</text:p>
          </table:table-cell>
          <table:table-cell office:value-type="string">
            <text:p>48.5W</text:p>
          </table:table-cell>
          <table:table-cell table:style-name="ce2" table:formula="of:=IF(SEARCH(&quot;W&quot;;[.H96])&gt;0;-1;1)" office:value-type="float" office:value="-1">
            <text:p>-1</text:p>
          </table:table-cell>
          <table:table-cell table:formula="of:=REPLACE([.H96];5;1;&quot;&quot;)" office:value-type="string" office:string-value="48.5">
            <text:p>48.5</text:p>
          </table:table-cell>
          <table:table-cell table:formula="of:=([.G96]+([.J96]/60))*[.I96]" office:value-type="float" office:value="-9.80833333333333">
            <text:p>-9.8083</text:p>
          </table:table-cell>
          <table:table-cell office:value-type="float" office:value="130">
            <text:p>130</text:p>
          </table:table-cell>
          <table:table-cell table:style-name="ce3" office:value-type="string">
            <text:p><text:s/>1980-09-03</text:p>
          </table:table-cell>
          <table:table-cell office:value-type="float" office:value="50">
            <text:p>50</text:p>
          </table:table-cell>
          <table:table-cell table:style-name="ce3" office:value-type="string">
            <text:p><text:s/>1.1.58</text:p>
          </table:table-cell>
        </table:table-row>
        <table:table-row table:style-name="ro4">
          <table:table-cell office:value-type="string">
            <text:p>RL</text:p>
          </table:table-cell>
          <table:table-cell office:value-type="float" office:value="48">
            <text:p>48</text:p>
          </table:table-cell>
          <table:table-cell office:value-type="string">
            <text:p>47.7N</text:p>
          </table:table-cell>
          <table:table-cell table:formula="of:=IF(SEARCH(&quot;N&quot;;[.C97])&gt;0;1;-1)" office:value-type="float" office:value="1">
            <text:p>1</text:p>
          </table:table-cell>
          <table:table-cell table:formula="of:=REPLACE([.C97];5;1;&quot;&quot;)" office:value-type="string" office:string-value="47.7">
            <text:p>47.7</text:p>
          </table:table-cell>
          <table:table-cell table:formula="of:=([.B97]+([.E97]/60))*[.D97]" office:value-type="float" office:value="48.795">
            <text:p>48.7950</text:p>
          </table:table-cell>
          <table:table-cell office:value-type="float" office:value="7">
            <text:p>7</text:p>
          </table:table-cell>
          <table:table-cell office:value-type="string">
            <text:p>01.4W</text:p>
          </table:table-cell>
          <table:table-cell table:style-name="ce2" table:formula="of:=IF(SEARCH(&quot;W&quot;;[.H97])&gt;0;-1;1)" office:value-type="float" office:value="-1">
            <text:p>-1</text:p>
          </table:table-cell>
          <table:table-cell table:formula="of:=REPLACE([.H97];5;1;&quot;&quot;)" office:value-type="string" office:string-value="01.4">
            <text:p>01.4</text:p>
          </table:table-cell>
          <table:table-cell table:formula="of:=([.G97]+([.J97]/60))*[.I97]" office:value-type="float" office:value="-7.02333333333333">
            <text:p>-7.0233</text:p>
          </table:table-cell>
          <table:table-cell office:value-type="float" office:value="125">
            <text:p>125</text:p>
          </table:table-cell>
          <table:table-cell table:style-name="ce3" office:value-type="string">
            <text:p><text:s/>1980-09-07</text:p>
          </table:table-cell>
          <table:table-cell office:value-type="float" office:value="42">
            <text:p>42</text:p>
          </table:table-cell>
          <table:table-cell table:style-name="ce3" office:value-type="string">
            <text:p><text:s/>1.1.59</text:p>
          </table:table-cell>
        </table:table-row>
        <table:table-row table:style-name="ro4">
          <table:table-cell office:value-type="string">
            <text:p>RG</text:p>
          </table:table-cell>
          <table:table-cell office:value-type="float" office:value="49">
            <text:p>49</text:p>
          </table:table-cell>
          <table:table-cell office:value-type="string">
            <text:p>39.6N</text:p>
          </table:table-cell>
          <table:table-cell table:formula="of:=IF(SEARCH(&quot;N&quot;;[.C98])&gt;0;1;-1)" office:value-type="float" office:value="1">
            <text:p>1</text:p>
          </table:table-cell>
          <table:table-cell table:formula="of:=REPLACE([.C98];5;1;&quot;&quot;)" office:value-type="string" office:string-value="39.6">
            <text:p>39.6</text:p>
          </table:table-cell>
          <table:table-cell table:formula="of:=([.B98]+([.E98]/60))*[.D98]" office:value-type="float" office:value="49.66">
            <text:p>49.6600</text:p>
          </table:table-cell>
          <table:table-cell office:value-type="float" office:value="8">
            <text:p>8</text:p>
          </table:table-cell>
          <table:table-cell office:value-type="string">
            <text:p>31.7W</text:p>
          </table:table-cell>
          <table:table-cell table:style-name="ce2" table:formula="of:=IF(SEARCH(&quot;W&quot;;[.H98])&gt;0;-1;1)" office:value-type="float" office:value="-1">
            <text:p>-1</text:p>
          </table:table-cell>
          <table:table-cell table:formula="of:=REPLACE([.H98];5;1;&quot;&quot;)" office:value-type="string" office:string-value="31.7">
            <text:p>31.7</text:p>
          </table:table-cell>
          <table:table-cell table:formula="of:=([.G98]+([.J98]/60))*[.I98]" office:value-type="float" office:value="-8.52833333333333">
            <text:p>-8.5283</text:p>
          </table:table-cell>
          <table:table-cell office:value-type="float" office:value="140">
            <text:p>140</text:p>
          </table:table-cell>
          <table:table-cell table:style-name="ce3" office:value-type="string">
            <text:p><text:s/>1980-09-07</text:p>
          </table:table-cell>
          <table:table-cell office:value-type="float" office:value="45">
            <text:p>45</text:p>
          </table:table-cell>
          <table:table-cell table:style-name="ce3" office:value-type="string">
            <text:p><text:s/>1.1.57</text:p>
          </table:table-cell>
        </table:table-row>
        <table:table-row table:style-name="ro4">
          <table:table-cell office:value-type="string">
            <text:p>RY1,M4,M5</text:p>
          </table:table-cell>
          <table:table-cell office:value-type="float" office:value="44">
            <text:p>44</text:p>
          </table:table-cell>
          <table:table-cell office:value-type="string">
            <text:p>56.5N</text:p>
          </table:table-cell>
          <table:table-cell table:formula="of:=IF(SEARCH(&quot;N&quot;;[.C99])&gt;0;1;-1)" office:value-type="float" office:value="1">
            <text:p>1</text:p>
          </table:table-cell>
          <table:table-cell table:formula="of:=REPLACE([.C99];5;1;&quot;&quot;)" office:value-type="string" office:string-value="56.5">
            <text:p>56.5</text:p>
          </table:table-cell>
          <table:table-cell table:formula="of:=([.B99]+([.E99]/60))*[.D99]" office:value-type="float" office:value="44.9416666666667">
            <text:p>44.9417</text:p>
          </table:table-cell>
          <table:table-cell office:value-type="float" office:value="15">
            <text:p>15</text:p>
          </table:table-cell>
          <table:table-cell office:value-type="string">
            <text:p>34.6W</text:p>
          </table:table-cell>
          <table:table-cell table:style-name="ce2" table:formula="of:=IF(SEARCH(&quot;W&quot;;[.H99])&gt;0;-1;1)" office:value-type="float" office:value="-1">
            <text:p>-1</text:p>
          </table:table-cell>
          <table:table-cell table:formula="of:=REPLACE([.H99];5;1;&quot;&quot;)" office:value-type="string" office:string-value="34.6">
            <text:p>34.6</text:p>
          </table:table-cell>
          <table:table-cell table:formula="of:=([.G99]+([.J99]/60))*[.I99]" office:value-type="float" office:value="-15.5766666666667">
            <text:p>-15.5767</text:p>
          </table:table-cell>
          <table:table-cell office:value-type="float" office:value="3164">
            <text:p>3164</text:p>
          </table:table-cell>
          <table:table-cell table:style-name="ce3" office:value-type="string">
            <text:p><text:s/>1980-12-15</text:p>
          </table:table-cell>
          <table:table-cell office:value-type="float" office:value="218">
            <text:p>218</text:p>
          </table:table-cell>
          <table:table-cell table:style-name="ce3" office:value-type="string">
            <text:p><text:s/>1.1.69</text:p>
          </table:table-cell>
        </table:table-row>
        <table:table-row table:style-name="ro4">
          <table:table-cell office:value-type="string">
            <text:p>RB</text:p>
          </table:table-cell>
          <table:table-cell office:value-type="float" office:value="53">
            <text:p>53</text:p>
          </table:table-cell>
          <table:table-cell office:value-type="string">
            <text:p>14.4N</text:p>
          </table:table-cell>
          <table:table-cell table:formula="of:=IF(SEARCH(&quot;N&quot;;[.C100])&gt;0;1;-1)" office:value-type="float" office:value="1">
            <text:p>1</text:p>
          </table:table-cell>
          <table:table-cell table:formula="of:=REPLACE([.C100];5;1;&quot;&quot;)" office:value-type="string" office:string-value="14.4">
            <text:p>14.4</text:p>
          </table:table-cell>
          <table:table-cell table:formula="of:=([.B100]+([.E100]/60))*[.D100]" office:value-type="float" office:value="53.24">
            <text:p>53.2400</text:p>
          </table:table-cell>
          <table:table-cell office:value-type="float" office:value="2">
            <text:p>2</text:p>
          </table:table-cell>
          <table:table-cell office:value-type="string">
            <text:p>06.0E</text:p>
          </table:table-cell>
          <table:table-cell table:style-name="ce2" office:value-type="float" office:value="1">
            <text:p>1</text:p>
          </table:table-cell>
          <table:table-cell table:formula="of:=REPLACE([.H100];5;1;&quot;&quot;)" office:value-type="string" office:string-value="06.0">
            <text:p>06.0</text:p>
          </table:table-cell>
          <table:table-cell table:formula="of:=([.G100]+([.J100]/60))*[.I100]" office:value-type="float" office:value="2.1">
            <text:p>2.1000</text:p>
          </table:table-cell>
          <table:table-cell office:value-type="float" office:value="35">
            <text:p>35</text:p>
          </table:table-cell>
          <table:table-cell table:style-name="ce3" office:value-type="string">
            <text:p><text:s/>1981-05-06</text:p>
          </table:table-cell>
          <table:table-cell office:value-type="float" office:value="41">
            <text:p>41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E</text:p>
          </table:table-cell>
          <table:table-cell office:value-type="float" office:value="54">
            <text:p>54</text:p>
          </table:table-cell>
          <table:table-cell office:value-type="string">
            <text:p>00.6N</text:p>
          </table:table-cell>
          <table:table-cell table:formula="of:=IF(SEARCH(&quot;N&quot;;[.C101])&gt;0;1;-1)" office:value-type="float" office:value="1">
            <text:p>1</text:p>
          </table:table-cell>
          <table:table-cell table:formula="of:=REPLACE([.C101];5;1;&quot;&quot;)" office:value-type="string" office:string-value="00.6">
            <text:p>00.6</text:p>
          </table:table-cell>
          <table:table-cell table:formula="of:=([.B101]+([.E101]/60))*[.D101]" office:value-type="float" office:value="54.01">
            <text:p>54.0100</text:p>
          </table:table-cell>
          <table:table-cell office:value-type="float" office:value="0">
            <text:p>0</text:p>
          </table:table-cell>
          <table:table-cell office:value-type="string">
            <text:p>50.4E</text:p>
          </table:table-cell>
          <table:table-cell table:style-name="ce2" office:value-type="float" office:value="1">
            <text:p>1</text:p>
          </table:table-cell>
          <table:table-cell table:formula="of:=REPLACE([.H101];5;1;&quot;&quot;)" office:value-type="string" office:string-value="50.4">
            <text:p>50.4</text:p>
          </table:table-cell>
          <table:table-cell table:formula="of:=([.G101]+([.J101]/60))*[.I101]" office:value-type="float" office:value="0.84">
            <text:p>0.8400</text:p>
          </table:table-cell>
          <table:table-cell office:value-type="float" office:value="48">
            <text:p>48</text:p>
          </table:table-cell>
          <table:table-cell table:style-name="ce3" office:value-type="string">
            <text:p><text:s/>1981-05-07</text:p>
          </table:table-cell>
          <table:table-cell office:value-type="float" office:value="37">
            <text:p>3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H</text:p>
          </table:table-cell>
          <table:table-cell office:value-type="float" office:value="54">
            <text:p>54</text:p>
          </table:table-cell>
          <table:table-cell office:value-type="string">
            <text:p>48.0N</text:p>
          </table:table-cell>
          <table:table-cell table:formula="of:=IF(SEARCH(&quot;N&quot;;[.C102])&gt;0;1;-1)" office:value-type="float" office:value="1">
            <text:p>1</text:p>
          </table:table-cell>
          <table:table-cell table:formula="of:=REPLACE([.C102];5;1;&quot;&quot;)" office:value-type="string" office:string-value="48.0">
            <text:p>48.0</text:p>
          </table:table-cell>
          <table:table-cell table:formula="of:=([.B102]+([.E102]/60))*[.D102]" office:value-type="float" office:value="54.8">
            <text:p>54.8000</text:p>
          </table:table-cell>
          <table:table-cell office:value-type="float" office:value="0">
            <text:p>0</text:p>
          </table:table-cell>
          <table:table-cell office:value-type="string">
            <text:p>15.0E</text:p>
          </table:table-cell>
          <table:table-cell table:style-name="ce2" office:value-type="float" office:value="1">
            <text:p>1</text:p>
          </table:table-cell>
          <table:table-cell table:formula="of:=REPLACE([.H102];5;1;&quot;&quot;)" office:value-type="string" office:string-value="15.0">
            <text:p>15.0</text:p>
          </table:table-cell>
          <table:table-cell table:formula="of:=([.G102]+([.J102]/60))*[.I102]" office:value-type="float" office:value="0.25">
            <text:p>0.2500</text:p>
          </table:table-cell>
          <table:table-cell office:value-type="float" office:value="77">
            <text:p>77</text:p>
          </table:table-cell>
          <table:table-cell table:style-name="ce3" office:value-type="string">
            <text:p><text:s/>1981-05-07</text:p>
          </table:table-cell>
          <table:table-cell office:value-type="float" office:value="37">
            <text:p>3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J</text:p>
          </table:table-cell>
          <table:table-cell office:value-type="float" office:value="55">
            <text:p>55</text:p>
          </table:table-cell>
          <table:table-cell office:value-type="string">
            <text:p>35.0N</text:p>
          </table:table-cell>
          <table:table-cell table:formula="of:=IF(SEARCH(&quot;N&quot;;[.C103])&gt;0;1;-1)" office:value-type="float" office:value="1">
            <text:p>1</text:p>
          </table:table-cell>
          <table:table-cell table:formula="of:=REPLACE([.C103];5;1;&quot;&quot;)" office:value-type="string" office:string-value="35.0">
            <text:p>35.0</text:p>
          </table:table-cell>
          <table:table-cell table:formula="of:=([.B103]+([.E103]/60))*[.D103]" office:value-type="float" office:value="55.5833333333333">
            <text:p>55.5833</text:p>
          </table:table-cell>
          <table:table-cell office:value-type="float" office:value="0">
            <text:p>0</text:p>
          </table:table-cell>
          <table:table-cell office:value-type="string">
            <text:p>45.6E</text:p>
          </table:table-cell>
          <table:table-cell table:style-name="ce2" office:value-type="float" office:value="1">
            <text:p>1</text:p>
          </table:table-cell>
          <table:table-cell table:formula="of:=REPLACE([.H103];5;1;&quot;&quot;)" office:value-type="string" office:string-value="45.6">
            <text:p>45.6</text:p>
          </table:table-cell>
          <table:table-cell table:formula="of:=([.G103]+([.J103]/60))*[.I103]" office:value-type="float" office:value="0.76">
            <text:p>0.7600</text:p>
          </table:table-cell>
          <table:table-cell office:value-type="float" office:value="75">
            <text:p>75</text:p>
          </table:table-cell>
          <table:table-cell table:style-name="ce3" office:value-type="string">
            <text:p><text:s/>1981-05-09</text:p>
          </table:table-cell>
          <table:table-cell office:value-type="float" office:value="37">
            <text:p>37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L</text:p>
          </table:table-cell>
          <table:table-cell office:value-type="float" office:value="55">
            <text:p>55</text:p>
          </table:table-cell>
          <table:table-cell office:value-type="string">
            <text:p>19.6N</text:p>
          </table:table-cell>
          <table:table-cell table:formula="of:=IF(SEARCH(&quot;N&quot;;[.C104])&gt;0;1;-1)" office:value-type="float" office:value="1">
            <text:p>1</text:p>
          </table:table-cell>
          <table:table-cell table:formula="of:=REPLACE([.C104];5;1;&quot;&quot;)" office:value-type="string" office:string-value="19.6">
            <text:p>19.6</text:p>
          </table:table-cell>
          <table:table-cell table:formula="of:=([.B104]+([.E104]/60))*[.D104]" office:value-type="float" office:value="55.3266666666667">
            <text:p>55.3267</text:p>
          </table:table-cell>
          <table:table-cell office:value-type="float" office:value="0">
            <text:p>0</text:p>
          </table:table-cell>
          <table:table-cell office:value-type="string">
            <text:p>32.7W</text:p>
          </table:table-cell>
          <table:table-cell table:style-name="ce2" table:formula="of:=IF(SEARCH(&quot;W&quot;;[.H104])&gt;0;-1;1)" office:value-type="float" office:value="-1">
            <text:p>-1</text:p>
          </table:table-cell>
          <table:table-cell table:formula="of:=REPLACE([.H104];5;1;&quot;&quot;)" office:value-type="string" office:string-value="32.7">
            <text:p>32.7</text:p>
          </table:table-cell>
          <table:table-cell table:formula="of:=([.G104]+([.J104]/60))*[.I104]" office:value-type="float" office:value="-0.545">
            <text:p>-0.5450</text:p>
          </table:table-cell>
          <table:table-cell office:value-type="float" office:value="70">
            <text:p>70</text:p>
          </table:table-cell>
          <table:table-cell table:style-name="ce3" office:value-type="string">
            <text:p><text:s/>1981-05-10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P</text:p>
          </table:table-cell>
          <table:table-cell office:value-type="float" office:value="56">
            <text:p>56</text:p>
          </table:table-cell>
          <table:table-cell office:value-type="string">
            <text:p>16.0N</text:p>
          </table:table-cell>
          <table:table-cell table:formula="of:=IF(SEARCH(&quot;N&quot;;[.C105])&gt;0;1;-1)" office:value-type="float" office:value="1">
            <text:p>1</text:p>
          </table:table-cell>
          <table:table-cell table:formula="of:=REPLACE([.C105];5;1;&quot;&quot;)" office:value-type="string" office:string-value="16.0">
            <text:p>16.0</text:p>
          </table:table-cell>
          <table:table-cell table:formula="of:=([.B105]+([.E105]/60))*[.D105]" office:value-type="float" office:value="56.2666666666667">
            <text:p>56.2667</text:p>
          </table:table-cell>
          <table:table-cell office:value-type="float" office:value="1">
            <text:p>1</text:p>
          </table:table-cell>
          <table:table-cell office:value-type="string">
            <text:p>12.0W</text:p>
          </table:table-cell>
          <table:table-cell table:style-name="ce2" table:formula="of:=IF(SEARCH(&quot;W&quot;;[.H105])&gt;0;-1;1)" office:value-type="float" office:value="-1">
            <text:p>-1</text:p>
          </table:table-cell>
          <table:table-cell table:formula="of:=REPLACE([.H105];5;1;&quot;&quot;)" office:value-type="string" office:string-value="12.0">
            <text:p>12.0</text:p>
          </table:table-cell>
          <table:table-cell table:formula="of:=([.G105]+([.J105]/60))*[.I105]" office:value-type="float" office:value="-1.2">
            <text:p>-1.2000</text:p>
          </table:table-cell>
          <table:table-cell office:value-type="float" office:value="60">
            <text:p>60</text:p>
          </table:table-cell>
          <table:table-cell table:style-name="ce3" office:value-type="string">
            <text:p><text:s/>1981-05-11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PA,M5,M6</text:p>
          </table:table-cell>
          <table:table-cell office:value-type="float" office:value="26">
            <text:p>26</text:p>
          </table:table-cell>
          <table:table-cell office:value-type="string">
            <text:p>18.0S</text:p>
          </table:table-cell>
          <table:table-cell office:value-type="float" office:value="-1">
            <text:p>-1</text:p>
          </table:table-cell>
          <table:table-cell table:formula="of:=REPLACE([.C106];5;1;&quot;&quot;)" office:value-type="string" office:string-value="18.0">
            <text:p>18.0</text:p>
          </table:table-cell>
          <table:table-cell table:formula="of:=([.B106]+([.E106]/60))*[.D106]" office:value-type="float" office:value="-26.3">
            <text:p>-26.3000</text:p>
          </table:table-cell>
          <table:table-cell office:value-type="float" office:value="47">
            <text:p>47</text:p>
          </table:table-cell>
          <table:table-cell office:value-type="string">
            <text:p>30.6W</text:p>
          </table:table-cell>
          <table:table-cell table:style-name="ce2" table:formula="of:=IF(SEARCH(&quot;W&quot;;[.H106])&gt;0;-1;1)" office:value-type="float" office:value="-1">
            <text:p>-1</text:p>
          </table:table-cell>
          <table:table-cell table:formula="of:=REPLACE([.H106];5;1;&quot;&quot;)" office:value-type="string" office:string-value="30.6">
            <text:p>30.6</text:p>
          </table:table-cell>
          <table:table-cell table:formula="of:=([.G106]+([.J106]/60))*[.I106]" office:value-type="float" office:value="-47.51">
            <text:p>-47.5100</text:p>
          </table:table-cell>
          <table:table-cell office:value-type="float" office:value="74">
            <text:p>74</text:p>
          </table:table-cell>
          <table:table-cell table:style-name="ce3" office:value-type="string">
            <text:p><text:s/>1981-06-17</text:p>
          </table:table-cell>
          <table:table-cell office:value-type="float" office:value="30">
            <text:p>30</text:p>
          </table:table-cell>
          <table:table-cell table:style-name="ce3" office:value-type="string">
            <text:p><text:s/>1.4.3</text:p>
          </table:table-cell>
        </table:table-row>
        <table:table-row table:style-name="ro4">
          <table:table-cell office:value-type="string">
            <text:p>RHB,M6,M7</text:p>
          </table:table-cell>
          <table:table-cell office:value-type="float" office:value="18">
            <text:p>18</text:p>
          </table:table-cell>
          <table:table-cell office:value-type="string">
            <text:p>02.5S</text:p>
          </table:table-cell>
          <table:table-cell office:value-type="float" office:value="-1">
            <text:p>-1</text:p>
          </table:table-cell>
          <table:table-cell table:formula="of:=REPLACE([.C107];5;1;&quot;&quot;)" office:value-type="string" office:string-value="02.5">
            <text:p>02.5</text:p>
          </table:table-cell>
          <table:table-cell table:formula="of:=([.B107]+([.E107]/60))*[.D107]" office:value-type="float" office:value="-18.0416666666667">
            <text:p>-18.0417</text:p>
          </table:table-cell>
          <table:table-cell office:value-type="float" office:value="36">
            <text:p>36</text:p>
          </table:table-cell>
          <table:table-cell office:value-type="string">
            <text:p>08.3W</text:p>
          </table:table-cell>
          <table:table-cell table:style-name="ce2" table:formula="of:=IF(SEARCH(&quot;W&quot;;[.H107])&gt;0;-1;1)" office:value-type="float" office:value="-1">
            <text:p>-1</text:p>
          </table:table-cell>
          <table:table-cell table:formula="of:=REPLACE([.H107];5;1;&quot;&quot;)" office:value-type="string" office:string-value="08.3">
            <text:p>08.3</text:p>
          </table:table-cell>
          <table:table-cell table:formula="of:=([.G107]+([.J107]/60))*[.I107]" office:value-type="float" office:value="-36.1383333333333">
            <text:p>-36.1383</text:p>
          </table:table-cell>
          <table:table-cell office:value-type="float" office:value="152">
            <text:p>152</text:p>
          </table:table-cell>
          <table:table-cell table:style-name="ce3" office:value-type="string">
            <text:p><text:s/>1981-06-20</text:p>
          </table:table-cell>
          <table:table-cell office:value-type="float" office:value="23">
            <text:p>23</text:p>
          </table:table-cell>
          <table:table-cell table:style-name="ce3" office:value-type="string">
            <text:p><text:s/>1.3.11</text:p>
          </table:table-cell>
        </table:table-row>
        <table:table-row table:style-name="ro4">
          <table:table-cell office:value-type="string">
            <text:p>NLOWER LOCH</text:p>
          </table:table-cell>
          <table:table-cell office:value-type="float" office:value="56">
            <text:p>56</text:p>
          </table:table-cell>
          <table:table-cell office:value-type="string">
            <text:p>34.0N</text:p>
          </table:table-cell>
          <table:table-cell table:formula="of:=IF(SEARCH(&quot;N&quot;;[.C108])&gt;0;1;-1)" office:value-type="float" office:value="1">
            <text:p>1</text:p>
          </table:table-cell>
          <table:table-cell table:formula="of:=REPLACE([.C108];5;1;&quot;&quot;)" office:value-type="string" office:string-value="34.0">
            <text:p>34.0</text:p>
          </table:table-cell>
          <table:table-cell table:formula="of:=([.B108]+([.E108]/60))*[.D108]" office:value-type="float" office:value="56.5666666666667">
            <text:p>56.5667</text:p>
          </table:table-cell>
          <table:table-cell office:value-type="float" office:value="5">
            <text:p>5</text:p>
          </table:table-cell>
          <table:table-cell office:value-type="string">
            <text:p>18.7W</text:p>
          </table:table-cell>
          <table:table-cell table:style-name="ce2" table:formula="of:=IF(SEARCH(&quot;W&quot;;[.H108])&gt;0;-1;1)" office:value-type="float" office:value="-1">
            <text:p>-1</text:p>
          </table:table-cell>
          <table:table-cell table:formula="of:=REPLACE([.H108];5;1;&quot;&quot;)" office:value-type="string" office:string-value="18.7">
            <text:p>18.7</text:p>
          </table:table-cell>
          <table:table-cell table:formula="of:=([.G108]+([.J108]/60))*[.I108]" office:value-type="float" office:value="-5.31166666666667">
            <text:p>-5.3117</text:p>
          </table:table-cell>
          <table:table-cell office:value-type="float" office:value="8">
            <text:p>8</text:p>
          </table:table-cell>
          <table:table-cell table:style-name="ce3" office:value-type="string">
            <text:p><text:s/>1981-07-23</text:p>
          </table:table-cell>
          <table:table-cell office:value-type="float" office:value="64">
            <text:p>64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NUPPER LOCH</text:p>
          </table:table-cell>
          <table:table-cell office:value-type="float" office:value="56">
            <text:p>56</text:p>
          </table:table-cell>
          <table:table-cell office:value-type="string">
            <text:p>34.0N</text:p>
          </table:table-cell>
          <table:table-cell table:formula="of:=IF(SEARCH(&quot;N&quot;;[.C109])&gt;0;1;-1)" office:value-type="float" office:value="1">
            <text:p>1</text:p>
          </table:table-cell>
          <table:table-cell table:formula="of:=REPLACE([.C109];5;1;&quot;&quot;)" office:value-type="string" office:string-value="34.0">
            <text:p>34.0</text:p>
          </table:table-cell>
          <table:table-cell table:formula="of:=([.B109]+([.E109]/60))*[.D109]" office:value-type="float" office:value="56.5666666666667">
            <text:p>56.5667</text:p>
          </table:table-cell>
          <table:table-cell office:value-type="float" office:value="5">
            <text:p>5</text:p>
          </table:table-cell>
          <table:table-cell office:value-type="string">
            <text:p>18.7W</text:p>
          </table:table-cell>
          <table:table-cell table:style-name="ce2" table:formula="of:=IF(SEARCH(&quot;W&quot;;[.H109])&gt;0;-1;1)" office:value-type="float" office:value="-1">
            <text:p>-1</text:p>
          </table:table-cell>
          <table:table-cell table:formula="of:=REPLACE([.H109];5;1;&quot;&quot;)" office:value-type="string" office:string-value="18.7">
            <text:p>18.7</text:p>
          </table:table-cell>
          <table:table-cell table:formula="of:=([.G109]+([.J109]/60))*[.I109]" office:value-type="float" office:value="-5.31166666666667">
            <text:p>-5.3117</text:p>
          </table:table-cell>
          <table:table-cell office:value-type="float" office:value="8">
            <text:p>8</text:p>
          </table:table-cell>
          <table:table-cell table:style-name="ce3" office:value-type="string">
            <text:p><text:s/>1981-07-23</text:p>
          </table:table-cell>
          <table:table-cell office:value-type="float" office:value="64">
            <text:p>64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A6H,M0</text:p>
          </table:table-cell>
          <table:table-cell office:value-type="float" office:value="33">
            <text:p>33</text:p>
          </table:table-cell>
          <table:table-cell office:value-type="string">
            <text:p>59.9N</text:p>
          </table:table-cell>
          <table:table-cell table:formula="of:=IF(SEARCH(&quot;N&quot;;[.C110])&gt;0;1;-1)" office:value-type="float" office:value="1">
            <text:p>1</text:p>
          </table:table-cell>
          <table:table-cell table:formula="of:=REPLACE([.C110];5;1;&quot;&quot;)" office:value-type="string" office:string-value="59.9">
            <text:p>59.9</text:p>
          </table:table-cell>
          <table:table-cell table:formula="of:=([.B110]+([.E110]/60))*[.D110]" office:value-type="float" office:value="33.9983333333333">
            <text:p>33.9983</text:p>
          </table:table-cell>
          <table:table-cell office:value-type="float" office:value="34">
            <text:p>34</text:p>
          </table:table-cell>
          <table:table-cell office:value-type="string">
            <text:p>52.9W</text:p>
          </table:table-cell>
          <table:table-cell table:style-name="ce2" table:formula="of:=IF(SEARCH(&quot;W&quot;;[.H110])&gt;0;-1;1)" office:value-type="float" office:value="-1">
            <text:p>-1</text:p>
          </table:table-cell>
          <table:table-cell table:formula="of:=REPLACE([.H110];5;1;&quot;&quot;)" office:value-type="string" office:string-value="52.9">
            <text:p>52.9</text:p>
          </table:table-cell>
          <table:table-cell table:formula="of:=([.G110]+([.J110]/60))*[.I110]" office:value-type="float" office:value="-34.8816666666667">
            <text:p>-34.8817</text:p>
          </table:table-cell>
          <table:table-cell office:value-type="float" office:value="3066">
            <text:p>3066</text:p>
          </table:table-cell>
          <table:table-cell table:style-name="ce3" office:value-type="string">
            <text:p><text:s/>1981-12-01</text:p>
          </table:table-cell>
          <table:table-cell office:value-type="float" office:value="106">
            <text:p>106</text:p>
          </table:table-cell>
          <table:table-cell table:style-name="ce3" office:value-type="string">
            <text:p><text:s/>1.1.70</text:p>
          </table:table-cell>
        </table:table-row>
        <table:table-row table:style-name="ro4">
          <table:table-cell office:value-type="string">
            <text:p>RA7A,M0</text:p>
          </table:table-cell>
          <table:table-cell office:value-type="float" office:value="33">
            <text:p>33</text:p>
          </table:table-cell>
          <table:table-cell office:value-type="string">
            <text:p>55.3N</text:p>
          </table:table-cell>
          <table:table-cell table:formula="of:=IF(SEARCH(&quot;N&quot;;[.C111])&gt;0;1;-1)" office:value-type="float" office:value="1">
            <text:p>1</text:p>
          </table:table-cell>
          <table:table-cell table:formula="of:=REPLACE([.C111];5;1;&quot;&quot;)" office:value-type="string" office:string-value="55.3">
            <text:p>55.3</text:p>
          </table:table-cell>
          <table:table-cell table:formula="of:=([.B111]+([.E111]/60))*[.D111]" office:value-type="float" office:value="33.9216666666667">
            <text:p>33.9217</text:p>
          </table:table-cell>
          <table:table-cell office:value-type="float" office:value="41">
            <text:p>41</text:p>
          </table:table-cell>
          <table:table-cell office:value-type="string">
            <text:p>11.5W</text:p>
          </table:table-cell>
          <table:table-cell table:style-name="ce2" table:formula="of:=IF(SEARCH(&quot;W&quot;;[.H111])&gt;0;-1;1)" office:value-type="float" office:value="-1">
            <text:p>-1</text:p>
          </table:table-cell>
          <table:table-cell table:formula="of:=REPLACE([.H111];5;1;&quot;&quot;)" office:value-type="string" office:string-value="11.5">
            <text:p>11.5</text:p>
          </table:table-cell>
          <table:table-cell table:formula="of:=([.G111]+([.J111]/60))*[.I111]" office:value-type="float" office:value="-41.1916666666667">
            <text:p>-41.1917</text:p>
          </table:table-cell>
          <table:table-cell office:value-type="float" office:value="3372">
            <text:p>3372</text:p>
          </table:table-cell>
          <table:table-cell table:style-name="ce3" office:value-type="string">
            <text:p><text:s/>1981-12-05</text:p>
          </table:table-cell>
          <table:table-cell office:value-type="float" office:value="101">
            <text:p>101</text:p>
          </table:table-cell>
          <table:table-cell table:style-name="ce3" office:value-type="string">
            <text:p><text:s/>1.2.38</text:p>
          </table:table-cell>
        </table:table-row>
        <table:table-row table:style-name="ro4">
          <table:table-cell office:value-type="string">
            <text:p>RG1,M5,M6</text:p>
          </table:table-cell>
          <table:table-cell office:value-type="float" office:value="26">
            <text:p>26</text:p>
          </table:table-cell>
          <table:table-cell office:value-type="string">
            <text:p>34.6N</text:p>
          </table:table-cell>
          <table:table-cell table:formula="of:=IF(SEARCH(&quot;N&quot;;[.C112])&gt;0;1;-1)" office:value-type="float" office:value="1">
            <text:p>1</text:p>
          </table:table-cell>
          <table:table-cell table:formula="of:=REPLACE([.C112];5;1;&quot;&quot;)" office:value-type="string" office:string-value="34.6">
            <text:p>34.6</text:p>
          </table:table-cell>
          <table:table-cell table:formula="of:=([.B112]+([.E112]/60))*[.D112]" office:value-type="float" office:value="26.5766666666667">
            <text:p>26.5767</text:p>
          </table:table-cell>
          <table:table-cell office:value-type="float" office:value="43">
            <text:p>43</text:p>
          </table:table-cell>
          <table:table-cell office:value-type="string">
            <text:p>57.5W</text:p>
          </table:table-cell>
          <table:table-cell table:style-name="ce2" table:formula="of:=IF(SEARCH(&quot;W&quot;;[.H112])&gt;0;-1;1)" office:value-type="float" office:value="-1">
            <text:p>-1</text:p>
          </table:table-cell>
          <table:table-cell table:formula="of:=REPLACE([.H112];5;1;&quot;&quot;)" office:value-type="string" office:string-value="57.5">
            <text:p>57.5</text:p>
          </table:table-cell>
          <table:table-cell table:formula="of:=([.G112]+([.J112]/60))*[.I112]" office:value-type="float" office:value="-43.9583333333333">
            <text:p>-43.9583</text:p>
          </table:table-cell>
          <table:table-cell office:value-type="float" office:value="3600">
            <text:p>3600</text:p>
          </table:table-cell>
          <table:table-cell table:style-name="ce3" office:value-type="string">
            <text:p><text:s/>1981-12-08</text:p>
          </table:table-cell>
          <table:table-cell office:value-type="float" office:value="96">
            <text:p>96</text:p>
          </table:table-cell>
          <table:table-cell table:style-name="ce3" office:value-type="string">
            <text:p><text:s/>1.2.39</text:p>
          </table:table-cell>
        </table:table-row>
        <table:table-row table:style-name="ro4">
          <table:table-cell office:value-type="string">
            <text:p>RG2,M6</text:p>
          </table:table-cell>
          <table:table-cell office:value-type="float" office:value="19">
            <text:p>19</text:p>
          </table:table-cell>
          <table:table-cell office:value-type="string">
            <text:p>00.4N</text:p>
          </table:table-cell>
          <table:table-cell table:formula="of:=IF(SEARCH(&quot;N&quot;;[.C113])&gt;0;1;-1)" office:value-type="float" office:value="1">
            <text:p>1</text:p>
          </table:table-cell>
          <table:table-cell table:formula="of:=REPLACE([.C113];5;1;&quot;&quot;)" office:value-type="string" office:string-value="00.4">
            <text:p>00.4</text:p>
          </table:table-cell>
          <table:table-cell table:formula="of:=([.B113]+([.E113]/60))*[.D113]" office:value-type="float" office:value="19.0066666666667">
            <text:p>19.0067</text:p>
          </table:table-cell>
          <table:table-cell office:value-type="float" office:value="47">
            <text:p>47</text:p>
          </table:table-cell>
          <table:table-cell office:value-type="string">
            <text:p>30.6W</text:p>
          </table:table-cell>
          <table:table-cell table:style-name="ce2" table:formula="of:=IF(SEARCH(&quot;W&quot;;[.H113])&gt;0;-1;1)" office:value-type="float" office:value="-1">
            <text:p>-1</text:p>
          </table:table-cell>
          <table:table-cell table:formula="of:=REPLACE([.H113];5;1;&quot;&quot;)" office:value-type="string" office:string-value="30.6">
            <text:p>30.6</text:p>
          </table:table-cell>
          <table:table-cell table:formula="of:=([.G113]+([.J113]/60))*[.I113]" office:value-type="float" office:value="-47.51">
            <text:p>-47.5100</text:p>
          </table:table-cell>
          <table:table-cell office:value-type="float" office:value="3470">
            <text:p>3470</text:p>
          </table:table-cell>
          <table:table-cell table:style-name="ce3" office:value-type="string">
            <text:p><text:s/>1981-12-11</text:p>
          </table:table-cell>
          <table:table-cell office:value-type="float" office:value="91">
            <text:p>91</text:p>
          </table:table-cell>
          <table:table-cell table:style-name="ce3" office:value-type="string">
            <text:p><text:s/>1.3.12</text:p>
          </table:table-cell>
        </table:table-row>
        <table:table-row table:style-name="ro4">
          <table:table-cell office:value-type="string">
            <text:p>RG2A,M0</text:p>
          </table:table-cell>
          <table:table-cell office:value-type="float" office:value="19">
            <text:p>19</text:p>
          </table:table-cell>
          <table:table-cell office:value-type="string">
            <text:p>00.4N</text:p>
          </table:table-cell>
          <table:table-cell table:formula="of:=IF(SEARCH(&quot;N&quot;;[.C114])&gt;0;1;-1)" office:value-type="float" office:value="1">
            <text:p>1</text:p>
          </table:table-cell>
          <table:table-cell table:formula="of:=REPLACE([.C114];5;1;&quot;&quot;)" office:value-type="string" office:string-value="00.4">
            <text:p>00.4</text:p>
          </table:table-cell>
          <table:table-cell table:formula="of:=([.B114]+([.E114]/60))*[.D114]" office:value-type="float" office:value="19.0066666666667">
            <text:p>19.0067</text:p>
          </table:table-cell>
          <table:table-cell office:value-type="float" office:value="47">
            <text:p>47</text:p>
          </table:table-cell>
          <table:table-cell office:value-type="string">
            <text:p>30.6W</text:p>
          </table:table-cell>
          <table:table-cell table:style-name="ce2" table:formula="of:=IF(SEARCH(&quot;W&quot;;[.H114])&gt;0;-1;1)" office:value-type="float" office:value="-1">
            <text:p>-1</text:p>
          </table:table-cell>
          <table:table-cell table:formula="of:=REPLACE([.H114];5;1;&quot;&quot;)" office:value-type="string" office:string-value="30.6">
            <text:p>30.6</text:p>
          </table:table-cell>
          <table:table-cell table:formula="of:=([.G114]+([.J114]/60))*[.I114]" office:value-type="float" office:value="-47.51">
            <text:p>-47.5100</text:p>
          </table:table-cell>
          <table:table-cell office:value-type="float" office:value="3470">
            <text:p>3470</text:p>
          </table:table-cell>
          <table:table-cell table:style-name="ce3" office:value-type="string">
            <text:p><text:s/>1981-12-11</text:p>
          </table:table-cell>
          <table:table-cell office:value-type="float" office:value="91">
            <text:p>91</text:p>
          </table:table-cell>
          <table:table-cell table:style-name="ce3" office:value-type="string">
            <text:p><text:s/>1.3.12</text:p>
          </table:table-cell>
        </table:table-row>
        <table:table-row table:style-name="ro4">
          <table:table-cell office:value-type="string">
            <text:p>RG3,M5,M6</text:p>
          </table:table-cell>
          <table:table-cell office:value-type="float" office:value="14">
            <text:p>14</text:p>
          </table:table-cell>
          <table:table-cell office:value-type="string">
            <text:p>42.4N</text:p>
          </table:table-cell>
          <table:table-cell table:formula="of:=IF(SEARCH(&quot;N&quot;;[.C115])&gt;0;1;-1)" office:value-type="float" office:value="1">
            <text:p>1</text:p>
          </table:table-cell>
          <table:table-cell table:formula="of:=REPLACE([.C115];5;1;&quot;&quot;)" office:value-type="string" office:string-value="42.4">
            <text:p>42.4</text:p>
          </table:table-cell>
          <table:table-cell table:formula="of:=([.B115]+([.E115]/60))*[.D115]" office:value-type="float" office:value="14.7066666666667">
            <text:p>14.7067</text:p>
          </table:table-cell>
          <table:table-cell office:value-type="float" office:value="48">
            <text:p>48</text:p>
          </table:table-cell>
          <table:table-cell office:value-type="string">
            <text:p>50.4W</text:p>
          </table:table-cell>
          <table:table-cell table:style-name="ce2" table:formula="of:=IF(SEARCH(&quot;W&quot;;[.H115])&gt;0;-1;1)" office:value-type="float" office:value="-1">
            <text:p>-1</text:p>
          </table:table-cell>
          <table:table-cell table:formula="of:=REPLACE([.H115];5;1;&quot;&quot;)" office:value-type="string" office:string-value="50.4">
            <text:p>50.4</text:p>
          </table:table-cell>
          <table:table-cell table:formula="of:=([.G115]+([.J115]/60))*[.I115]" office:value-type="float" office:value="-48.84">
            <text:p>-48.8400</text:p>
          </table:table-cell>
          <table:table-cell office:value-type="float" office:value="3527">
            <text:p>3527</text:p>
          </table:table-cell>
          <table:table-cell table:style-name="ce3" office:value-type="string">
            <text:p><text:s/>1981-12-14</text:p>
          </table:table-cell>
          <table:table-cell office:value-type="float" office:value="87">
            <text:p>87</text:p>
          </table:table-cell>
          <table:table-cell table:style-name="ce3" office:value-type="string">
            <text:p><text:s/>1.3.13</text:p>
          </table:table-cell>
        </table:table-row>
        <table:table-row table:style-name="ro4">
          <table:table-cell office:value-type="string">
            <text:p>RG4H,M0</text:p>
          </table:table-cell>
          <table:table-cell office:value-type="float" office:value="9">
            <text:p>9</text:p>
          </table:table-cell>
          <table:table-cell office:value-type="string">
            <text:p>59.1N</text:p>
          </table:table-cell>
          <table:table-cell table:formula="of:=IF(SEARCH(&quot;N&quot;;[.C116])&gt;0;1;-1)" office:value-type="float" office:value="1">
            <text:p>1</text:p>
          </table:table-cell>
          <table:table-cell table:formula="of:=REPLACE([.C116];5;1;&quot;&quot;)" office:value-type="string" office:string-value="59.1">
            <text:p>59.1</text:p>
          </table:table-cell>
          <table:table-cell table:formula="of:=([.B116]+([.E116]/60))*[.D116]" office:value-type="float" office:value="9.985">
            <text:p>9.9850</text:p>
          </table:table-cell>
          <table:table-cell office:value-type="float" office:value="50">
            <text:p>50</text:p>
          </table:table-cell>
          <table:table-cell office:value-type="string">
            <text:p>31.1W</text:p>
          </table:table-cell>
          <table:table-cell table:style-name="ce2" table:formula="of:=IF(SEARCH(&quot;W&quot;;[.H116])&gt;0;-1;1)" office:value-type="float" office:value="-1">
            <text:p>-1</text:p>
          </table:table-cell>
          <table:table-cell table:formula="of:=REPLACE([.H116];5;1;&quot;&quot;)" office:value-type="string" office:string-value="31.1">
            <text:p>31.1</text:p>
          </table:table-cell>
          <table:table-cell table:formula="of:=([.G116]+([.J116]/60))*[.I116]" office:value-type="float" office:value="-50.5183333333333">
            <text:p>-50.5183</text:p>
          </table:table-cell>
          <table:table-cell office:value-type="float" office:value="4850">
            <text:p>4850</text:p>
          </table:table-cell>
          <table:table-cell table:style-name="ce3" office:value-type="string">
            <text:p><text:s/>1981-12-15</text:p>
          </table:table-cell>
          <table:table-cell office:value-type="float" office:value="85">
            <text:p>85</text:p>
          </table:table-cell>
          <table:table-cell table:style-name="ce3" office:value-type="string">
            <text:p><text:s/>1.3.14</text:p>
          </table:table-cell>
        </table:table-row>
        <table:table-row table:style-name="ro4">
          <table:table-cell office:value-type="string">
            <text:p>RG5,M5,M6</text:p>
          </table:table-cell>
          <table:table-cell office:value-type="float" office:value="6">
            <text:p>6</text:p>
          </table:table-cell>
          <table:table-cell office:value-type="string">
            <text:p>59.6N</text:p>
          </table:table-cell>
          <table:table-cell table:formula="of:=IF(SEARCH(&quot;N&quot;;[.C117])&gt;0;1;-1)" office:value-type="float" office:value="1">
            <text:p>1</text:p>
          </table:table-cell>
          <table:table-cell table:formula="of:=REPLACE([.C117];5;1;&quot;&quot;)" office:value-type="string" office:string-value="59.6">
            <text:p>59.6</text:p>
          </table:table-cell>
          <table:table-cell table:formula="of:=([.B117]+([.E117]/60))*[.D117]" office:value-type="float" office:value="6.99333333333333">
            <text:p>6.9933</text:p>
          </table:table-cell>
          <table:table-cell office:value-type="float" office:value="51">
            <text:p>51</text:p>
          </table:table-cell>
          <table:table-cell office:value-type="string">
            <text:p>33.3W</text:p>
          </table:table-cell>
          <table:table-cell table:style-name="ce2" table:formula="of:=IF(SEARCH(&quot;W&quot;;[.H117])&gt;0;-1;1)" office:value-type="float" office:value="-1">
            <text:p>-1</text:p>
          </table:table-cell>
          <table:table-cell table:formula="of:=REPLACE([.H117];5;1;&quot;&quot;)" office:value-type="string" office:string-value="33.3">
            <text:p>33.3</text:p>
          </table:table-cell>
          <table:table-cell table:formula="of:=([.G117]+([.J117]/60))*[.I117]" office:value-type="float" office:value="-51.555">
            <text:p>-51.5550</text:p>
          </table:table-cell>
          <table:table-cell office:value-type="float" office:value="3764">
            <text:p>3764</text:p>
          </table:table-cell>
          <table:table-cell table:style-name="ce3" office:value-type="string">
            <text:p><text:s/>1981-12-16</text:p>
          </table:table-cell>
          <table:table-cell office:value-type="float" office:value="83">
            <text:p>83</text:p>
          </table:table-cell>
          <table:table-cell table:style-name="ce3" office:value-type="string">
            <text:p><text:s/>1.3.15</text:p>
          </table:table-cell>
        </table:table-row>
        <table:table-row table:style-name="ro4">
          <table:table-cell office:value-type="string">
            <text:p>RA6-1,M5</text:p>
          </table:table-cell>
          <table:table-cell office:value-type="float" office:value="57">
            <text:p>57</text:p>
          </table:table-cell>
          <table:table-cell office:value-type="string">
            <text:p>19.0N</text:p>
          </table:table-cell>
          <table:table-cell table:formula="of:=IF(SEARCH(&quot;N&quot;;[.C118])&gt;0;1;-1)" office:value-type="float" office:value="1">
            <text:p>1</text:p>
          </table:table-cell>
          <table:table-cell table:formula="of:=REPLACE([.C118];5;1;&quot;&quot;)" office:value-type="string" office:string-value="19.0">
            <text:p>19.0</text:p>
          </table:table-cell>
          <table:table-cell table:formula="of:=([.B118]+([.E118]/60))*[.D118]" office:value-type="float" office:value="57.3166666666667">
            <text:p>57.3167</text:p>
          </table:table-cell>
          <table:table-cell office:value-type="float" office:value="9">
            <text:p>9</text:p>
          </table:table-cell>
          <table:table-cell office:value-type="string">
            <text:p>52.5W</text:p>
          </table:table-cell>
          <table:table-cell table:style-name="ce2" table:formula="of:=IF(SEARCH(&quot;W&quot;;[.H118])&gt;0;-1;1)" office:value-type="float" office:value="-1">
            <text:p>-1</text:p>
          </table:table-cell>
          <table:table-cell table:formula="of:=REPLACE([.H118];5;1;&quot;&quot;)" office:value-type="string" office:string-value="52.5">
            <text:p>52.5</text:p>
          </table:table-cell>
          <table:table-cell table:formula="of:=([.G118]+([.J118]/60))*[.I118]" office:value-type="float" office:value="-9.875">
            <text:p>-9.8750</text:p>
          </table:table-cell>
          <table:table-cell office:value-type="float" office:value="2004">
            <text:p>2004</text:p>
          </table:table-cell>
          <table:table-cell table:style-name="ce3" office:value-type="string">
            <text:p><text:s/>1982-04-28</text:p>
          </table:table-cell>
          <table:table-cell office:value-type="float" office:value="117">
            <text:p>117</text:p>
          </table:table-cell>
          <table:table-cell table:style-name="ce3" office:value-type="string">
            <text:p><text:s/>1.1.75</text:p>
          </table:table-cell>
        </table:table-row>
        <table:table-row table:style-name="ro4">
          <table:table-cell office:value-type="string">
            <text:p>RA6-2,M5</text:p>
          </table:table-cell>
          <table:table-cell office:value-type="float" office:value="57">
            <text:p>57</text:p>
          </table:table-cell>
          <table:table-cell office:value-type="string">
            <text:p>19.0N</text:p>
          </table:table-cell>
          <table:table-cell table:formula="of:=IF(SEARCH(&quot;N&quot;;[.C119])&gt;0;1;-1)" office:value-type="float" office:value="1">
            <text:p>1</text:p>
          </table:table-cell>
          <table:table-cell table:formula="of:=REPLACE([.C119];5;1;&quot;&quot;)" office:value-type="string" office:string-value="19.0">
            <text:p>19.0</text:p>
          </table:table-cell>
          <table:table-cell table:formula="of:=([.B119]+([.E119]/60))*[.D119]" office:value-type="float" office:value="57.3166666666667">
            <text:p>57.3167</text:p>
          </table:table-cell>
          <table:table-cell office:value-type="float" office:value="9">
            <text:p>9</text:p>
          </table:table-cell>
          <table:table-cell office:value-type="string">
            <text:p>52.5W</text:p>
          </table:table-cell>
          <table:table-cell table:style-name="ce2" table:formula="of:=IF(SEARCH(&quot;W&quot;;[.H119])&gt;0;-1;1)" office:value-type="float" office:value="-1">
            <text:p>-1</text:p>
          </table:table-cell>
          <table:table-cell table:formula="of:=REPLACE([.H119];5;1;&quot;&quot;)" office:value-type="string" office:string-value="52.5">
            <text:p>52.5</text:p>
          </table:table-cell>
          <table:table-cell table:formula="of:=([.G119]+([.J119]/60))*[.I119]" office:value-type="float" office:value="-9.875">
            <text:p>-9.8750</text:p>
          </table:table-cell>
          <table:table-cell office:value-type="float" office:value="2004">
            <text:p>2004</text:p>
          </table:table-cell>
          <table:table-cell table:style-name="ce3" office:value-type="string">
            <text:p><text:s/>1982-08-22</text:p>
          </table:table-cell>
          <table:table-cell office:value-type="float" office:value="179">
            <text:p>179</text:p>
          </table:table-cell>
          <table:table-cell table:style-name="ce3" office:value-type="string">
            <text:p><text:s/>1.1.75</text:p>
          </table:table-cell>
        </table:table-row>
        <table:table-row table:style-name="ro4">
          <table:table-cell office:value-type="string">
            <text:p>RC4-1,M5</text:p>
          </table:table-cell>
          <table:table-cell office:value-type="float" office:value="59">
            <text:p>59</text:p>
          </table:table-cell>
          <table:table-cell office:value-type="string">
            <text:p>11.8N</text:p>
          </table:table-cell>
          <table:table-cell table:formula="of:=IF(SEARCH(&quot;N&quot;;[.C120])&gt;0;1;-1)" office:value-type="float" office:value="1">
            <text:p>1</text:p>
          </table:table-cell>
          <table:table-cell table:formula="of:=REPLACE([.C120];5;1;&quot;&quot;)" office:value-type="string" office:string-value="11.8">
            <text:p>11.8</text:p>
          </table:table-cell>
          <table:table-cell table:formula="of:=([.B120]+([.E120]/60))*[.D120]" office:value-type="float" office:value="59.1966666666667">
            <text:p>59.1967</text:p>
          </table:table-cell>
          <table:table-cell office:value-type="float" office:value="7">
            <text:p>7</text:p>
          </table:table-cell>
          <table:table-cell office:value-type="string">
            <text:p>41.3W</text:p>
          </table:table-cell>
          <table:table-cell table:style-name="ce2" table:formula="of:=IF(SEARCH(&quot;W&quot;;[.H120])&gt;0;-1;1)" office:value-type="float" office:value="-1">
            <text:p>-1</text:p>
          </table:table-cell>
          <table:table-cell table:formula="of:=REPLACE([.H120];5;1;&quot;&quot;)" office:value-type="string" office:string-value="41.3">
            <text:p>41.3</text:p>
          </table:table-cell>
          <table:table-cell table:formula="of:=([.G120]+([.J120]/60))*[.I120]" office:value-type="float" office:value="-7.68833333333333">
            <text:p>-7.6883</text:p>
          </table:table-cell>
          <table:table-cell office:value-type="float" office:value="1095">
            <text:p>1095</text:p>
          </table:table-cell>
          <table:table-cell table:style-name="ce3" office:value-type="string">
            <text:p><text:s/>1982-08-22</text:p>
          </table:table-cell>
          <table:table-cell office:value-type="float" office:value="173">
            <text:p>173</text:p>
          </table:table-cell>
          <table:table-cell table:style-name="ce3" office:value-type="string">
            <text:p><text:s/>1.1.78</text:p>
          </table:table-cell>
        </table:table-row>
        <table:table-row table:style-name="ro4">
          <table:table-cell office:value-type="string">
            <text:p>RB5-1,M5</text:p>
          </table:table-cell>
          <table:table-cell office:value-type="float" office:value="58">
            <text:p>58</text:p>
          </table:table-cell>
          <table:table-cell office:value-type="string">
            <text:p>11.5N</text:p>
          </table:table-cell>
          <table:table-cell table:formula="of:=IF(SEARCH(&quot;N&quot;;[.C121])&gt;0;1;-1)" office:value-type="float" office:value="1">
            <text:p>1</text:p>
          </table:table-cell>
          <table:table-cell table:formula="of:=REPLACE([.C121];5;1;&quot;&quot;)" office:value-type="string" office:string-value="11.5">
            <text:p>11.5</text:p>
          </table:table-cell>
          <table:table-cell table:formula="of:=([.B121]+([.E121]/60))*[.D121]" office:value-type="float" office:value="58.1916666666667">
            <text:p>58.1917</text:p>
          </table:table-cell>
          <table:table-cell office:value-type="float" office:value="9">
            <text:p>9</text:p>
          </table:table-cell>
          <table:table-cell office:value-type="string">
            <text:p>57.5W</text:p>
          </table:table-cell>
          <table:table-cell table:style-name="ce2" table:formula="of:=IF(SEARCH(&quot;W&quot;;[.H121])&gt;0;-1;1)" office:value-type="float" office:value="-1">
            <text:p>-1</text:p>
          </table:table-cell>
          <table:table-cell table:formula="of:=REPLACE([.H121];5;1;&quot;&quot;)" office:value-type="string" office:string-value="57.5">
            <text:p>57.5</text:p>
          </table:table-cell>
          <table:table-cell table:formula="of:=([.G121]+([.J121]/60))*[.I121]" office:value-type="float" office:value="-9.95833333333333">
            <text:p>-9.9583</text:p>
          </table:table-cell>
          <table:table-cell office:value-type="float" office:value="1870">
            <text:p>1870</text:p>
          </table:table-cell>
          <table:table-cell table:style-name="ce3" office:value-type="string">
            <text:p><text:s/>1982-08-23</text:p>
          </table:table-cell>
          <table:table-cell office:value-type="float" office:value="153">
            <text:p>153</text:p>
          </table:table-cell>
          <table:table-cell table:style-name="ce3" office:value-type="string">
            <text:p><text:s/>1.1.76</text:p>
          </table:table-cell>
        </table:table-row>
        <table:table-row table:style-name="ro4">
          <table:table-cell office:value-type="string">
            <text:p>RB5-2,M5</text:p>
          </table:table-cell>
          <table:table-cell office:value-type="float" office:value="58">
            <text:p>58</text:p>
          </table:table-cell>
          <table:table-cell office:value-type="string">
            <text:p>11.5N</text:p>
          </table:table-cell>
          <table:table-cell table:formula="of:=IF(SEARCH(&quot;N&quot;;[.C122])&gt;0;1;-1)" office:value-type="float" office:value="1">
            <text:p>1</text:p>
          </table:table-cell>
          <table:table-cell table:formula="of:=REPLACE([.C122];5;1;&quot;&quot;)" office:value-type="string" office:string-value="11.5">
            <text:p>11.5</text:p>
          </table:table-cell>
          <table:table-cell table:formula="of:=([.B122]+([.E122]/60))*[.D122]" office:value-type="float" office:value="58.1916666666667">
            <text:p>58.1917</text:p>
          </table:table-cell>
          <table:table-cell office:value-type="float" office:value="9">
            <text:p>9</text:p>
          </table:table-cell>
          <table:table-cell office:value-type="string">
            <text:p>57.5W</text:p>
          </table:table-cell>
          <table:table-cell table:style-name="ce2" table:formula="of:=IF(SEARCH(&quot;W&quot;;[.H122])&gt;0;-1;1)" office:value-type="float" office:value="-1">
            <text:p>-1</text:p>
          </table:table-cell>
          <table:table-cell table:formula="of:=REPLACE([.H122];5;1;&quot;&quot;)" office:value-type="string" office:string-value="57.5">
            <text:p>57.5</text:p>
          </table:table-cell>
          <table:table-cell table:formula="of:=([.G122]+([.J122]/60))*[.I122]" office:value-type="float" office:value="-9.95833333333333">
            <text:p>-9.9583</text:p>
          </table:table-cell>
          <table:table-cell office:value-type="float" office:value="1870">
            <text:p>1870</text:p>
          </table:table-cell>
          <table:table-cell table:style-name="ce3" office:value-type="string">
            <text:p><text:s/>1982-08-23</text:p>
          </table:table-cell>
          <table:table-cell office:value-type="float" office:value="173">
            <text:p>173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C1,M5</text:p>
          </table:table-cell>
          <table:table-cell office:value-type="float" office:value="58">
            <text:p>58</text:p>
          </table:table-cell>
          <table:table-cell office:value-type="string">
            <text:p>59.2N</text:p>
          </table:table-cell>
          <table:table-cell table:formula="of:=IF(SEARCH(&quot;N&quot;;[.C123])&gt;0;1;-1)" office:value-type="float" office:value="1">
            <text:p>1</text:p>
          </table:table-cell>
          <table:table-cell table:formula="of:=REPLACE([.C123];5;1;&quot;&quot;)" office:value-type="string" office:string-value="59.2">
            <text:p>59.2</text:p>
          </table:table-cell>
          <table:table-cell table:formula="of:=([.B123]+([.E123]/60))*[.D123]" office:value-type="float" office:value="58.9866666666667">
            <text:p>58.9867</text:p>
          </table:table-cell>
          <table:table-cell office:value-type="float" office:value="7">
            <text:p>7</text:p>
          </table:table-cell>
          <table:table-cell office:value-type="string">
            <text:p>23.9W</text:p>
          </table:table-cell>
          <table:table-cell table:style-name="ce2" table:formula="of:=IF(SEARCH(&quot;W&quot;;[.H123])&gt;0;-1;1)" office:value-type="float" office:value="-1">
            <text:p>-1</text:p>
          </table:table-cell>
          <table:table-cell table:formula="of:=REPLACE([.H123];5;1;&quot;&quot;)" office:value-type="string" office:string-value="23.9">
            <text:p>23.9</text:p>
          </table:table-cell>
          <table:table-cell table:formula="of:=([.G123]+([.J123]/60))*[.I123]" office:value-type="float" office:value="-7.39833333333333">
            <text:p>-7.3983</text:p>
          </table:table-cell>
          <table:table-cell office:value-type="float" office:value="206">
            <text:p>206</text:p>
          </table:table-cell>
          <table:table-cell table:style-name="ce3" office:value-type="string">
            <text:p><text:s/>1982-08-24</text:p>
          </table:table-cell>
          <table:table-cell office:value-type="float" office:value="60">
            <text:p>60</text:p>
          </table:table-cell>
          <table:table-cell table:style-name="ce3" office:value-type="string">
            <text:p><text:s/>1.1.77</text:p>
          </table:table-cell>
        </table:table-row>
        <table:table-row table:style-name="ro4">
          <table:table-cell office:value-type="string">
            <text:p>RC4-2,M5</text:p>
          </table:table-cell>
          <table:table-cell office:value-type="float" office:value="59">
            <text:p>59</text:p>
          </table:table-cell>
          <table:table-cell office:value-type="string">
            <text:p>11.8N</text:p>
          </table:table-cell>
          <table:table-cell table:formula="of:=IF(SEARCH(&quot;N&quot;;[.C124])&gt;0;1;-1)" office:value-type="float" office:value="1">
            <text:p>1</text:p>
          </table:table-cell>
          <table:table-cell table:formula="of:=REPLACE([.C124];5;1;&quot;&quot;)" office:value-type="string" office:string-value="11.8">
            <text:p>11.8</text:p>
          </table:table-cell>
          <table:table-cell table:formula="of:=([.B124]+([.E124]/60))*[.D124]" office:value-type="float" office:value="59.1966666666667">
            <text:p>59.1967</text:p>
          </table:table-cell>
          <table:table-cell office:value-type="float" office:value="7">
            <text:p>7</text:p>
          </table:table-cell>
          <table:table-cell office:value-type="string">
            <text:p>41.3W</text:p>
          </table:table-cell>
          <table:table-cell table:style-name="ce2" table:formula="of:=IF(SEARCH(&quot;W&quot;;[.H124])&gt;0;-1;1)" office:value-type="float" office:value="-1">
            <text:p>-1</text:p>
          </table:table-cell>
          <table:table-cell table:formula="of:=REPLACE([.H124];5;1;&quot;&quot;)" office:value-type="string" office:string-value="41.3">
            <text:p>41.3</text:p>
          </table:table-cell>
          <table:table-cell table:formula="of:=([.G124]+([.J124]/60))*[.I124]" office:value-type="float" office:value="-7.68833333333333">
            <text:p>-7.6883</text:p>
          </table:table-cell>
          <table:table-cell office:value-type="float" office:value="1095">
            <text:p>1095</text:p>
          </table:table-cell>
          <table:table-cell table:style-name="ce3" office:value-type="string">
            <text:p><text:s/>1982-08-24</text:p>
          </table:table-cell>
          <table:table-cell office:value-type="float" office:value="169">
            <text:p>169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D1-1,M5</text:p>
          </table:table-cell>
          <table:table-cell office:value-type="float" office:value="59">
            <text:p>59</text:p>
          </table:table-cell>
          <table:table-cell office:value-type="string">
            <text:p>38.7N</text:p>
          </table:table-cell>
          <table:table-cell table:formula="of:=IF(SEARCH(&quot;N&quot;;[.C125])&gt;0;1;-1)" office:value-type="float" office:value="1">
            <text:p>1</text:p>
          </table:table-cell>
          <table:table-cell table:formula="of:=REPLACE([.C125];5;1;&quot;&quot;)" office:value-type="string" office:string-value="38.7">
            <text:p>38.7</text:p>
          </table:table-cell>
          <table:table-cell table:formula="of:=([.B125]+([.E125]/60))*[.D125]" office:value-type="float" office:value="59.645">
            <text:p>59.6450</text:p>
          </table:table-cell>
          <table:table-cell office:value-type="float" office:value="6">
            <text:p>6</text:p>
          </table:table-cell>
          <table:table-cell office:value-type="string">
            <text:p>00.5W</text:p>
          </table:table-cell>
          <table:table-cell table:style-name="ce2" table:formula="of:=IF(SEARCH(&quot;W&quot;;[.H125])&gt;0;-1;1)" office:value-type="float" office:value="-1">
            <text:p>-1</text:p>
          </table:table-cell>
          <table:table-cell table:formula="of:=REPLACE([.H125];5;1;&quot;&quot;)" office:value-type="string" office:string-value="00.5">
            <text:p>00.5</text:p>
          </table:table-cell>
          <table:table-cell table:formula="of:=([.G125]+([.J125]/60))*[.I125]" office:value-type="float" office:value="-6.00833333333333">
            <text:p>-6.0083</text:p>
          </table:table-cell>
          <table:table-cell office:value-type="float" office:value="200">
            <text:p>200</text:p>
          </table:table-cell>
          <table:table-cell table:style-name="ce3" office:value-type="string">
            <text:p><text:s/>1982-08-27</text:p>
          </table:table-cell>
          <table:table-cell office:value-type="float" office:value="82">
            <text:p>82</text:p>
          </table:table-cell>
          <table:table-cell table:style-name="ce3" office:value-type="string">
            <text:p><text:s/>1.1.79</text:p>
          </table:table-cell>
        </table:table-row>
        <table:table-row table:style-name="ro4">
          <table:table-cell office:value-type="string">
            <text:p>RB2,M3</text:p>
          </table:table-cell>
          <table:table-cell office:value-type="float" office:value="58">
            <text:p>58</text:p>
          </table:table-cell>
          <table:table-cell office:value-type="string">
            <text:p>00.8N</text:p>
          </table:table-cell>
          <table:table-cell table:formula="of:=IF(SEARCH(&quot;N&quot;;[.C126])&gt;0;1;-1)" office:value-type="float" office:value="1">
            <text:p>1</text:p>
          </table:table-cell>
          <table:table-cell table:formula="of:=REPLACE([.C126];5;1;&quot;&quot;)" office:value-type="string" office:string-value="00.8">
            <text:p>00.8</text:p>
          </table:table-cell>
          <table:table-cell table:formula="of:=([.B126]+([.E126]/60))*[.D126]" office:value-type="float" office:value="58.0133333333333">
            <text:p>58.0133</text:p>
          </table:table-cell>
          <table:table-cell office:value-type="float" office:value="9">
            <text:p>9</text:p>
          </table:table-cell>
          <table:table-cell office:value-type="string">
            <text:p>09.0W</text:p>
          </table:table-cell>
          <table:table-cell table:style-name="ce2" table:formula="of:=IF(SEARCH(&quot;W&quot;;[.H126])&gt;0;-1;1)" office:value-type="float" office:value="-1">
            <text:p>-1</text:p>
          </table:table-cell>
          <table:table-cell table:formula="of:=REPLACE([.H126];5;1;&quot;&quot;)" office:value-type="string" office:string-value="09.0">
            <text:p>09.0</text:p>
          </table:table-cell>
          <table:table-cell table:formula="of:=([.G126]+([.J126]/60))*[.I126]" office:value-type="float" office:value="-9.15">
            <text:p>-9.1500</text:p>
          </table:table-cell>
          <table:table-cell office:value-type="float" office:value="213">
            <text:p>213</text:p>
          </table:table-cell>
          <table:table-cell table:style-name="ce3" office:value-type="string">
            <text:p><text:s/>1982-08-28</text:p>
          </table:table-cell>
          <table:table-cell office:value-type="float" office:value="59">
            <text:p>59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F3,M5,M6</text:p>
          </table:table-cell>
          <table:table-cell office:value-type="float" office:value="61">
            <text:p>61</text:p>
          </table:table-cell>
          <table:table-cell office:value-type="string">
            <text:p>24.2N</text:p>
          </table:table-cell>
          <table:table-cell table:formula="of:=IF(SEARCH(&quot;N&quot;;[.C127])&gt;0;1;-1)" office:value-type="float" office:value="1">
            <text:p>1</text:p>
          </table:table-cell>
          <table:table-cell table:formula="of:=REPLACE([.C127];5;1;&quot;&quot;)" office:value-type="string" office:string-value="24.2">
            <text:p>24.2</text:p>
          </table:table-cell>
          <table:table-cell table:formula="of:=([.B127]+([.E127]/60))*[.D127]" office:value-type="float" office:value="61.4033333333333">
            <text:p>61.4033</text:p>
          </table:table-cell>
          <table:table-cell office:value-type="float" office:value="2">
            <text:p>2</text:p>
          </table:table-cell>
          <table:table-cell office:value-type="string">
            <text:p>05.6W</text:p>
          </table:table-cell>
          <table:table-cell table:style-name="ce2" table:formula="of:=IF(SEARCH(&quot;W&quot;;[.H127])&gt;0;-1;1)" office:value-type="float" office:value="-1">
            <text:p>-1</text:p>
          </table:table-cell>
          <table:table-cell table:formula="of:=REPLACE([.H127];5;1;&quot;&quot;)" office:value-type="string" office:string-value="05.6">
            <text:p>05.6</text:p>
          </table:table-cell>
          <table:table-cell table:formula="of:=([.G127]+([.J127]/60))*[.I127]" office:value-type="float" office:value="-2.09333333333333">
            <text:p>-2.0933</text:p>
          </table:table-cell>
          <table:table-cell office:value-type="float" office:value="1025">
            <text:p>1025</text:p>
          </table:table-cell>
          <table:table-cell table:style-name="ce3" office:value-type="string">
            <text:p><text:s/>1982-10-04</text:p>
          </table:table-cell>
          <table:table-cell office:value-type="float" office:value="163">
            <text:p>163</text:p>
          </table:table-cell>
          <table:table-cell table:style-name="ce3" office:value-type="string">
            <text:p><text:s/>1.1.82</text:p>
          </table:table-cell>
        </table:table-row>
        <table:table-row table:style-name="ro4">
          <table:table-cell office:value-type="string">
            <text:p>RF1,M5</text:p>
          </table:table-cell>
          <table:table-cell office:value-type="float" office:value="61">
            <text:p>61</text:p>
          </table:table-cell>
          <table:table-cell office:value-type="string">
            <text:p>07.9N</text:p>
          </table:table-cell>
          <table:table-cell table:formula="of:=IF(SEARCH(&quot;N&quot;;[.C128])&gt;0;1;-1)" office:value-type="float" office:value="1">
            <text:p>1</text:p>
          </table:table-cell>
          <table:table-cell table:formula="of:=REPLACE([.C128];5;1;&quot;&quot;)" office:value-type="string" office:string-value="07.9">
            <text:p>07.9</text:p>
          </table:table-cell>
          <table:table-cell table:formula="of:=([.B128]+([.E128]/60))*[.D128]" office:value-type="float" office:value="61.1316666666667">
            <text:p>61.1317</text:p>
          </table:table-cell>
          <table:table-cell office:value-type="float" office:value="1">
            <text:p>1</text:p>
          </table:table-cell>
          <table:table-cell office:value-type="string">
            <text:p>33.1W</text:p>
          </table:table-cell>
          <table:table-cell table:style-name="ce2" table:formula="of:=IF(SEARCH(&quot;W&quot;;[.H128])&gt;0;-1;1)" office:value-type="float" office:value="-1">
            <text:p>-1</text:p>
          </table:table-cell>
          <table:table-cell table:formula="of:=REPLACE([.H128];5;1;&quot;&quot;)" office:value-type="string" office:string-value="33.1">
            <text:p>33.1</text:p>
          </table:table-cell>
          <table:table-cell table:formula="of:=([.G128]+([.J128]/60))*[.I128]" office:value-type="float" office:value="-1.55166666666667">
            <text:p>-1.5517</text:p>
          </table:table-cell>
          <table:table-cell office:value-type="float" office:value="185">
            <text:p>185</text:p>
          </table:table-cell>
          <table:table-cell table:style-name="ce3" office:value-type="string">
            <text:p><text:s/>1982-10-04</text:p>
          </table:table-cell>
          <table:table-cell office:value-type="float" office:value="163">
            <text:p>163</text:p>
          </table:table-cell>
          <table:table-cell table:style-name="ce3" office:value-type="string">
            <text:p><text:s/>1.1.81</text:p>
          </table:table-cell>
        </table:table-row>
        <table:table-row table:style-name="ro4">
          <table:table-cell office:value-type="string">
            <text:p>RG4,M5,M6</text:p>
          </table:table-cell>
          <table:table-cell office:value-type="float" office:value="63">
            <text:p>63</text:p>
          </table:table-cell>
          <table:table-cell office:value-type="string">
            <text:p>07.9N</text:p>
          </table:table-cell>
          <table:table-cell table:formula="of:=IF(SEARCH(&quot;N&quot;;[.C129])&gt;0;1;-1)" office:value-type="float" office:value="1">
            <text:p>1</text:p>
          </table:table-cell>
          <table:table-cell table:formula="of:=REPLACE([.C129];5;1;&quot;&quot;)" office:value-type="string" office:string-value="07.9">
            <text:p>07.9</text:p>
          </table:table-cell>
          <table:table-cell table:formula="of:=([.B129]+([.E129]/60))*[.D129]" office:value-type="float" office:value="63.1316666666667">
            <text:p>63.1317</text:p>
          </table:table-cell>
          <table:table-cell office:value-type="float" office:value="0">
            <text:p>0</text:p>
          </table:table-cell>
          <table:table-cell office:value-type="string">
            <text:p>00.4W</text:p>
          </table:table-cell>
          <table:table-cell table:style-name="ce2" table:formula="of:=IF(SEARCH(&quot;W&quot;;[.H129])&gt;0;-1;1)" office:value-type="float" office:value="-1">
            <text:p>-1</text:p>
          </table:table-cell>
          <table:table-cell table:formula="of:=REPLACE([.H129];5;1;&quot;&quot;)" office:value-type="string" office:string-value="00.4">
            <text:p>00.4</text:p>
          </table:table-cell>
          <table:table-cell table:formula="of:=([.G129]+([.J129]/60))*[.I129]" office:value-type="float" office:value="-0.00666666666666667">
            <text:p>-0.0067</text:p>
          </table:table-cell>
          <table:table-cell office:value-type="float" office:value="1579">
            <text:p>1579</text:p>
          </table:table-cell>
          <table:table-cell table:style-name="ce3" office:value-type="string">
            <text:p><text:s/>1982-10-05</text:p>
          </table:table-cell>
          <table:table-cell office:value-type="float" office:value="164">
            <text:p>164</text:p>
          </table:table-cell>
          <table:table-cell table:style-name="ce3" office:value-type="string">
            <text:p><text:s/>1.1.84</text:p>
          </table:table-cell>
        </table:table-row>
        <table:table-row table:style-name="ro4">
          <table:table-cell office:value-type="string">
            <text:p>RG1,M5</text:p>
          </table:table-cell>
          <table:table-cell office:value-type="float" office:value="61">
            <text:p>61</text:p>
          </table:table-cell>
          <table:table-cell office:value-type="string">
            <text:p>30.0N</text:p>
          </table:table-cell>
          <table:table-cell table:formula="of:=IF(SEARCH(&quot;N&quot;;[.C130])&gt;0;1;-1)" office:value-type="float" office:value="1">
            <text:p>1</text:p>
          </table:table-cell>
          <table:table-cell table:formula="of:=REPLACE([.C130];5;1;&quot;&quot;)" office:value-type="string" office:string-value="30.0">
            <text:p>30.0</text:p>
          </table:table-cell>
          <table:table-cell table:formula="of:=([.B130]+([.E130]/60))*[.D130]" office:value-type="float" office:value="61.5">
            <text:p>61.5000</text:p>
          </table:table-cell>
          <table:table-cell office:value-type="float" office:value="0">
            <text:p>0</text:p>
          </table:table-cell>
          <table:table-cell office:value-type="string">
            <text:p>01.3W</text:p>
          </table:table-cell>
          <table:table-cell table:style-name="ce2" table:formula="of:=IF(SEARCH(&quot;W&quot;;[.H130])&gt;0;-1;1)" office:value-type="float" office:value="-1">
            <text:p>-1</text:p>
          </table:table-cell>
          <table:table-cell table:formula="of:=REPLACE([.H130];5;1;&quot;&quot;)" office:value-type="string" office:string-value="01.3">
            <text:p>01.3</text:p>
          </table:table-cell>
          <table:table-cell table:formula="of:=([.G130]+([.J130]/60))*[.I130]" office:value-type="float" office:value="-0.0216666666666667">
            <text:p>-0.0217</text:p>
          </table:table-cell>
          <table:table-cell office:value-type="float" office:value="190">
            <text:p>190</text:p>
          </table:table-cell>
          <table:table-cell table:style-name="ce3" office:value-type="string">
            <text:p><text:s/>1982-10-06</text:p>
          </table:table-cell>
          <table:table-cell office:value-type="float" office:value="162">
            <text:p>162</text:p>
          </table:table-cell>
          <table:table-cell table:style-name="ce3" office:value-type="string">
            <text:p><text:s/>1.1.83</text:p>
          </table:table-cell>
        </table:table-row>
        <table:table-row table:style-name="ro4">
          <table:table-cell office:value-type="string">
            <text:p>RE3,M5,M6</text:p>
          </table:table-cell>
          <table:table-cell office:value-type="float" office:value="60">
            <text:p>60</text:p>
          </table:table-cell>
          <table:table-cell office:value-type="string">
            <text:p>31.7N</text:p>
          </table:table-cell>
          <table:table-cell table:formula="of:=IF(SEARCH(&quot;N&quot;;[.C131])&gt;0;1;-1)" office:value-type="float" office:value="1">
            <text:p>1</text:p>
          </table:table-cell>
          <table:table-cell table:formula="of:=REPLACE([.C131];5;1;&quot;&quot;)" office:value-type="string" office:string-value="31.7">
            <text:p>31.7</text:p>
          </table:table-cell>
          <table:table-cell table:formula="of:=([.B131]+([.E131]/60))*[.D131]" office:value-type="float" office:value="60.5283333333333">
            <text:p>60.5283</text:p>
          </table:table-cell>
          <table:table-cell office:value-type="float" office:value="4">
            <text:p>4</text:p>
          </table:table-cell>
          <table:table-cell office:value-type="string">
            <text:p>58.8W</text:p>
          </table:table-cell>
          <table:table-cell table:style-name="ce2" table:formula="of:=IF(SEARCH(&quot;W&quot;;[.H131])&gt;0;-1;1)" office:value-type="float" office:value="-1">
            <text:p>-1</text:p>
          </table:table-cell>
          <table:table-cell table:formula="of:=REPLACE([.H131];5;1;&quot;&quot;)" office:value-type="string" office:string-value="58.8">
            <text:p>58.8</text:p>
          </table:table-cell>
          <table:table-cell table:formula="of:=([.G131]+([.J131]/60))*[.I131]" office:value-type="float" office:value="-4.98">
            <text:p>-4.9800</text:p>
          </table:table-cell>
          <table:table-cell office:value-type="string">
            <text:p><text:s/></text:p>
          </table:table-cell>
          <table:table-cell table:style-name="ce3" office:value-type="string">
            <text:p><text:s/>1982-10-09</text:p>
          </table:table-cell>
          <table:table-cell office:value-type="float" office:value="166">
            <text:p>166</text:p>
          </table:table-cell>
          <table:table-cell table:style-name="ce3" office:value-type="string">
            <text:p><text:s/>1.1.80</text:p>
          </table:table-cell>
        </table:table-row>
        <table:table-row table:style-name="ro4">
          <table:table-cell office:value-type="string">
            <text:p>RB1,M3</text:p>
          </table:table-cell>
          <table:table-cell office:value-type="float" office:value="57">
            <text:p>57</text:p>
          </table:table-cell>
          <table:table-cell office:value-type="string">
            <text:p>54.7N</text:p>
          </table:table-cell>
          <table:table-cell table:formula="of:=IF(SEARCH(&quot;N&quot;;[.C132])&gt;0;1;-1)" office:value-type="float" office:value="1">
            <text:p>1</text:p>
          </table:table-cell>
          <table:table-cell table:formula="of:=REPLACE([.C132];5;1;&quot;&quot;)" office:value-type="string" office:string-value="54.7">
            <text:p>54.7</text:p>
          </table:table-cell>
          <table:table-cell table:formula="of:=([.B132]+([.E132]/60))*[.D132]" office:value-type="float" office:value="57.9116666666667">
            <text:p>57.9117</text:p>
          </table:table-cell>
          <table:table-cell office:value-type="float" office:value="8">
            <text:p>8</text:p>
          </table:table-cell>
          <table:table-cell office:value-type="string">
            <text:p>48.5W</text:p>
          </table:table-cell>
          <table:table-cell table:style-name="ce2" table:formula="of:=IF(SEARCH(&quot;W&quot;;[.H132])&gt;0;-1;1)" office:value-type="float" office:value="-1">
            <text:p>-1</text:p>
          </table:table-cell>
          <table:table-cell table:formula="of:=REPLACE([.H132];5;1;&quot;&quot;)" office:value-type="string" office:string-value="48.5">
            <text:p>48.5</text:p>
          </table:table-cell>
          <table:table-cell table:formula="of:=([.G132]+([.J132]/60))*[.I132]" office:value-type="float" office:value="-8.80833333333333">
            <text:p>-8.8083</text:p>
          </table:table-cell>
          <table:table-cell office:value-type="float" office:value="146">
            <text:p>146</text:p>
          </table:table-cell>
          <table:table-cell table:style-name="ce3" office:value-type="string">
            <text:p><text:s/>1982-10-25</text:p>
          </table:table-cell>
          <table:table-cell office:value-type="float" office:value="103">
            <text:p>103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RD1-2,M5</text:p>
          </table:table-cell>
          <table:table-cell office:value-type="float" office:value="59">
            <text:p>59</text:p>
          </table:table-cell>
          <table:table-cell office:value-type="string">
            <text:p>38.7N</text:p>
          </table:table-cell>
          <table:table-cell table:formula="of:=IF(SEARCH(&quot;N&quot;;[.C133])&gt;0;1;-1)" office:value-type="float" office:value="1">
            <text:p>1</text:p>
          </table:table-cell>
          <table:table-cell table:formula="of:=REPLACE([.C133];5;1;&quot;&quot;)" office:value-type="string" office:string-value="38.7">
            <text:p>38.7</text:p>
          </table:table-cell>
          <table:table-cell table:formula="of:=([.B133]+([.E133]/60))*[.D133]" office:value-type="float" office:value="59.645">
            <text:p>59.6450</text:p>
          </table:table-cell>
          <table:table-cell office:value-type="float" office:value="6">
            <text:p>6</text:p>
          </table:table-cell>
          <table:table-cell office:value-type="string">
            <text:p>00.5W</text:p>
          </table:table-cell>
          <table:table-cell table:style-name="ce2" table:formula="of:=IF(SEARCH(&quot;W&quot;;[.H133])&gt;0;-1;1)" office:value-type="float" office:value="-1">
            <text:p>-1</text:p>
          </table:table-cell>
          <table:table-cell table:formula="of:=REPLACE([.H133];5;1;&quot;&quot;)" office:value-type="string" office:string-value="00.5">
            <text:p>00.5</text:p>
          </table:table-cell>
          <table:table-cell table:formula="of:=([.G133]+([.J133]/60))*[.I133]" office:value-type="float" office:value="-6.00833333333333">
            <text:p>-6.0083</text:p>
          </table:table-cell>
          <table:table-cell office:value-type="float" office:value="200">
            <text:p>200</text:p>
          </table:table-cell>
          <table:table-cell table:style-name="ce3" office:value-type="string">
            <text:p><text:s/>1983-02-03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</table:table-row>
        <table:table-row table:style-name="ro4" table:number-rows-repeated="1048442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P133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Cazenave</meta:initial-creator>
    <meta:creation-date>2012-07-10T11:15:17</meta:creation-date>
    <dc:date>2012-07-16T09:36:20</dc:date>
    <dc:creator>Pierre Cazenave</dc:creator>
    <meta:editing-duration>P0D</meta:editing-duration>
    <meta:editing-cycles>2</meta:editing-cycles>
    <meta:generator>LibreOffice/3.5$Linux_X86_64 LibreOffice_project/165a79a-7059095-e13bb37-fef39a4-9503d18</meta:generator>
    <meta:document-statistic meta:table-count="3" meta:cell-count="1990" meta:object-count="0"/>
  </office:meta>
</office:document-meta>
</file>